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7968E65DAA9A5B0A00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reepster" svg:font-family="Creepster" style:font-family-generic="roman" style:font-pitch="variable"/>
    <style:font-face style:name="Times New Roman" svg:font-family="'Times New Roman'" style:font-family-generic="roman" style:font-pitch="variable"/>
    <style:font-face style:name="Yeseva One" svg:font-family="'Yesev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Creepster1" svg:font-family="Creepste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Yeseva One1" svg:font-family="'Yeseva One'" style:font-family-generic="system" style:font-pitch="variable"/>
  </office:font-face-decls>
  <office:automatic-styles>
    <style:style style:name="Table1" style:family="table">
      <style:table-properties style:width="6.4167in" fo:margin-left="0in" fo:margin-top="0in" fo:margin-bottom="0in" table:align="left"/>
    </style:style>
    <style:style style:name="Table1.A" style:family="table-column">
      <style:table-column-properties style:column-width="1.0625in"/>
    </style:style>
    <style:style style:name="Table1.B" style:family="table-column">
      <style:table-column-properties style:column-width="1.0514in"/>
    </style:style>
    <style:style style:name="Table1.C" style:family="table-column">
      <style:table-column-properties style:column-width="4.3028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style:min-row-height="0.2in" fo:keep-together="auto"/>
    </style:style>
    <style:style style:name="Table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2.2" style:family="table-row">
      <style:table-row-properties fo:keep-together="auto"/>
    </style:style>
    <style:style style:name="Table2.A2" style:family="table-cell">
      <style:table-cell-properties style:vertical-align="" fo:background-color="#000000" fo:padding="0.0694in" fo:border="1pt solid #000000">
        <style:background-image/>
      </style:table-cell-properties>
    </style:style>
    <style:style style:name="Table2.3" style:family="table-row">
      <style:table-row-properties style:min-row-height="0.2917in" fo:keep-together="auto"/>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3" style:family="table">
      <style:table-properties style:width="6.5in" fo:margin-left="0in" fo:margin-top="0in" fo:margin-bottom="0in"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2in" fo:keep-together="auto"/>
    </style:style>
    <style:style style:name="Table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5" style:family="table">
      <style:table-properties style:width="6.5in" fo:margin-left="0in" fo:margin-top="0in" fo:margin-bottom="0in"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2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2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2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9" style:family="table">
      <style:table-properties style:width="6.5in" fo:margin-left="0in" fo:margin-top="0in" fo:margin-bottom="0in"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2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P1" style:family="paragraph" style:parent-style-name="Standard">
      <style:text-properties fo:font-weight="bold" style:font-weight-asian="bold"/>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text-properties fo:color="#666666" fo:font-size="12pt" style:font-size-asian="12pt" style:font-size-complex="12pt"/>
    </style:style>
    <style:style style:name="P5" style:family="paragraph" style:parent-style-name="Standard">
      <style:paragraph-properties fo:line-height="100%" fo:orphans="0" fo:widows="0"/>
      <style:text-properties fo:font-style="italic" style:text-underline-style="solid" style:text-underline-width="auto" style:text-underline-color="font-color" style:font-style-asian="italic"/>
    </style:style>
    <style:style style:name="P6" style:family="paragraph" style:parent-style-name="Standard">
      <style:paragraph-properties fo:break-before="auto" fo:break-after="auto"/>
    </style:style>
    <style:style style:name="P7" style:family="paragraph" style:parent-style-name="Standard">
      <style:paragraph-properties fo:break-before="auto" fo:break-after="auto"/>
    </style:style>
    <style:style style:name="P8" style:family="paragraph" style:parent-style-name="Standard">
      <style:paragraph-properties fo:text-align="end" style:justify-single-word="false" fo:break-before="auto" fo:break-after="auto"/>
    </style:style>
    <style:style style:name="P9" style:family="paragraph" style:parent-style-name="Standard">
      <style:paragraph-properties fo:margin-left="0in" fo:margin-right="0in" fo:margin-top="0in" fo:margin-bottom="0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line-height="100%"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25in" fo:margin-right="0in" fo:margin-top="0in" fo:margin-bottom="0in" loext:contextual-spacing="false" fo:line-height="100%" fo:text-indent="0in" style:auto-text-indent="false"/>
    </style:style>
    <style:style style:name="P13" style:family="paragraph" style:parent-style-name="Standard">
      <style:paragraph-properties fo:margin-left="0.5in" fo:margin-right="0in" fo:margin-top="0in" fo:margin-bottom="0in" loext:contextual-spacing="false" fo:line-height="100%" fo:text-indent="0in" style:auto-text-indent="false"/>
    </style:style>
    <style:style style:name="P14" style:family="paragraph" style:parent-style-name="Standard" style:list-style-name="WWNum23">
      <style:paragraph-properties fo:margin-left="0.5in" fo:margin-right="0in" fo:text-indent="-0.25in" style:auto-text-indent="false"/>
    </style:style>
    <style:style style:name="P15" style:family="paragraph" style:parent-style-name="Standard" style:list-style-name="WWNum18">
      <style:paragraph-properties fo:margin-left="0.5in" fo:margin-right="0in" fo:text-indent="-0.25in" style:auto-text-indent="false"/>
    </style:style>
    <style:style style:name="P16" style:family="paragraph" style:parent-style-name="Standard" style:list-style-name="WWNum8">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25">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5">
      <style:paragraph-properties fo:margin-left="0.5in" fo:margin-right="0in" fo:text-indent="-0.25in" style:auto-text-indent="false"/>
    </style:style>
    <style:style style:name="P21" style:family="paragraph" style:parent-style-name="Standard" style:list-style-name="WWNum19">
      <style:paragraph-properties fo:margin-left="0.5in" fo:margin-right="0in" fo:text-indent="-0.25in" style:auto-text-indent="false"/>
    </style:style>
    <style:style style:name="P22" style:family="paragraph" style:parent-style-name="Standard" style:list-style-name="WWNum15">
      <style:paragraph-properties fo:margin-left="0.5in" fo:margin-right="0in" fo:text-indent="-0.25in" style:auto-text-indent="false"/>
    </style:style>
    <style:style style:name="P23" style:family="paragraph" style:parent-style-name="Standard" style:list-style-name="WWNum2">
      <style:paragraph-properties fo:margin-left="0.5in" fo:margin-right="0in" fo:text-indent="-0.25in" style:auto-text-indent="false"/>
    </style:style>
    <style:style style:name="P24" style:family="paragraph" style:parent-style-name="Standard" style:list-style-name="WWNum6">
      <style:paragraph-properties fo:margin-left="0.5in" fo:margin-right="0in" fo:text-indent="-0.25in" style:auto-text-indent="false"/>
    </style:style>
    <style:style style:name="P25" style:family="paragraph" style:parent-style-name="Standard" style:list-style-name="WWNum26">
      <style:paragraph-properties fo:margin-left="0.5in" fo:margin-right="0in" fo:text-indent="-0.25in" style:auto-text-indent="false"/>
    </style:style>
    <style:style style:name="P26" style:family="paragraph" style:parent-style-name="Standard" style:list-style-name="WWNum11">
      <style:paragraph-properties fo:margin-left="0.5in" fo:margin-right="0in" fo:text-indent="-0.25in" style:auto-text-indent="false"/>
    </style:style>
    <style:style style:name="P27" style:family="paragraph" style:parent-style-name="Standard" style:list-style-name="WWNum12">
      <style:paragraph-properties fo:margin-left="0.5in" fo:margin-right="0in" fo:text-indent="-0.25in" style:auto-text-indent="false"/>
    </style:style>
    <style:style style:name="P28" style:family="paragraph" style:parent-style-name="Standard" style:list-style-name="WWNum22">
      <style:paragraph-properties fo:margin-left="0.5in" fo:margin-right="0in" fo:text-indent="-0.25in" style:auto-text-indent="false"/>
    </style:style>
    <style:style style:name="P29" style:family="paragraph" style:parent-style-name="Standard" style:list-style-name="WWNum13">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27">
      <style:paragraph-properties fo:margin-left="0.5in" fo:margin-right="0in" fo:text-indent="-0.25in" style:auto-text-indent="false"/>
    </style:style>
    <style:style style:name="P32" style:family="paragraph" style:parent-style-name="Standard" style:list-style-name="WWNum20">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21">
      <style:paragraph-properties fo:margin-left="0.5in" fo:margin-right="0in" fo:text-indent="-0.25in" style:auto-text-indent="false"/>
    </style:style>
    <style:style style:name="P35" style:family="paragraph" style:parent-style-name="Standard" style:list-style-name="WWNum16">
      <style:paragraph-properties fo:margin-left="0.5in" fo:margin-right="0in" fo:text-indent="-0.25in" style:auto-text-indent="false" fo:break-before="auto" fo:break-after="auto"/>
    </style:style>
    <style:style style:name="P36" style:family="paragraph" style:parent-style-name="Standard" style:list-style-name="WWNum21">
      <style:paragraph-properties fo:margin-left="0.5in" fo:margin-right="0in" fo:margin-top="0in" fo:margin-bottom="0in" loext:contextual-spacing="false" fo:text-indent="-0.25in" style:auto-text-indent="false"/>
    </style:style>
    <style:style style:name="P37" style:family="paragraph" style:parent-style-name="Standard" style:list-style-name="WWNum16">
      <style:paragraph-properties fo:margin-left="1in" fo:margin-right="0in" fo:text-indent="-0.25in" style:auto-text-indent="false"/>
    </style:style>
    <style:style style:name="P38" style:family="paragraph" style:parent-style-name="Standard" style:list-style-name="WWNum1">
      <style:paragraph-properties fo:margin-left="1in" fo:margin-right="0in" fo:text-indent="-0.25in" style:auto-text-indent="false"/>
    </style:style>
    <style:style style:name="P39" style:family="paragraph" style:parent-style-name="Standard" style:list-style-name="WWNum15">
      <style:paragraph-properties fo:margin-left="1in" fo:margin-right="0in" fo:text-indent="-0.25in" style:auto-text-indent="false"/>
    </style:style>
    <style:style style:name="P40" style:family="paragraph" style:parent-style-name="Standard" style:list-style-name="WWNum2">
      <style:paragraph-properties fo:margin-left="1in" fo:margin-right="0in" fo:text-indent="-0.25in" style:auto-text-indent="false"/>
    </style:style>
    <style:style style:name="P41" style:family="paragraph" style:parent-style-name="Standard" style:list-style-name="WWNum22">
      <style:paragraph-properties fo:margin-left="1in" fo:margin-right="0in" fo:text-indent="-0.25in" style:auto-text-indent="false"/>
    </style:style>
    <style:style style:name="P42" style:family="paragraph" style:parent-style-name="Standard" style:list-style-name="WWNum13">
      <style:paragraph-properties fo:margin-left="1in" fo:margin-right="0in" fo:text-indent="-0.25in" style:auto-text-indent="false"/>
    </style:style>
    <style:style style:name="P43" style:family="paragraph" style:parent-style-name="Standard" style:list-style-name="WWNum17">
      <style:paragraph-properties fo:margin-left="1in" fo:margin-right="0in" fo:text-indent="-0.25in" style:auto-text-indent="false"/>
    </style:style>
    <style:style style:name="P44" style:family="paragraph" style:parent-style-name="Standard" style:list-style-name="WWNum10">
      <style:paragraph-properties fo:margin-left="1in" fo:margin-right="0in" fo:text-indent="-0.25in" style:auto-text-indent="false"/>
    </style:style>
    <style:style style:name="P45" style:family="paragraph" style:parent-style-name="Standard" style:list-style-name="WWNum14">
      <style:paragraph-properties fo:margin-left="1in" fo:margin-right="0in" fo:text-indent="-0.25in" style:auto-text-indent="false"/>
    </style:style>
    <style:style style:name="P46" style:family="paragraph" style:parent-style-name="Standard" style:list-style-name="WWNum27">
      <style:paragraph-properties fo:margin-left="1in" fo:margin-right="0in" fo:text-indent="-0.25in" style:auto-text-indent="false"/>
    </style:style>
    <style:style style:name="P47" style:family="paragraph" style:parent-style-name="Standard" style:list-style-name="WWNum3">
      <style:paragraph-properties fo:margin-left="1in" fo:margin-right="0in" fo:text-indent="-0.25in" style:auto-text-indent="false"/>
    </style:style>
    <style:style style:name="P48" style:family="paragraph" style:parent-style-name="Standard" style:list-style-name="WWNum21">
      <style:paragraph-properties fo:margin-left="1in" fo:margin-right="0in" fo:text-indent="-0.25in" style:auto-text-indent="false"/>
    </style:style>
    <style:style style:name="P49" style:family="paragraph" style:parent-style-name="Standard" style:list-style-name="WWNum17">
      <style:paragraph-properties fo:margin-left="1in" fo:margin-right="0in" fo:margin-top="0in" fo:margin-bottom="0in" loext:contextual-spacing="false" fo:text-indent="-0.25in" style:auto-text-indent="false"/>
    </style:style>
    <style:style style:name="P50" style:family="paragraph" style:parent-style-name="Standard" style:list-style-name="WWNum10">
      <style:paragraph-properties fo:margin-left="1in" fo:margin-right="0in" fo:margin-top="0in" fo:margin-bottom="0in" loext:contextual-spacing="false" fo:text-indent="-0.25in" style:auto-text-indent="false"/>
    </style:style>
    <style:style style:name="P51" style:family="paragraph" style:parent-style-name="Standard" style:list-style-name="WWNum14">
      <style:paragraph-properties fo:margin-left="1in" fo:margin-right="0in" fo:margin-top="0in" fo:margin-bottom="0in" loext:contextual-spacing="false" fo:text-indent="-0.25in" style:auto-text-indent="false"/>
    </style:style>
    <style:style style:name="P52" style:family="paragraph" style:parent-style-name="Standard" style:list-style-name="WWNum21">
      <style:paragraph-properties fo:margin-left="1in" fo:margin-right="0in" fo:margin-top="0in" fo:margin-bottom="0in" loext:contextual-spacing="false" fo:text-indent="-0.25in" style:auto-text-indent="false"/>
    </style:style>
    <style:style style:name="P53" style:family="paragraph" style:parent-style-name="Standard" style:list-style-name="WWNum16">
      <style:paragraph-properties fo:margin-left="1.5in" fo:margin-right="0in" fo:text-indent="-0.25in" style:auto-text-indent="false"/>
    </style:style>
    <style:style style:name="P54" style:family="paragraph" style:parent-style-name="Standard" style:list-style-name="WWNum1">
      <style:paragraph-properties fo:margin-left="1.5in" fo:margin-right="0in" fo:text-indent="-0.25in" style:auto-text-indent="false"/>
    </style:style>
    <style:style style:name="P55" style:family="paragraph" style:parent-style-name="Standard" style:list-style-name="WWNum15">
      <style:paragraph-properties fo:margin-left="1.5in" fo:margin-right="0in" fo:text-indent="-0.25in" style:auto-text-indent="false"/>
    </style:style>
    <style:style style:name="P56" style:family="paragraph" style:parent-style-name="Standard" style:list-style-name="WWNum27">
      <style:paragraph-properties fo:margin-left="1.5in" fo:margin-right="0in" fo:text-indent="-0.25in" style:auto-text-indent="false"/>
    </style:style>
    <style:style style:name="P57" style:family="paragraph" style:parent-style-name="Standard" style:list-style-name="WWNum3">
      <style:paragraph-properties fo:margin-left="1.5in" fo:margin-right="0in" fo:text-indent="-0.25in" style:auto-text-indent="false"/>
    </style:style>
    <style:style style:name="P58" style:family="paragraph" style:parent-style-name="Standard" style:list-style-name="WWNum7">
      <style:paragraph-properties fo:margin-left="0.5in" fo:margin-right="0in" fo:margin-top="0in" fo:margin-bottom="0in" loext:contextual-spacing="false" fo:line-height="115%" fo:text-align="start" style:justify-single-word="false" fo:keep-together="auto" fo:orphans="0" fo:widows="0" fo:text-indent="-0.25in" style:auto-text-indent="false" fo:break-before="auto" fo:break-after="auto" fo:padding="0in" fo:border="none" fo:keep-with-next="auto"/>
    </style:style>
    <style:style style:name="P5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666666"/>
    </style:style>
    <style:style style:name="P60" style:family="paragraph" style:parent-style-name="Standard" style:list-style-name="WWNum24">
      <style:paragraph-properties fo:margin-left="0.3126in" fo:margin-right="0in" fo:line-height="100%" fo:orphans="0" fo:widows="0" fo:text-indent="-0.1874in" style:auto-text-indent="false"/>
    </style:style>
    <style:style style:name="P61" style:family="paragraph" style:parent-style-name="Standard" style:list-style-name="WWNum9">
      <style:paragraph-properties fo:margin-left="0.25in" fo:margin-right="0in" fo:line-height="100%" fo:orphans="0" fo:widows="0" fo:text-indent="-0.1252in" style:auto-text-indent="false"/>
    </style:style>
    <style:style style:name="P62" style:family="paragraph" style:parent-style-name="Standard">
      <style:paragraph-properties fo:break-before="page"/>
      <style:text-properties fo:color="#666666" fo:font-size="12pt" style:font-size-asian="12pt" style:font-size-complex="12pt"/>
    </style:style>
    <style:style style:name="P63" style:family="paragraph" style:parent-style-name="Standard" style:list-style-name="WWNum21">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64" style:family="paragraph" style:parent-style-name="Standard" style:list-style-name="WWNum21">
      <loext:graphic-properties draw:fill="solid" draw:fill-color="#ffffff"/>
      <style:paragraph-properties fo:margin-left="0.5in" fo:margin-right="0.1528in" fo:margin-top="0in" fo:margin-bottom="0in" loext:contextual-spacing="false" fo:line-height="100%" fo:text-indent="-0.25in" style:auto-text-indent="false" fo:background-color="#ffffff" fo:padding="0in" fo:border="none"/>
    </style:style>
    <style:style style:name="P65" style:family="paragraph" style:parent-style-name="Heading_20_5">
      <style:paragraph-properties fo:text-align="center" style:justify-single-word="false"/>
    </style:style>
    <style:style style:name="P66" style:family="paragraph" style:parent-style-name="Heading_20_4">
      <style:paragraph-properties fo:orphans="0" fo:widows="0"/>
    </style:style>
    <style:style style:name="P67" style:family="paragraph" style:parent-style-name="Heading_20_4">
      <style:paragraph-properties fo:margin-top="0in" fo:margin-bottom="0in" loext:contextual-spacing="false" fo:line-height="100%"/>
    </style:style>
    <style:style style:name="P68" style:family="paragraph" style:parent-style-name="Heading_20_4" style:list-style-name="WWNum17">
      <style:paragraph-properties fo:margin-left="0.5in" fo:margin-right="0in" fo:margin-top="0.1945in" fo:margin-bottom="0in" loext:contextual-spacing="false" fo:text-indent="-0.25in" style:auto-text-indent="false"/>
    </style:style>
    <style:style style:name="P69" style:family="paragraph" style:parent-style-name="Heading_20_4" style:list-style-name="WWNum10">
      <style:paragraph-properties fo:margin-left="0.5in" fo:margin-right="0in" fo:margin-top="0.1945in" fo:margin-bottom="0in" loext:contextual-spacing="false" fo:text-indent="-0.25in" style:auto-text-indent="false"/>
    </style:style>
    <style:style style:name="P70" style:family="paragraph" style:parent-style-name="Heading_20_4" style:list-style-name="WWNum14">
      <style:paragraph-properties fo:margin-left="0.5in" fo:margin-right="0in" fo:margin-top="0.1945in" fo:margin-bottom="0in" loext:contextual-spacing="false" fo:text-indent="-0.25in" style:auto-text-indent="false"/>
    </style:style>
    <style:style style:name="P71" style:family="paragraph" style:parent-style-name="Heading_20_4" style:list-style-name="WWNum17">
      <style:paragraph-properties fo:margin-left="0.5in" fo:margin-right="0in" fo:margin-top="0in" fo:margin-bottom="0in" loext:contextual-spacing="false" fo:text-indent="-0.25in" style:auto-text-indent="false"/>
    </style:style>
    <style:style style:name="P72" style:family="paragraph" style:parent-style-name="Heading_20_4" style:list-style-name="WWNum10">
      <style:paragraph-properties fo:margin-left="0.5in" fo:margin-right="0in" fo:margin-top="0in" fo:margin-bottom="0in" loext:contextual-spacing="false" fo:text-indent="-0.25in" style:auto-text-indent="false"/>
    </style:style>
    <style:style style:name="P73" style:family="paragraph" style:parent-style-name="Heading_20_4" style:list-style-name="WWNum14">
      <style:paragraph-properties fo:margin-left="0.5in" fo:margin-right="0in" fo:margin-top="0in" fo:margin-bottom="0in" loext:contextual-spacing="false" fo:text-indent="-0.25in" style:auto-text-indent="false"/>
    </style:style>
    <style:style style:name="P74" style:family="paragraph" style:parent-style-name="Heading_20_3">
      <style:text-properties fo:font-weight="bold" style:font-weight-asian="bold"/>
    </style:style>
    <style:style style:name="P75" style:family="paragraph" style:parent-style-name="Heading_20_3">
      <style:paragraph-properties fo:break-before="auto" fo:break-after="auto"/>
    </style:style>
    <style:style style:name="P76" style:family="paragraph" style:parent-style-name="Heading_20_3">
      <style:paragraph-properties fo:break-before="auto" fo:break-after="auto"/>
      <style:text-properties fo:font-weight="bold" style:font-weight-asian="bold"/>
    </style:style>
    <style:style style:name="P77" style:family="paragraph" style:parent-style-name="Heading_20_3">
      <style:paragraph-properties fo:break-before="page"/>
    </style:style>
    <style:style style:name="P78" style:family="paragraph" style:parent-style-name="Title" style:master-page-name="Standard">
      <style:paragraph-properties fo:text-align="center" style:justify-single-word="false" style:page-number="1" fo:break-before="auto" fo:break-after="auto"/>
    </style:style>
    <style:style style:name="T1" style:family="text">
      <style:text-properties style:font-name="Yeseva One" fo:font-size="29pt" fo:font-weight="bold" style:font-name-asian="Yeseva One1" style:font-size-asian="29pt" style:font-weight-asian="bold" style:font-name-complex="Yeseva One1" style:font-size-complex="29pt"/>
    </style:style>
    <style:style style:name="T2" style:family="text">
      <style:text-properties style:font-name="Yeseva One" fo:font-size="18pt" style:font-name-asian="Yeseva One1" style:font-size-asian="18pt" style:font-name-complex="Yeseva One1" style:font-size-complex="18pt"/>
    </style:style>
    <style:style style:name="T3" style:family="text">
      <style:text-properties style:font-name="Times New Roman" style:font-name-asian="Times New Roman1" style:font-name-complex="Times New Roman1"/>
    </style:style>
    <style:style style:name="T4" style:family="text">
      <style:text-properties fo:font-size="23pt" style:font-size-asian="23pt" style:font-size-complex="23pt"/>
    </style:style>
    <style:style style:name="T5" style:family="text">
      <style:text-properties fo:color="#000000"/>
    </style:style>
    <style:style style:name="T6" style:family="text">
      <style:text-properties fo:color="#000000" fo:font-size="13pt" fo:font-weight="bold" style:font-size-asian="13pt" style:font-weight-asian="bold" style:font-size-complex="13pt"/>
    </style:style>
    <style:style style:name="T7" style:family="text">
      <style:text-properties fo:color="#e69138" style:text-underline-style="solid" style:text-underline-width="auto" style:text-underline-color="font-color"/>
    </style:style>
    <style:style style:name="T8" style:family="text">
      <style:text-properties fo:color="#38761d" style:text-underline-style="solid" style:text-underline-width="auto" style:text-underline-color="font-color"/>
    </style:style>
    <style:style style:name="T9" style:family="text">
      <style:text-properties fo:color="#38761d" style:font-name="Courier New" fo:font-weight="bold" style:font-name-asian="Courier New1" style:font-weight-asian="bold" style:font-name-complex="Courier New1"/>
    </style:style>
    <style:style style:name="T10" style:family="text">
      <style:text-properties fo:color="#38761d" style:font-name="Courier New" style:font-name-asian="Courier New1" style:font-name-complex="Courier New1"/>
    </style:style>
    <style:style style:name="T11" style:family="text">
      <style:text-properties fo:font-variant="normal" fo:text-transform="none" fo:color="#1155cc"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T12"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13" style:family="text">
      <style:text-properties fo:color="#1155cc" style:text-underline-style="solid" style:text-underline-width="auto" style:text-underline-color="font-color"/>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fo:font-style="italic" style:text-underline-style="solid" style:text-underline-width="auto" style:text-underline-color="font-color" style:font-style-asian="italic"/>
    </style:style>
    <style:style style:name="T16" style:family="text">
      <style:text-properties fo:color="#1155cc" fo:font-size="9pt" style:text-underline-style="solid" style:text-underline-width="auto" style:text-underline-color="font-color" style:font-size-asian="9pt" style:font-size-complex="9pt"/>
    </style:style>
    <style:style style:name="T17" style:family="text">
      <style:text-properties fo:color="#1155cc" fo:font-size="10.5pt" style:text-underline-style="solid" style:text-underline-width="auto" style:text-underline-color="font-color" style:font-size-asian="10.5pt" style:font-size-complex="10.5pt"/>
    </style:style>
    <style:style style:name="T18" style:family="text">
      <style:text-properties fo:color="#1155cc" fo:font-size="10.5pt" style:text-underline-style="solid" style:text-underline-width="auto" style:text-underline-color="font-color" fo:font-weight="bold" style:font-size-asian="10.5pt" style:font-weight-asian="bold" style:font-size-complex="10.5pt" fo:background-color="#ffffff"/>
    </style:style>
    <style:style style:name="T19" style:family="text">
      <style:text-properties fo:color="#1155cc"/>
    </style:style>
    <style:style style:name="T20" style:family="text">
      <style:text-properties fo:color="#ff00ff" style:font-name="Courier New" fo:font-weight="bold" style:font-name-asian="Courier New1" style:font-weight-asian="bold" style:font-name-complex="Courier New1"/>
    </style:style>
    <style:style style:name="T21" style:family="text">
      <style:text-properties fo:color="#ff00ff" style:font-name="Courier New" style:font-name-asian="Courier New1" style:font-name-complex="Courier New1"/>
    </style:style>
    <style:style style:name="T22" style:family="text">
      <style:text-properties fo:color="#ff00ff" fo:font-weight="bold" style:font-weight-asian="bold"/>
    </style:style>
    <style:style style:name="T23" style:family="text">
      <style:text-properties fo:color="#ff00ff"/>
    </style:style>
    <style:style style:name="T24" style:family="text">
      <style:text-properties fo:color="#ff00ff" fo:font-style="italic" fo:font-weight="bold" style:font-style-asian="italic" style:font-weight-asian="bold"/>
    </style:style>
    <style:style style:name="T25" style:family="text">
      <style:text-properties fo:color="#ff00ff" fo:font-style="italic" style:text-underline-style="solid" style:text-underline-width="auto" style:text-underline-color="font-color" fo:font-weight="bold" style:font-style-asian="italic" style:font-weight-asian="bold"/>
    </style:style>
    <style:style style:name="T26" style:family="text">
      <style:text-properties fo:color="#ff00ff" fo:font-style="italic" style:font-style-asian="italic"/>
    </style:style>
    <style:style style:name="T27" style:family="text">
      <style:text-properties fo:color="#ff00ff" style:text-underline-style="solid" style:text-underline-width="auto" style:text-underline-color="font-color" fo:font-weight="bold" style:font-weight-asian="bold"/>
    </style:style>
    <style:style style:name="T28" style:family="text">
      <style:text-properties fo:color="#9900ff" fo:font-weight="bold" style:font-weight-asian="bold"/>
    </style:style>
    <style:style style:name="T29" style:family="text">
      <style:text-properties fo:color="#9900ff" style:font-name="Courier New" fo:font-weight="bold" style:font-name-asian="Courier New1" style:font-weight-asian="bold" style:font-name-complex="Courier New1"/>
    </style:style>
    <style:style style:name="T30" style:family="text">
      <style:text-properties fo:color="#9900ff" style:font-name="Courier New" style:font-name-asian="Courier New1" style:font-name-complex="Courier New1"/>
    </style:style>
    <style:style style:name="T31" style:family="text">
      <style:text-properties fo:color="#9900ff"/>
    </style:style>
    <style:style style:name="T32" style:family="text">
      <style:text-properties fo:color="#9900ff" fo:font-style="italic" fo:font-weight="bold" style:font-style-asian="italic" style:font-weight-asian="bold"/>
    </style:style>
    <style:style style:name="T33" style:family="text">
      <style:text-properties fo:color="#9900ff" fo:font-style="italic" style:text-underline-style="solid" style:text-underline-width="auto" style:text-underline-color="font-color" style:font-style-asian="italic"/>
    </style:style>
    <style:style style:name="T34" style:family="text">
      <style:text-properties fo:color="#9900ff" fo:font-style="italic" style:font-style-asian="italic"/>
    </style:style>
    <style:style style:name="T35" style:family="text">
      <style:text-properties fo:color="#9900ff" fo:font-size="9pt" fo:font-weight="bold" style:font-size-asian="9pt" style:font-weight-asian="bold" style:font-size-complex="9pt"/>
    </style:style>
    <style:style style:name="T36" style:family="text">
      <style:text-properties fo:color="#9900ff" style:text-underline-style="solid" style:text-underline-width="auto" style:text-underline-color="font-color" fo:font-weight="bold" style:font-weight-asian="bold"/>
    </style:style>
    <style:style style:name="T37" style:family="text">
      <style:text-properties fo:color="#9900ff" style:text-underline-style="solid" style:text-underline-width="auto" style:text-underline-color="font-color"/>
    </style:style>
    <style:style style:name="T38" style:family="text">
      <style:text-properties fo:color="#9900ff" fo:font-size="13pt" style:text-underline-style="solid" style:text-underline-width="auto" style:text-underline-color="font-color" fo:font-weight="bold" style:font-size-asian="13pt" style:font-weight-asian="bold" style:font-size-complex="13pt"/>
    </style:style>
    <style:style style:name="T39" style:family="text">
      <style:text-properties fo:color="#9900ff" fo:font-size="13pt" fo:font-weight="bold" style:font-size-asian="13pt" style:font-weight-asian="bold" style:font-size-complex="13pt"/>
    </style:style>
    <style:style style:name="T40" style:family="text">
      <style:text-properties fo:color="#9900ff" fo:font-style="normal" fo:font-weight="bold" style:font-style-asian="normal" style:font-weight-asian="bold"/>
    </style:style>
    <style:style style:name="T41" style:family="text">
      <style:text-properties fo:color="#9900ff" fo:font-style="normal" style:text-underline-style="solid" style:text-underline-width="auto" style:text-underline-color="font-color" fo:font-weight="bold" style:font-style-asian="normal" style:font-weight-asian="bold"/>
    </style:style>
    <style:style style:name="T42" style:family="text">
      <style:text-properties fo:color="#9900ff" fo:font-size="10.5pt" style:text-underline-style="solid" style:text-underline-width="auto" style:text-underline-color="font-color" fo:font-weight="bold" style:font-size-asian="10.5pt" style:font-weight-asian="bold" style:font-size-complex="10.5pt" fo:background-color="#ffffff"/>
    </style:style>
    <style:style style:name="T43" style:family="text">
      <style:text-properties fo:color="#9900ff" fo:font-size="10.5pt" fo:font-weight="bold" style:font-size-asian="10.5pt" style:font-weight-asian="bold" style:font-size-complex="10.5pt" fo:background-color="#ffffff"/>
    </style:style>
    <style:style style:name="T44" style:family="text">
      <style:text-properties fo:color="#0000ff" style:font-name="Courier New" fo:font-weight="bold" style:font-name-asian="Courier New1" style:font-weight-asian="bold" style:font-name-complex="Courier New1"/>
    </style:style>
    <style:style style:name="T45" style:family="text">
      <style:text-properties fo:color="#0000ff" style:font-name="Courier New" style:font-name-asian="Courier New1" style:font-name-complex="Courier New1"/>
    </style:style>
    <style:style style:name="T46" style:family="text">
      <style:text-properties fo:color="#0000ff" fo:font-weight="bold" style:font-weight-asian="bold"/>
    </style:style>
    <style:style style:name="T47" style:family="text">
      <style:text-properties fo:color="#0000ff"/>
    </style:style>
    <style:style style:name="T48" style:family="text">
      <style:text-properties fo:color="#0000ff" fo:font-style="italic" fo:font-weight="bold" style:font-style-asian="italic" style:font-weight-asian="bold"/>
    </style:style>
    <style:style style:name="T49" style:family="text">
      <style:text-properties fo:color="#0000ff" fo:font-style="italic" style:font-style-asian="italic"/>
    </style:style>
    <style:style style:name="T50" style:family="text">
      <style:text-properties fo:color="#0000ff" fo:font-size="9pt" fo:font-weight="bold" style:font-size-asian="9pt" style:font-weight-asian="bold" style:font-size-complex="9pt"/>
    </style:style>
    <style:style style:name="T51" style:family="text">
      <style:text-properties fo:color="#0000ff" style:text-underline-style="solid" style:text-underline-width="auto" style:text-underline-color="font-color" fo:font-weight="bold" style:font-weight-asian="bold"/>
    </style:style>
    <style:style style:name="T52" style:family="text">
      <style:text-properties fo:color="#0000ff" fo:font-size="13pt" style:text-underline-style="solid" style:text-underline-width="auto" style:text-underline-color="font-color" fo:font-weight="bold" style:font-size-asian="13pt" style:font-weight-asian="bold" style:font-size-complex="13pt"/>
    </style:style>
    <style:style style:name="T53" style:family="text">
      <style:text-properties fo:color="#0000ff" fo:font-size="13pt" fo:font-weight="bold" style:font-size-asian="13pt" style:font-weight-asian="bold" style:font-size-complex="13pt"/>
    </style:style>
    <style:style style:name="T54" style:family="text">
      <style:text-properties fo:color="#0000ff" fo:font-size="12pt" fo:font-weight="bold" style:font-size-asian="12pt" style:font-weight-asian="bold" style:font-size-complex="12pt"/>
    </style:style>
    <style:style style:name="T55" style:family="text">
      <style:text-properties fo:color="#6aa84f" style:font-name="Courier New" style:font-name-asian="Courier New1" style:font-name-complex="Courier New1"/>
    </style:style>
    <style:style style:name="T56" style:family="text">
      <style:text-properties fo:color="#6aa84f" fo:font-weight="bold" style:font-weight-asian="bold"/>
    </style:style>
    <style:style style:name="T57" style:family="text">
      <style:text-properties fo:color="#6aa84f"/>
    </style:style>
    <style:style style:name="T58" style:family="text">
      <style:text-properties fo:color="#6aa84f" fo:font-style="italic" fo:font-weight="bold" style:font-style-asian="italic" style:font-weight-asian="bold"/>
    </style:style>
    <style:style style:name="T59" style:family="text">
      <style:text-properties fo:color="#6aa84f" fo:font-size="9pt" fo:font-weight="bold" style:font-size-asian="9pt" style:font-weight-asian="bold" style:font-size-complex="9pt"/>
    </style:style>
    <style:style style:name="T60" style:family="text">
      <style:text-properties fo:color="#6aa84f" style:text-underline-style="solid" style:text-underline-width="auto" style:text-underline-color="font-color" fo:font-weight="bold" style:font-weight-asian="bold"/>
    </style:style>
    <style:style style:name="T61" style:family="text">
      <style:text-properties fo:color="#6aa84f" style:text-underline-style="solid" style:text-underline-width="auto" style:text-underline-color="font-color"/>
    </style:style>
    <style:style style:name="T62" style:family="text">
      <style:text-properties style:font-name="Courier New" style:font-name-asian="Courier New1" style:font-name-complex="Courier New1"/>
    </style:style>
    <style:style style:name="T63" style:family="text">
      <style:text-properties style:font-name="Courier New" fo:font-weight="bold" style:font-name-asian="Courier New1" style:font-weight-asian="bold" style:font-name-complex="Courier New1"/>
    </style:style>
    <style:style style:name="T64" style:family="text">
      <style:text-properties fo:color="#ff9900" style:font-name="Courier New" fo:font-weight="bold" style:font-name-asian="Courier New1" style:font-weight-asian="bold" style:font-name-complex="Courier New1"/>
    </style:style>
    <style:style style:name="T65" style:family="text">
      <style:text-properties fo:color="#ff9900" style:font-name="Courier New" style:font-name-asian="Courier New1" style:font-name-complex="Courier New1"/>
    </style:style>
    <style:style style:name="T66" style:family="text">
      <style:text-properties fo:color="#ff0000" style:font-name="Courier New" fo:font-weight="bold" style:font-name-asian="Courier New1" style:font-weight-asian="bold" style:font-name-complex="Courier New1"/>
    </style:style>
    <style:style style:name="T67" style:family="text">
      <style:text-properties fo:color="#ff0000" style:font-name="Courier New" style:font-name-asian="Courier New1" style:font-name-complex="Courier New1"/>
    </style:style>
    <style:style style:name="T68" style:family="text">
      <style:text-properties fo:color="#ff0000" fo:font-weight="bold" style:font-weight-asian="bold"/>
    </style:style>
    <style:style style:name="T69" style:family="text">
      <style:text-properties fo:color="#ff0000" style:font-name="Creepster" fo:font-style="italic" style:text-underline-style="solid" style:text-underline-width="auto" style:text-underline-color="font-color" style:font-name-asian="Creepster1" style:font-style-asian="italic" style:font-name-complex="Creepster1"/>
    </style:style>
    <style:style style:name="T70" style:family="text">
      <style:text-properties fo:color="#ff0000"/>
    </style:style>
    <style:style style:name="T71" style:family="text">
      <style:text-properties fo:color="#ff0000" fo:font-style="italic" fo:font-weight="bold" style:font-style-asian="italic" style:font-weight-asian="bold"/>
    </style:style>
    <style:style style:name="T72" style:family="text">
      <style:text-properties fo:color="#ff0000" fo:font-style="italic" style:font-style-asian="italic"/>
    </style:style>
    <style:style style:name="T73" style:family="text">
      <style:text-properties fo:color="#ff0000" fo:font-size="9pt" fo:font-weight="bold" style:font-size-asian="9pt" style:font-weight-asian="bold" style:font-size-complex="9pt"/>
    </style:style>
    <style:style style:name="T74" style:family="text">
      <style:text-properties fo:color="#ff0000" style:text-underline-style="solid" style:text-underline-width="auto" style:text-underline-color="font-color" fo:font-weight="bold" style:font-weight-asian="bold"/>
    </style:style>
    <style:style style:name="T75" style:family="text">
      <style:text-properties fo:color="#ff0000" fo:font-size="13pt" style:text-underline-style="solid" style:text-underline-width="auto" style:text-underline-color="font-color" fo:font-weight="bold" style:font-size-asian="13pt" style:font-weight-asian="bold" style:font-size-complex="13pt"/>
    </style:style>
    <style:style style:name="T76" style:family="text">
      <style:text-properties fo:font-weight="bold" style:font-weight-asian="bold"/>
    </style:style>
    <style:style style:name="T77" style:family="text">
      <style:text-properties fo:color="#f1c232" fo:font-weight="bold" style:font-weight-asian="bold"/>
    </style:style>
    <style:style style:name="T78" style:family="text">
      <style:text-properties fo:color="#f1c232"/>
    </style:style>
    <style:style style:name="T79" style:family="text">
      <style:text-properties fo:color="#f1c232" style:text-underline-style="solid" style:text-underline-width="auto" style:text-underline-color="font-color" fo:font-weight="bold" style:font-weight-asian="bold"/>
    </style:style>
    <style:style style:name="T80" style:family="text">
      <style:text-properties fo:color="#f1c232" fo:font-size="16pt" fo:font-weight="bold" style:font-size-asian="16pt" style:font-weight-asian="bold" style:font-size-complex="16pt"/>
    </style:style>
    <style:style style:name="T81" style:family="text">
      <style:text-properties fo:color="#f1c232" fo:font-style="italic" fo:font-weight="bold" style:font-style-asian="italic" style:font-weight-asian="bold"/>
    </style:style>
    <style:style style:name="T82" style:family="text">
      <style:text-properties style:text-underline-style="none"/>
    </style:style>
    <style:style style:name="T83" style:family="text">
      <style:text-properties style:text-underline-style="none" fo:font-weight="bold" style:font-weight-asian="bold"/>
    </style:style>
    <style:style style:name="T84" style:family="text">
      <style:text-properties fo:font-style="italic" fo:font-weight="bold" style:font-style-asian="italic" style:font-weight-asian="bold"/>
    </style:style>
    <style:style style:name="T85" style:family="text">
      <style:text-properties fo:font-style="italic" style:text-underline-style="solid" style:text-underline-width="auto" style:text-underline-color="font-color" style:font-style-asian="italic"/>
    </style:style>
    <style:style style:name="T86" style:family="text">
      <style:text-properties fo:font-style="italic" style:text-underline-style="solid" style:text-underline-width="auto" style:text-underline-color="font-color" fo:font-weight="bold" style:font-style-asian="italic" style:font-weight-asian="bold"/>
    </style:style>
    <style:style style:name="T87" style:family="text">
      <style:text-properties fo:font-style="italic" style:font-style-asian="italic"/>
    </style:style>
    <style:style style:name="T88" style:family="text">
      <style:text-properties fo:color="#1a1a1b" fo:font-weight="bold" style:font-weight-asian="bold"/>
    </style:style>
    <style:style style:name="T89" style:family="text">
      <style:text-properties fo:color="#1a1a1b"/>
    </style:style>
    <style:style style:name="T90" style:family="text">
      <style:text-properties fo:color="#1a1a1b" fo:font-size="10.5pt" style:font-size-asian="10.5pt" style:font-size-complex="10.5pt"/>
    </style:style>
    <style:style style:name="T91" style:family="text">
      <style:text-properties fo:color="#1a1a1b" fo:font-size="10.5pt" style:font-size-asian="10.5pt" style:font-size-complex="10.5pt" fo:background-color="#ffffff"/>
    </style:style>
    <style:style style:name="T92" style:family="text">
      <style:text-properties fo:color="#1a1a1b" fo:font-size="10.5pt" fo:font-weight="bold" style:font-size-asian="10.5pt" style:font-weight-asian="bold" style:font-size-complex="10.5pt" fo:background-color="#ffffff"/>
    </style:style>
    <style:style style:name="T93" style:family="text">
      <style:text-properties style:text-line-through-style="solid" style:text-line-through-type="single"/>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fo:font-weight="bold" style:font-weight-asian="bold"/>
    </style:style>
    <style:style style:name="T96" style:family="text">
      <style:text-properties fo:color="#ffffff" fo:font-size="9pt" fo:font-weight="bold" style:font-size-asian="9pt" style:font-weight-asian="bold" style:font-size-complex="9pt"/>
    </style:style>
    <style:style style:name="T97" style:family="text">
      <style:text-properties fo:color="#ffffff" fo:font-weight="bold" style:font-weight-asian="bold"/>
    </style:style>
    <style:style style:name="T98" style:family="text">
      <style:text-properties fo:font-size="12pt" style:font-size-asian="12pt" style:font-size-complex="12pt"/>
    </style:style>
    <style:style style:name="T99" style:family="text">
      <style:text-properties fo:font-size="9pt" style:font-size-asian="9pt" style:font-size-complex="9pt"/>
    </style:style>
    <style:style style:name="T100" style:family="text">
      <style:text-properties fo:font-size="14pt" fo:font-weight="bold" style:font-size-asian="14pt" style:font-weight-asian="bold" style:font-size-complex="14pt"/>
    </style:style>
    <style:style style:name="T101" style:family="text">
      <style:text-properties fo:color="#0000ee" style:text-underline-style="solid" style:text-underline-width="auto" style:text-underline-color="font-color"/>
    </style:style>
    <style:style style:name="T102" style:family="text">
      <style:text-properties fo:color="#bf9000"/>
    </style:style>
    <style:style style:name="T103" style:family="text">
      <style:text-properties fo:color="#666666" fo:font-size="12pt" style:font-size-asian="12pt" style:font-size-complex="12pt"/>
    </style:style>
    <style:style style:name="T104" style:family="text">
      <style:text-properties fo:color="#666666" fo:font-size="12pt" fo:font-weight="bold" style:font-size-asian="12pt" style:font-weight-asian="bold" style:font-size-complex="12pt"/>
    </style:style>
    <style:style style:name="fr1"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bookmark text:name="_fc65bivujegw"/><text:span text:style-name="T1">Magic Beyond Magic:</text:span><text:span text:style-name="T3"> </text:span><text:line-break/><text:span text:style-name="T2">Iluzry’s Guide to the Pathfinder 1e Arcanist</text:span><text:span text:style-name="T4"><text:line-break/></text:span><draw:frame draw:style-name="fr1" draw:name="image1.jpg" text:anchor-type="as-char" svg:width="4.2661in" svg:height="5.9209in" draw:z-index="0"><draw:image xlink:href="Pictures/1000000000000578000007968E65DAA9A5B0A00E.jpg" xlink:type="simple" xlink:show="embed" xlink:actuate="onLoad" loext:mime-type="image/jpeg"/></draw:frame></text:p>
      <text:p text:style-name="P75"><text:bookmark text:name="_xqtofjm91b5y"/>Introduction</text:p>
      <text:p text:style-name="P6">Heyo Internet, my name is Iluzry or Polypan if you’ve seen me around! I am not what one would call a veteran, I don’t think, but I’ve been playing this game for a longer time! 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244" text:visited-style-name="ListLabel_20_244"><text:span text:style-name="T7">To See My List of Guides, Go Here </text:span></text:a></text:p>
      <text:p text:style-name="Standard"><text:line-break/><text:a xlink:type="simple" xlink:href="https://paypal.me/Ilzury?locale.x=en_US" text:style-name="ListLabel_20_245" text:visited-style-name="ListLabel_20_245"><text:span text:style-name="T8">If You Want To Support Me And My Guides, Click Here</text:span></text:a></text:p>
      <text:p text:style-name="P75"><text:bookmark text:name="_zfpi4068wv2"/><text:span text:style-name="T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xqtofjm91b5y" text:style-name="Index_20_Link" text:visited-style-name="Index_20_Link"><text:span text:style-name="T11">Introduction</text:span></text:a></text:p>
          <text:p text:style-name="P9"><text:a xlink:type="simple" xlink:href="#_zfpi4068wv2" text:style-name="Index_20_Link" text:visited-style-name="Index_20_Link"><text:span text:style-name="T11">Table of Contents</text:span></text:a></text:p>
          <text:p text:style-name="P9"><text:a xlink:type="simple" xlink:href="#_o6ao81spoxv0" text:style-name="Index_20_Link" text:visited-style-name="Index_20_Link"><text:span text:style-name="T12">Rating System</text:span></text:a></text:p>
          <text:p text:style-name="P9"><text:a xlink:type="simple" xlink:href="#_fw9szmd4rf6z" text:style-name="Index_20_Link" text:visited-style-name="Index_20_Link"><text:span text:style-name="T13">Class Overview</text:span></text:a></text:p>
          <text:p text:style-name="P12"><text:a xlink:type="simple" xlink:href="#_xu6lz1ape8qc" text:style-name="Index_20_Link" text:visited-style-name="Index_20_Link"><text:span text:style-name="T12">The Chassis</text:span></text:a></text:p>
          <text:p text:style-name="P12"><text:a xlink:type="simple" xlink:href="#_u5p14ndzolmb" text:style-name="Index_20_Link" text:visited-style-name="Index_20_Link"><text:span text:style-name="T11">Class Features</text:span></text:a></text:p>
          <text:p text:style-name="P9"><text:a xlink:type="simple" xlink:href="#_cjldhsy8mwd2" text:style-name="Index_20_Link" text:visited-style-name="Index_20_Link"><text:span text:style-name="T12">Roles</text:span></text:a></text:p>
          <text:p text:style-name="P9"><text:a xlink:type="simple" xlink:href="#_ekcavumxuls" text:style-name="Index_20_Link" text:visited-style-name="Index_20_Link"><text:span text:style-name="T12">Ability Scores</text:span></text:a></text:p>
          <text:p text:style-name="P9"><text:a xlink:type="simple" xlink:href="#_rmcao0y1mhez" text:style-name="Index_20_Link" text:visited-style-name="Index_20_Link"><text:span text:style-name="T12">Races</text:span></text:a></text:p>
          <text:p text:style-name="P12"><text:a xlink:type="simple" xlink:href="#_lu9akqi0e3o2" text:style-name="Index_20_Link" text:visited-style-name="Index_20_Link"><text:span text:style-name="T12">(6/5) Races</text:span></text:a></text:p>
          <text:p text:style-name="P12"><text:a xlink:type="simple" xlink:href="#_u30e9nur87lw" text:style-name="Index_20_Link" text:visited-style-name="Index_20_Link"><text:span text:style-name="T12">(5/5) Races</text:span></text:a></text:p>
          <text:p text:style-name="P12"><text:a xlink:type="simple" xlink:href="#_yze9y5kynh3u" text:style-name="Index_20_Link" text:visited-style-name="Index_20_Link"><text:span text:style-name="T12">(4/5) Races</text:span></text:a></text:p>
          <text:p text:style-name="P12"><text:a xlink:type="simple" xlink:href="#_61qyzc9xk8km" text:style-name="Index_20_Link" text:visited-style-name="Index_20_Link"><text:span text:style-name="T12">(3/5) Races</text:span></text:a></text:p>
          <text:p text:style-name="P12"><text:a xlink:type="simple" xlink:href="#_tiev16hxkcfc" text:style-name="Index_20_Link" text:visited-style-name="Index_20_Link"><text:span text:style-name="T12">(2/5) Races</text:span></text:a></text:p>
          <text:p text:style-name="P12"><text:a xlink:type="simple" xlink:href="#_2k4hwgb6ffng" text:style-name="Index_20_Link" text:visited-style-name="Index_20_Link"><text:span text:style-name="T12">(1/5) Races</text:span></text:a></text:p>
          <text:p text:style-name="P9"><text:soft-page-break/><text:a xlink:type="simple" xlink:href="#_5p498stspe9l" text:style-name="Index_20_Link" text:visited-style-name="Index_20_Link"><text:span text:style-name="T12">Arcane Exploits and Greater Exploits</text:span></text:a></text:p>
          <text:p text:style-name="P12"><text:a xlink:type="simple" xlink:href="#_8lj1083kx8h4" text:style-name="Index_20_Link" text:visited-style-name="Index_20_Link"><text:span text:style-name="T12">Arcane Exploits</text:span></text:a></text:p>
          <text:p text:style-name="P13"><text:a xlink:type="simple" xlink:href="#_xct5gvyfkjq" text:style-name="Index_20_Link" text:visited-style-name="Index_20_Link"><text:span text:style-name="T12">Base Exploits</text:span></text:a></text:p>
          <text:p text:style-name="P13"><text:a xlink:type="simple" xlink:href="#_i2e2qevigxsp" text:style-name="Index_20_Link" text:visited-style-name="Index_20_Link"><text:span text:style-name="T11">Outer Rift Exploits</text:span></text:a></text:p>
          <text:p text:style-name="P12"><text:a xlink:type="simple" xlink:href="#_1xmihhbepsi9" text:style-name="Index_20_Link" text:visited-style-name="Index_20_Link"><text:span text:style-name="T12">Greater Exploits</text:span></text:a></text:p>
          <text:p text:style-name="P9"><text:a xlink:type="simple" xlink:href="#_36inuhhx4qbm" text:style-name="Index_20_Link" text:visited-style-name="Index_20_Link"><text:span text:style-name="T12">Archetypes</text:span></text:a></text:p>
          <text:p text:style-name="P13"><text:a xlink:type="simple" xlink:href="#_jv7plmppphxw" text:style-name="Index_20_Link" text:visited-style-name="Index_20_Link"><text:span text:style-name="T12">(4/5) Aeromancer [Lord of Storms]</text:span></text:a></text:p>
          <text:p text:style-name="P13"><text:a xlink:type="simple" xlink:href="#_8rlid5svotkk" text:style-name="Index_20_Link" text:visited-style-name="Index_20_Link"><text:span text:style-name="T12">(1/5) Blade Adept [Wizard with Knife]</text:span></text:a></text:p>
          <text:p text:style-name="P13"><text:a xlink:type="simple" xlink:href="#_bfw9zibsey7g" text:style-name="Index_20_Link" text:visited-style-name="Index_20_Link"><text:span text:style-name="T12">(4/5) Blood Arcanist [The Sorcerers Apprentice]</text:span></text:a></text:p>
          <text:p text:style-name="P13"><text:a xlink:type="simple" xlink:href="#_ncm09w6fr9vc" text:style-name="Index_20_Link" text:visited-style-name="Index_20_Link"><text:span text:style-name="T12">(5/5) Brown-Fur Transmuter [72 Heavenly Transformation Technique]</text:span></text:a></text:p>
          <text:p text:style-name="P13"><text:a xlink:type="simple" xlink:href="#_5cu7ufoehpig" text:style-name="Index_20_Link" text:visited-style-name="Index_20_Link"><text:span text:style-name="T12">(4/5) Harrowed Society Student [Tarot Gambling]</text:span></text:a></text:p>
          <text:p text:style-name="P13"><text:a xlink:type="simple" xlink:href="#_qcq8dcj0ey56" text:style-name="Index_20_Link" text:visited-style-name="Index_20_Link"><text:span text:style-name="T12">(4/5) Magaambyan Initiate [Arboreal Arcana]</text:span></text:a></text:p>
          <text:p text:style-name="P13"><text:a xlink:type="simple" xlink:href="#_hvnqe8pli88d" text:style-name="Index_20_Link" text:visited-style-name="Index_20_Link"><text:span text:style-name="T12">(5/5) Occultist [MtG:Arena]</text:span></text:a></text:p>
          <text:p text:style-name="P13"><text:a xlink:type="simple" xlink:href="#_dx414mk3pfmo" text:style-name="Index_20_Link" text:visited-style-name="Index_20_Link"><text:span text:style-name="T12">(4.5/5) School Savant [Wizard++]</text:span></text:a></text:p>
          <text:p text:style-name="P9"><text:a xlink:type="simple" xlink:href="#_z1k0e12sa467" text:style-name="Index_20_Link" text:visited-style-name="Index_20_Link"><text:span text:style-name="T12">Multiclassing</text:span></text:a></text:p>
          <text:p text:style-name="P12"><text:a xlink:type="simple" xlink:href="#_yu8vnvf6zylf" text:style-name="Index_20_Link" text:visited-style-name="Index_20_Link"><text:span text:style-name="T12">(4/5) Inspired Blade Swashbuckler [1 Lvl] (Blade Adept Only)</text:span></text:a></text:p>
          <text:p text:style-name="P12"><text:a xlink:type="simple" xlink:href="#_ym1xcxnk28a3" text:style-name="Index_20_Link" text:visited-style-name="Index_20_Link"><text:span text:style-name="T12">(5/5) Crossblooded Sorcerer [1 Lvl]</text:span></text:a></text:p>
          <text:p text:style-name="P9"><text:a xlink:type="simple" xlink:href="#_j6uob21aqs1w" text:style-name="Index_20_Link" text:visited-style-name="Index_20_Link"><text:span text:style-name="T12">Variant Multiclassing</text:span></text:a></text:p>
          <text:p text:style-name="P12"><text:a xlink:type="simple" xlink:href="#_xaedkaxmpcz8" text:style-name="Index_20_Link" text:visited-style-name="Index_20_Link"><text:span text:style-name="T12">(5/5) VMC Wizard</text:span></text:a></text:p>
          <text:p text:style-name="P12"><text:a xlink:type="simple" xlink:href="#_ttrtd8r388dx" text:style-name="Index_20_Link" text:visited-style-name="Index_20_Link"><text:span text:style-name="T12">(4/5) VMC Cavalier</text:span></text:a></text:p>
          <text:p text:style-name="P12"><text:a xlink:type="simple" xlink:href="#_201v9flsxw57" text:style-name="Index_20_Link" text:visited-style-name="Index_20_Link"><text:span text:style-name="T12">(4/5) VMC Sorcerer</text:span></text:a></text:p>
          <text:p text:style-name="P12"><text:soft-page-break/><text:a xlink:type="simple" xlink:href="#_ofr3gstjcefv" text:style-name="Index_20_Link" text:visited-style-name="Index_20_Link"><text:span text:style-name="T12">(3/5) VMC Magus</text:span></text:a></text:p>
          <text:p text:style-name="P9"><text:a xlink:type="simple" xlink:href="#_w7tdw4y7vbeq" text:style-name="Index_20_Link" text:visited-style-name="Index_20_Link"><text:span text:style-name="T12">Prestige Classes</text:span></text:a></text:p>
          <text:p text:style-name="P12"><text:a xlink:type="simple" xlink:href="#_blfnfe4xxfe2" text:style-name="Index_20_Link" text:visited-style-name="Index_20_Link"><text:span text:style-name="T12">(5/5) Bloatmage</text:span></text:a></text:p>
          <text:p text:style-name="P12"><text:a xlink:type="simple" xlink:href="#_4r9tvpm359fm" text:style-name="Index_20_Link" text:visited-style-name="Index_20_Link"><text:span text:style-name="T12">(3/5) Eldritch Knight (Blade Adepts Only)</text:span></text:a></text:p>
          <text:p text:style-name="P12"><text:a xlink:type="simple" xlink:href="#_h3mcode80db7" text:style-name="Index_20_Link" text:visited-style-name="Index_20_Link"><text:span text:style-name="T12">(5/5) Stargazer</text:span></text:a></text:p>
          <text:p text:style-name="P12"><text:a xlink:type="simple" xlink:href="#_airg2fq1pbjg" text:style-name="Index_20_Link" text:visited-style-name="Index_20_Link"><text:span text:style-name="T13">(5/5) Loremaster (One Level Dip)</text:span></text:a></text:p>
          <text:p text:style-name="P12"><text:a xlink:type="simple" xlink:href="#_dl5nzjygame1" text:style-name="Index_20_Link" text:visited-style-name="Index_20_Link"><text:span text:style-name="T12">(5/5)* Souldrinker</text:span></text:a></text:p>
          <text:p text:style-name="P12"><text:a xlink:type="simple" xlink:href="#_h207r29v98b7" text:style-name="Index_20_Link" text:visited-style-name="Index_20_Link"><text:span text:style-name="T12">(5/5)* Blackfire Adept (3-4 Levels)</text:span></text:a></text:p>
          <text:p text:style-name="P12"><text:a xlink:type="simple" xlink:href="#_w2paus165vqi" text:style-name="Index_20_Link" text:visited-style-name="Index_20_Link"><text:span text:style-name="T12">(5/5) Argent Dramaturge</text:span></text:a></text:p>
          <text:p text:style-name="P12"><text:a xlink:type="simple" xlink:href="#_xiui6g8one6p" text:style-name="Index_20_Link" text:visited-style-name="Index_20_Link"><text:span text:style-name="T12">(4/5) Pathfinder Savant (Take Prestigious Spellcaster)</text:span></text:a></text:p>
          <text:p text:style-name="P12"><text:a xlink:type="simple" xlink:href="#_dj0ijhbm3lpb" text:style-name="Index_20_Link" text:visited-style-name="Index_20_Link"><text:span text:style-name="T12">(4/5) Brewkeeper (Take Prestigious Spellcaster)</text:span></text:a></text:p>
          <text:p text:style-name="P9"><text:a xlink:type="simple" xlink:href="#_22uoxd2t56fe" text:style-name="Index_20_Link" text:visited-style-name="Index_20_Link"><text:span text:style-name="T12">Feats</text:span></text:a></text:p>
          <text:p text:style-name="P12"><text:a xlink:type="simple" xlink:href="#_w7ybys1jycka" text:style-name="Index_20_Link" text:visited-style-name="Index_20_Link"><text:span text:style-name="T12">General Feats</text:span></text:a></text:p>
          <text:p text:style-name="P12"><text:a xlink:type="simple" xlink:href="#_25477x8id3ya" text:style-name="Index_20_Link" text:visited-style-name="Index_20_Link"><text:span text:style-name="T12">Metamagic Feats</text:span></text:a></text:p>
          <text:p text:style-name="P12"><text:a xlink:type="simple" xlink:href="#_d2id15gmevcv" text:style-name="Index_20_Link" text:visited-style-name="Index_20_Link"><text:span text:style-name="T12">Item Creation Feats</text:span></text:a></text:p>
          <text:p text:style-name="P9"><text:a xlink:type="simple" xlink:href="#_540kuojefc8i" text:style-name="Index_20_Link" text:visited-style-name="Index_20_Link"><text:span text:style-name="T12">Equipment</text:span></text:a></text:p>
        </text:index-body>
      </text:table-of-content>
      <text:p text:style-name="P6"/>
      <text:p text:style-name="P75"><text:bookmark text:name="_o6ao81spoxv0"/>Rating System</text:p>
      <text:p text:style-name="P6">All Guides use the Color Rating System and honestly? It’s a good Idea. </text:p>
      <text:list xml:id="list4122245798" text:style-name="WWNum23">
        <text:list-item>
          <text:p text:style-name="P14"><text:span text:style-name="T20">Game Breaking (6/5): </text:span><text:span text:style-name="T21">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14"><text:span text:style-name="T28">✰</text:span><text:span text:style-name="T29">TAKE ME NOW</text:span><text:span text:style-name="T28">✰</text:span><text:span text:style-name="T29"> (5.9/5):</text:span><text:span text:style-name="T30"> If 5/5 is the best options, we don’t really care when you take them, you should just be taking them. Stars means that this option will be useful from when you pick it up to level 20, and thus, you should be taking it IMMEDIATELY and as SOON AS HUMANLY POSSIBLE. Really its a case of urgency.</text:span></text:p>
        </text:list-item>
        <text:list-item>
          <text:p text:style-name="P14"><text:soft-page-break/><text:span text:style-name="T29">Take Me Please! (5/5):</text:span><text:span text:style-name="T30"> Class defining. Taking them changes the game, or adds so much power it's insane not to.</text:span></text:p>
        </text:list-item>
        <text:list-item>
          <text:p text:style-name="P14"><text:span text:style-name="T44">Fantastic (4/5):</text:span><text:span text:style-name="T45"> Incredibly solid, Not class breaking, but something that can add a fair bit of power and versatility to the character.</text:span></text:p>
        </text:list-item>
        <text:list-item>
          <text:p text:style-name="P14"><text:span text:style-name="T9">Fine, I Guess (3/5):</text:span><text:span text:style-name="T10"> </text:span><text:span text:style-name="T55">Pretty good. They'll be helpful and have some use, but aren't likely to make things incredibly amazing.</text:span><text:span text:style-name="T62"> </text:span></text:p>
        </text:list-item>
        <text:list-item>
          <text:p text:style-name="P14"><text:span text:style-name="T64">Maybe Don’t (2/5):</text:span><text:span text:style-name="T65"> Unhelpful. It probably doesn’t...do much for you to pick these. Either they make your life slightly harder, or the bonuses just aren't very relevant to what you do.</text:span></text:p>
        </text:list-item>
        <text:list-item>
          <text:p text:style-name="P14"><text:span text:style-name="T66">Actively Bad (1/5):</text:span><text:span text:style-name="T67"> God why. These options are the least helpful. They either are pointless, replaceable or completely outdated. These are abilities that will likely never be used and make you ask why they are there in the first place.</text:span></text:p>
        </text:list-item>
        <text:list-item>
          <text:p text:style-name="P14"><text:span text:style-name="T63">Unrated: </text:span><text:span text:style-name="T62">This is rare but some options are unratable. Likely a class feature that is powered on DM fiat, in which case...ask the DM, something that is campaign dependent or something that literally does nothing.</text:span></text:p>
        </text:list-item>
      </text:list>
      <text:p text:style-name="P6"/>
      <text:p text:style-name="P6"/>
      <text:p text:style-name="P74"><text:bookmark text:name="_hti4a9h39not"/></text:p>
      <text:p text:style-name="P77"><text:bookmark text:name="_fw9szmd4rf6z"/><text:span text:style-name="T76">Class Overview</text:span></text:p>
      <text:p text:style-name="Standard">So the arcanist has been the topic of A MANY debate, especially since its a combination of the wizard, the class that is known for its insane legacy within 3.5 as the first path to ascension, and the sorcerer, which for a long time was just treated as the wizard but worse. So naturally people had to wonder what it could be in relation to its two parent classes.<text:line-break/><text:line-break/>There are some people who will tell you that the arcanist is better than both classes. Others that will tell you that the exploiter pact wizard blows it out of the water. Too many posts. I’m here to tell you that the arcanist is its own class, is still a fullcaster, and uses the wizard sorc list, which automatically makes it one of the best classes in the game.<text:line-break/><text:line-break/>You know what that means? That means from here on out, no more preconceptions or questions. Together we are going to find out JUST how powerful this class is…or die trying…maybe.</text:p>
      <text:p text:style-name="Heading_20_4"><text:bookmark text:name="_xu6lz1ape8qc"/>The Chassis</text:p>
      <text:list xml:id="list3556519798" text:style-name="WWNum18">
        <text:list-item>
          <text:p text:style-name="P15"><text:span text:style-name="T68">(1/5) Hit Die - D6: </text:span>Thhhhe worst HD in pathfinder. You and the wizard share this tiny itsy bitsy baby die and will always be...pretty damn fragile. Probably invest in some constitution unless you want to be flattened.</text:p>
        </text:list-item>
      </text:list>
      <text:list xml:id="list1924889782" text:style-name="WWNum8">
        <text:list-item>
          <text:p text:style-name="P16"><text:span text:style-name="T77">(2/5) BAB - ½ (Half):</text:span> WORST progression, absolutely trash. The reason it’s NOT a 1 is because you...well you don’t have any reason to have a good BAB and you have touch abilities that will make this...workable. Don’t get me wrong, it sucks, but at least it’s not something you’ll really be relying on. This goes down to <text:span text:style-name="T69">absolutely fucking dreadful</text:span> for Blade Adepts though.</text:p>
        </text:list-item>
      </text:list>
      <text:list xml:id="list2292891423" text:style-name="WWNum16">
        <text:list-item>
          <text:p text:style-name="P35"><text:span text:style-name="T77">(2/5) Skills - 2 + Int:</text:span> Yes I know you are an int based class. No that does not make this much better. It’s still a horrible start and having you be int based just means its RECOVERABLE, not that's favorable.</text:p>
          <text:list>
            <text:list-item>
              <text:p text:style-name="P37"><text:span text:style-name="T76">Class Skills Worth Paying attention to:</text:span></text:p>
              <text:list>
                <text:list-item>
                  <text:p text:style-name="P53"><text:span text:style-name="T28">Know. Dungeoneering/Arcana/Nature/Planes/Religion (Int):</text:span> Knowing things is very useful. Sometimes critical in fact.</text:p>
                </text:list-item>
                <text:list-item>
                  <text:p text:style-name="P53"><text:span text:style-name="T28">Spellcraft (Int):</text:span> Identifying spells and crafting is tight and therefore, so is this skill. It’s also used for a dizzying number of feats, abilities, and items, so you will be WELL rewarded for having a lot of ranks. Don’t forget counterspell, which you are a demon at!!!</text:p>
                </text:list-item>
                <text:list-item>
                  <text:p text:style-name="P53"><text:span text:style-name="T46">Use Magic Device (Cha):</text:span><text:span text:style-name="T28"> </text:span>Holy shit!!! Okay this skill can be used to emulate basically whatever you need to cast from a scroll, wand, staff, or other spell trigger item. </text:p>
                </text:list-item>
              </text:list>
            </text:list-item>
            <text:list-item>
              <text:p text:style-name="P37"><text:span text:style-name="T76">Non Class Skills Worth Paying Attention To:</text:span></text:p>
              <text:list>
                <text:list-item>
                  <text:p text:style-name="P53"><text:span text:style-name="T28">Perception (Wis):</text:span> Most rolled skill in the game, you will use it, no matter the class, and not having it will get you in trouble at least once. Take it, by any means that you can.</text:p>
                </text:list-item>
              </text:list>
            </text:list-item>
          </text:list>
        </text:list-item>
      </text:list>
      <text:list xml:id="list2094270330" text:style-name="WWNum4">
        <text:list-item>
          <text:p text:style-name="P17"><text:span text:style-name="T56">(3/5) Saves - Good Will:</text:span><text:span text:style-name="T77"> </text:span>So having a good will save is like...nice don’t get me wrong...but you only get one save, and again, you don’t have much, if any reason to put points into wisdom. ON TOP of that, some of the most deadly abilities are FORT saves...which you aren’t great at resisting so...yeah not...not amazing.</text:p>
        </text:list-item>
      </text:list>
      <text:list xml:id="list1998958521" text:style-name="WWNum25">
        <text:list-item>
          <text:p text:style-name="P18"><text:span text:style-name="T68">(1/5) Weapon and Armor Proficiencies: </text:span>Only simple weapons, no armor and if you even wear armor of any kind, you get arcane spell failure chance. God. Damnit. They want you to be made of fucking bubbles and glass. At least you can use a long spear I guess?</text:p>
        </text:list-item>
      </text:list>
      <text:p text:style-name="Heading_20_4"><text:bookmark text:name="_u5p14ndzolmb"/>Class Features</text:p>
      <text:list xml:id="list2696645653" text:style-name="WWNum1">
        <text:list-item>
          <text:p text:style-name="P19"><text:span text:style-name="T22">(6/5) Spellcasting and Cantrips [0-9, Hybrid, Arcane]:</text:span> Make no mistake. Your exploits are unique and powerful but this? This is what TRULY sets the arcanist apart from the rest.<text:span text:style-name="T84"> </text:span><text:span text:style-name="T85">The arcanist is the ONLY spellcaster to be BOTH a prepared caster AND a spontaneous caster</text:span>, and reap the benefits from both styles of casting. In effect, you may prepare a certain amount of spells per day, but any spells you prepare can be cast so long as you have spell slots. 5e players will be familiar with this. </text:p>
          <text:list>
            <text:list-item>
              <text:p text:style-name="P38"><text:span text:style-name="T76">Why is this amazing?</text:span></text:p>
              <text:list>
                <text:list-item>
                  <text:p text:style-name="P54"><text:span text:style-name="T31">Metamagic:</text:span><text:span text:style-name="T76"> </text:span>You can choose whether to prepare it or use it spontaneously! </text:p>
                </text:list-item>
                <text:list-item>
                  <text:p text:style-name="P54"><text:span text:style-name="T23">Versatility:</text:span> You can change your entire spell kit every day and choose exactly how you use it! You don’t need to predict the future perfectly! Moreover, you aren’t limited by the wizards school specialization, so you can have as much of anything you want, whenever you want!</text:p>
                </text:list-item>
                <text:list-item>
                  <text:p text:style-name="P54"><text:span text:style-name="T31">Double The Options:</text:span> In a large number of cases, you can benefit from spells, feats, and features that would ONLY benefit people who prepare spells or ONLY benefit people who cast them spontaneously, with the best of both worlds.</text:p>
                </text:list-item>
              </text:list>
            </text:list-item>
            <text:list-item>
              <text:p text:style-name="P38"><text:span text:style-name="T76">What's the catch?</text:span></text:p>
              <text:list>
                <text:list-item>
                  <text:p text:style-name="P54"><text:soft-page-break/><text:span text:style-name="T57">Worst of Both Worlds:</text:span> You get the spell level progression of a sorcerer and the spells per day of a wizard, meaning you have less spells than the sorc and a slower progression than the wizard..but frankly both of those are things you can make up for. This is literally the only reason they are not busted….and it didn’t really work.</text:p>
                </text:list-item>
              </text:list>
            </text:list-item>
          </text:list>
        </text:list-item>
        <text:list-item>
          <text:p text:style-name="P19"><text:span text:style-name="T56">(3/5) Arcane Reservoir (Su):</text:span> Wizard points! This is your main resource to fuck around with, powering your exploits and being able to be spent to either boost your CL by 1 (meh) or DC by one (Ooooo). You have a maximum number of wizard points equal to 3+lvl and every morning you get 3+½ level back. Yes that's right, it does not completely refill. So its not a HUGE pool butttt….we have ways of making it work for us. On its own? Its kinda a meh class feature.</text:p>
        </text:list-item>
        <text:list-item>
          <text:p text:style-name="P19"><text:span text:style-name="T28">(5/5) ✰Arcane Exploits✰:</text:span><text:span text:style-name="T31"> </text:span>NOW THIS IS THE FUCKING SPICE. This is your choose-a-thing class feature and frankly? While your spells are what make you an arcanist, this is why everyone wants to BE an arcanist. Teleportation, more DC boosts, familiars, bloodline powers, school powers, metamagic and MUCH MUCH MORE. Usually I’d mark this with a rainbow but frankly? This shit is baller and you love it. Every odd level is christmas.</text:p>
        </text:list-item>
        <text:list-item>
          <text:p text:style-name="P19"><text:span text:style-name="T46">(4/5) Consume Spells (Su):</text:span> Hey remember how we don’t get a lot of wizard points? Well as a move action, we can sack our spell slots for more wizard points! Now you get a number of points equal to the spell level, which usually I’d consider a raw deal, but a majority of your exploits don’t need more than 1 point, and we have other ways of getting points back, so in the long run its actually pretty dope, being able to trade low level spell slots for powerful abilities</text:p>
        </text:list-item>
        <text:list-item>
          <text:p text:style-name="P19"><text:span text:style-name="T28">(5/5) Greater Exploits:</text:span> Takes a while to get but they are also pretty god damn good.</text:p>
        </text:list-item>
        <text:list-item>
          <text:p text:style-name="P19"><text:span text:style-name="T76">Capstone: </text:span>So the arcanist actually has some really good capstone options which is surprising because casters usually don’t!!!!</text:p>
          <text:list>
            <text:list-item>
              <text:p text:style-name="P38"><text:span text:style-name="T76">(3/5) </text:span><text:span text:style-name="T56">Magical Supremacy (Su):</text:span> Spend points to cast spells! Now because of some shenanigans, this means that we can get extra free spell slots that you basically just have to cheese back. That said, not something you can use A LOT in sequence and after a certain point, you have more spell slots then you know what to do with.</text:p>
            </text:list-item>
            <text:list-item>
              <text:p text:style-name="P38"><text:span text:style-name="T76">(3/5) </text:span><text:span text:style-name="T56">Deep Magics (Su):</text:span><text:span text:style-name="T76"> </text:span>Get a spell known at each level. This would be pretty good…if it weren’t for the fact that you can copy spells from scrolls, other spell books, and walking library exists.</text:p>
            </text:list-item>
            <text:list-item>
              <text:p text:style-name="P38"><text:span text:style-name="T76">(4/5) </text:span><text:span text:style-name="T46">Arch Familiar (Su):</text:span> You ever wanted your familiar to be able to cast miracle once a day? OR just have a small repository of buffs on hand? Very fun capstone though I don’t think it ungodly powerful. You can take this if you got the familiar exploit!</text:p>
            </text:list-item>
            <text:list-item>
              <text:p text:style-name="P38"><text:span text:style-name="T88">(4/5) </text:span><text:span text:style-name="T46">Deep Reservoir (Su):</text:span> You have SO MANY fucking magic points. This works best for classes and archetypes that eat through your magic points quickly, because in most cases, <text:s/>you will be frugal. Still, its a lot to work with.</text:p>
            </text:list-item>
            <text:list-item>
              <text:p text:style-name="P38"><text:span text:style-name="T76">(4/5) </text:span><text:span text:style-name="T46">Walking Library (Ex):</text:span> The character adds….100 spell levels worth of spells to their spell book or familiar, FOR FREE and then gets a +4 bonus to all knowledge. This is dumb. This is actually super dumb. Sure you already get a lot of spells, and sure you can pay money for them, but getting 100 spell levels is A LOT. At the very least that’s 11 9th level spells, which are hard as fuck to come by.</text:p>
            </text:list-item>
            <text:list-item>
              <text:p text:style-name="P38"><text:span text:style-name="T76">(5/5) </text:span><text:span text:style-name="T28">With This Sword (Ex):</text:span> You gain a <text:span text:style-name="T93">Noble Phantasm </text:span>minor artifact!!! This is not only powerful, but also really really cool. Love that. Even cooler because you probably have a super holy avenger/unholy avenger by now.</text:p>
            </text:list-item>
            <text:list-item>
              <text:p text:style-name="P38"><text:span text:style-name="T76">(4/5) </text:span><text:span text:style-name="T46">Won’t Stay Dead (Ex)</text:span><text:span text:style-name="T76">:</text:span> Once per week, when you should lose, you don’t. </text:p>
            </text:list-item>
            <text:list-item>
              <text:p text:style-name="P38"><text:span text:style-name="T76">(5/5) </text:span><text:span text:style-name="T28">Perfect Body, Flawless Mind (Ex):</text:span> Get 8 points that can be added to any ability score in any way. 5 to one, 3 to another. This is always helpful and people love free stats. Incredibly powerful option.</text:p>
            </text:list-item>
            <text:list-item>
              <text:p text:style-name="P38"><text:span text:style-name="T76">(5/5) </text:span><text:span text:style-name="T28">The Boss (Ex)</text:span>: Get super leadership! Luckily everything else is so busted at this level, so this is fine.</text:p>
            </text:list-item>
          </text:list>
        </text:list-item>
      </text:list>
      <text:p text:style-name="P6"/>
      <text:p text:style-name="P74"><text:bookmark text:name="_dss1l2g7x5ox"/></text:p>
      <text:p text:style-name="P77"><text:bookmark text:name="_cjldhsy8mwd2"/><text:span text:style-name="T76">Roles</text:span></text:p>
      <text:p text:style-name="Standard">Now, it’s sort of hard to talk about what ability scores you need without talking about what roles the <text:span text:style-name="T94">Arcanist </text:span>can take. So first, let’s cover the roles that they can take, and we’ll choose abilities based on that. So to be clear, the arcanist is a fullcaster with the wizard/sorc list. Which means they can effectively do anything that doesn’t rely on their BAB. That’s-</text:p>
      <text:p text:style-name="Standard"/>
      <text:list xml:id="list3904639161" text:style-name="WWNum5">
        <text:list-item>
          <text:p text:style-name="P20"><text:span text:style-name="T76">Battlefield Control: </text:span>You’ve got control for days! Wall of Force, Obscuring Mist, The Works! This is what the god wizard were made of and you stole its notes and made them better.</text:p>
        </text:list-item>
        <text:list-item>
          <text:p text:style-name="P20"><text:span text:style-name="T76">Debuffing:</text:span> Bestow Curse, Enervation, Shadow Baleful Polymorph, and much much more! These spells do not play games and you will have people begging on their knees for a mercy that will not come…until your duration ends anyway.</text:p>
        </text:list-item>
        <text:list-item>
          <text:p text:style-name="P20"><text:span text:style-name="T76">Blasting: </text:span>You can actually be a monster blaster, stealing powers from the sorcerer and the wizard to become a god of destruction with relative ease!</text:p>
        </text:list-item>
        <text:list-item>
          <text:p text:style-name="P20"><text:span text:style-name="T76">Buffing:</text:span> From polymorphs to hastes to enlarge person, you can turn any mortal into a god of your own making, just for shits and giggles.</text:p>
        </text:list-item>
        <text:list-item>
          <text:p text:style-name="P20"><text:span text:style-name="T76">Scouting: </text:span>Divination is an entire school. I figure I don’t have to explain myself.</text:p>
        </text:list-item>
        <text:list-item>
          <text:p text:style-name="P20"><text:span text:style-name="T76">Summoning:</text:span> Guess who gets access to all the summon monster spells and planar binding? THIS CASTER! Not to mention the nonsense that you can get into as an Occultist…</text:p>
        </text:list-item>
        <text:list-item>
          <text:p text:style-name="P20"><text:span text:style-name="T76">Utility Bullshit:</text:span> You are better than the wizard at utility. That is not an exaggeration. You can use quick study to swap in the best spell at the best time. You can cast said spells as many times as you want after swapping them in and then you can swap them out for something else, just for some magic points. That is insane.</text:p>
        </text:list-item>
      </text:list>
      <text:p text:style-name="P1"/>
      <text:p text:style-name="Standard">And <text:s/>you can swap them out every day. You will always be at least <text:span text:style-name="T47">pretty solid on these things</text:span>, becoming an <text:span text:style-name="T31">absolutely god</text:span> with the right spells and archetype combo. You are VERY good at these, but also, you have half bab, shit armor, and shit weapons. I know some of you want to fight. <text:span text:style-name="T70">You are not good at fight</text:span>. You can TRY to be good, but you will struggle. Do not try to gish with this if you can help it. You have other people for that.</text:p>
      <text:p text:style-name="Heading_20_4"><text:bookmark text:name="_oheat2px8rce"/></text:p>
      <text:p text:style-name="P77"><text:bookmark text:name="_ekcavumxuls"/><text:span text:style-name="T76">Ability Scores</text:span></text:p>
      <text:p text:style-name="Standard">Stats usually come in four varieties: Primary, Secondary, Tertiary and Dump. That said, the stat spread is more or less the same for all arcanists. </text:p>
      <text:p text:style-name="Standard"/>
      <text:list xml:id="list3320419704" text:style-name="WWNum19">
        <text:list-item>
          <text:p text:style-name="P21"><text:span text:style-name="T68">Strength (</text:span><text:span text:style-name="T71">Dump</text:span><text:span text:style-name="T68">):</text:span><text:span text:style-name="T76"> </text:span>Don’t need it, don’t care about it.</text:p>
        </text:list-item>
        <text:list-item>
          <text:p text:style-name="P21"><text:span text:style-name="T56">Dexterity (</text:span><text:span text:style-name="T58">Tertiary Stat</text:span><text:span text:style-name="T56">):</text:span> Useful for AC, Initiatives, and Ranged touch attacks. Now don’t get me wrong here, we DON’T like getting hit</text:p>
        </text:list-item>
        <text:list-item>
          <text:p text:style-name="P21"><text:span text:style-name="T46">Cons</text:span><text:span text:style-name="T56">titution</text:span><text:span text:style-name="T46"> (</text:span><text:span text:style-name="T48">Secondary</text:span><text:span text:style-name="T49"> </text:span><text:span text:style-name="T87">/ </text:span><text:span text:style-name="T58">Tertiary Stat</text:span><text:span text:style-name="T56">):</text:span><text:span text:style-name="T76"> </text:span>Keeps you alive and keeps your fort saves from being HORRIBLE. If you have to invest into charisma for your build, this stat becomes tertiary, but if you don’t need a lot of charisma, consider it secondary because again…you don’t have much health and this keeps you alive.</text:p>
        </text:list-item>
        <text:list-item>
          <text:p text:style-name="P21"><text:span text:style-name="T28">Intelligence (</text:span><text:span text:style-name="T32">Primary Stat</text:span><text:span text:style-name="T28">):</text:span><text:span text:style-name="T31"> </text:span>This is your god stat, you worship it, praise it, and will shower it with advancement before all others. You are a caster and this determines what you can cast.</text:p>
        </text:list-item>
        <text:list-item>
          <text:p text:style-name="P21"><text:span text:style-name="T56">Wisdom (</text:span><text:span text:style-name="T58">Tertiary Stat</text:span><text:span text:style-name="T56">): </text:span>Perception and will saves, but that's about it. So we don’t need it to be amazing but we also definitely don’t want it to be negative. Woo!</text:p>
        </text:list-item>
        <text:list-item>
          <text:p text:style-name="P21"><text:span text:style-name="T46">Char</text:span><text:span text:style-name="T68">isma</text:span><text:span text:style-name="T76"> </text:span><text:span text:style-name="T46">(</text:span><text:span text:style-name="T48">Secondary </text:span><text:span text:style-name="T84">/ </text:span><text:span text:style-name="T71">Dump)</text:span><text:span text:style-name="T68">:</text:span> So your exploits DC’s and ability generally scale with charisma! So you’d think its important right? Well only sorta. There are a lot of exploits that give you things that don’t have a DC, or don’t really scale off of charisma at all. In fact it is entirely possible (and actually sorta optimal) to build an arcanist that barely uses Charisma in the first place! So if you plan on using a lot of charisma based exploits, this is obviously secondary. If you are choosing the ones that DON'T require your charisma, it becomes a dump stat!</text:p>
        </text:list-item>
      </text:list>
      <text:p text:style-name="P1"/>
      <text:p text:style-name="P1"/>
      <text:p text:style-name="Standard">Stat Legend</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96">Stat Type</text:span></text:p>
          </table:table-cell>
          <table:table-cell table:style-name="Table1.A1" office:value-type="string">
            <text:p text:style-name="P3"><text:span text:style-name="T96">Starting Value</text:span></text:p>
          </table:table-cell>
          <table:table-cell table:style-name="Table1.A1" office:value-type="string">
            <text:p text:style-name="P2"><text:span text:style-name="T96">Description</text:span></text:p>
          </table:table-cell>
        </table:table-row>
        <table:table-row table:style-name="Table1.1">
          <table:table-cell table:style-name="Table1.A2" office:value-type="string">
            <text:p text:style-name="P2"><text:span text:style-name="T35">Primary Stat</text:span></text:p>
          </table:table-cell>
          <table:table-cell table:style-name="Table1.B2" office:value-type="string">
            <text:p text:style-name="P3"><text:span text:style-name="T98">16-18+</text:span></text:p>
          </table:table-cell>
          <table:table-cell table:style-name="Table1.C2" office:value-type="string">
            <text:p text:style-name="P2"><text:span text:style-name="T99">Your primary stats are ones that control the majority of your class features, should be boosted first, and are required to make your class powerful.</text:span></text:p>
          </table:table-cell>
        </table:table-row>
        <table:table-row table:style-name="Table1.1">
          <table:table-cell table:style-name="Table1.A3" office:value-type="string">
            <text:p text:style-name="P2"><text:span text:style-name="T50">Secondary Stat</text:span></text:p>
          </table:table-cell>
          <table:table-cell table:style-name="Table1.B3" office:value-type="string">
            <text:p text:style-name="P3"><text:span text:style-name="T98">14-16</text:span></text:p>
          </table:table-cell>
          <table:table-cell table:style-name="Table1.C3" office:value-type="string">
            <text:p text:style-name="P2"><text:span text:style-name="T99">Your secondary stats are ones that may impact minor class features, but aren’t required for the class to function, or are just integral to the roles the class plays</text:span></text:p>
          </table:table-cell>
        </table:table-row>
        <table:table-row table:style-name="Table1.1">
          <table:table-cell table:style-name="Table1.A4" office:value-type="string">
            <text:p text:style-name="P2"><text:span text:style-name="T59">Tertiary Stat</text:span></text:p>
          </table:table-cell>
          <table:table-cell table:style-name="Table1.B4" office:value-type="string">
            <text:p text:style-name="P3"><text:span text:style-name="T98">10-14</text:span></text:p>
          </table:table-cell>
          <table:table-cell table:style-name="Table1.C4" office:value-type="string">
            <text:p text:style-name="P2"><text:span text:style-name="T99">Tertiary are not necessary for any class features, but may provide minor useful benefits</text:span></text:p>
          </table:table-cell>
        </table:table-row>
        <table:table-row table:style-name="Table1.1">
          <table:table-cell table:style-name="Table1.A5" office:value-type="string">
            <text:p text:style-name="P2"><text:span text:style-name="T73">Dump Stat</text:span></text:p>
          </table:table-cell>
          <table:table-cell table:style-name="Table1.B5" office:value-type="string">
            <text:p text:style-name="P3"><text:span text:style-name="T98">8-10</text:span></text:p>
          </table:table-cell>
          <table:table-cell table:style-name="Table1.C5" office:value-type="string">
            <text:p text:style-name="P2"><text:span text:style-name="T99">A dump stat is one that does not benefit any of your features and provides little to no benefits to the roles the class plays.</text:span></text:p>
          </table:table-cell>
        </table:table-row>
      </table:table>
      <text:p text:style-name="P1"/>
      <text:p text:style-name="P1"/>
      <text:p text:style-name="P1"/>
      <text:p text:style-name="P74"><text:bookmark text:name="_9w3xef5yr9nx"/></text:p>
      <text:p text:style-name="P77"><text:bookmark text:name="_rmcao0y1mhez"/><text:span text:style-name="T76">Races</text:span></text:p>
      <text:p text:style-name="Standard">So here’s the thing about races. Besides ya know, flavor for your campaign and your character…<text:span text:style-name="T76"> they don’t actually… matter.</text:span> <text:span text:style-name="T76">They are balls of stats and abilities, which is good!</text:span> <text:span text:style-name="T87">If you want to play a human fighter, but you want the elf stat block, really there isn’t much reason to deny you because again...they are just stat balls.</text:span> If your dm doesn’t let you split your flavor and your stats, that’s fine! Either way, I think its more important to rate races on what they give you, rather than what they are. I won’t go into a lot of detail on any one race, but I’ll give you the gist of what is worth looking at.</text:p>
      <text:p text:style-name="Heading_20_4"><text:bookmark text:name="_lu9akqi0e3o2"/><text:span text:style-name="T22">(6/5) Races</text:span></text:p>
      <text:list xml:id="list920770125" text:style-name="WWNum15">
        <text:list-item>
          <text:p text:style-name="P22"><text:a xlink:type="simple" xlink:href="https://www.d20pfsrd.com/races/other-races/more-races/advanced-races-11-20-rp/wyrwood-20-rp/" text:style-name="ListLabel_20_246" text:visited-style-name="ListLabel_20_246"><text:span text:style-name="T14">Wyrwood</text:span></text:a><text:span text:style-name="T76"> (+2 DEX/INT, -2 CHA):</text:span> So it has great stats, and being small is…whatever but what makes it broken? SLA’s? No. Spell resistance? Nope. So why is it in the busted category?????<text:line-break/><text:line-break/><text:span text:style-name="T87">Construct traits.</text:span> You are a construct at level 1, which gives you <text:span text:style-name="T76">immunity to</text:span>….<text:span text:style-name="T100">*inhale*</text:span>: <text:span text:style-name="T87">all mind-affecting effects (charms, compulsions, morale effects, patterns, and phantasms), </text:span><text:a xlink:type="simple" xlink:href="https://www.d20pfsrd.com/magic/all-spells/b/bleed" text:style-name="ListLabel_20_247" text:visited-style-name="ListLabel_20_247"><text:span text:style-name="T15">bleed</text:span></text:a><text:span text:style-name="T87">, </text:span><text:a xlink:type="simple" xlink:href="https://www.d20pfsrd.com/gamemastering/afflictions#TOC-Diseases" text:style-name="ListLabel_20_247" text:visited-style-name="ListLabel_20_247"><text:span text:style-name="T15">disease</text:span></text:a><text:span text:style-name="T87">, death effects, </text:span><text:a xlink:type="simple" xlink:href="https://www.d20pfsrd.com/magic#TOC-Necromancy" text:style-name="ListLabel_20_247" text:visited-style-name="ListLabel_20_247"><text:span text:style-name="T15">necromancy</text:span></text:a><text:span text:style-name="T87"> effects, </text:span><text:a xlink:type="simple" xlink:href="https://www.d20pfsrd.com/gamemastering/special-abilities#TOC-Paralysis" text:style-name="ListLabel_20_247" text:visited-style-name="ListLabel_20_247"><text:span text:style-name="T15">paralysis</text:span></text:a><text:span text:style-name="T87">, </text:span><text:a xlink:type="simple" xlink:href="https://www.d20pfsrd.com/gamemastering/afflictions#TOC-Poison" text:style-name="ListLabel_20_247" text:visited-style-name="ListLabel_20_247"><text:span text:style-name="T15">poison</text:span></text:a><text:span text:style-name="T87">, </text:span><text:a xlink:type="simple" xlink:href="https://www.d20pfsrd.com/magic/all-spells/s/sleep" text:style-name="ListLabel_20_247" text:visited-style-name="ListLabel_20_247"><text:span text:style-name="T15">sleep</text:span></text:a><text:span text:style-name="T87"> effects, stunning, </text:span><text:a xlink:type="simple" xlink:href="https://www.d20pfsrd.com/bestiary/rules-for-monsters/creature-types/universal-monster-rules#TOC-Ability-Damage-and-Drain-Ex-or-Su-" text:style-name="ListLabel_20_247" text:visited-style-name="ListLabel_20_247"><text:span text:style-name="T15">ability damage</text:span></text:a><text:span text:style-name="T87">, </text:span><text:a xlink:type="simple" xlink:href="https://www.d20pfsrd.com/bestiary/rules-for-monsters/creature-types/universal-monster-rules#TOC-Ability-Damage-and-Drain-Ex-or-Su-" text:style-name="ListLabel_20_247" text:visited-style-name="ListLabel_20_247"><text:span text:style-name="T15">ability drain</text:span></text:a><text:span text:style-name="T87">, </text:span><text:a xlink:type="simple" xlink:href="https://www.d20pfsrd.com/gamemastering/conditions#TOC-Fatigued" text:style-name="ListLabel_20_247" text:visited-style-name="ListLabel_20_247"><text:span text:style-name="T15">fatigue</text:span></text:a><text:span text:style-name="T87">, </text:span><text:a xlink:type="simple" xlink:href="https://www.d20pfsrd.com/gamemastering/conditions#TOC-Exhausted" text:style-name="ListLabel_20_247" text:visited-style-name="ListLabel_20_247"><text:span text:style-name="T15">exhaustion</text:span></text:a><text:span text:style-name="T87">, </text:span><text:a xlink:type="simple" xlink:href="https://www.d20pfsrd.com/magic/all-spells/e/energy-drain" text:style-name="ListLabel_20_247" text:visited-style-name="ListLabel_20_247"><text:span text:style-name="T15">energy drain</text:span></text:a><text:span text:style-name="T87">, </text:span><text:a xlink:type="simple" xlink:href="https://www.d20pfsrd.com/gamemastering/combat#TOC-Nonlethal-Damage" text:style-name="ListLabel_20_247" text:visited-style-name="ListLabel_20_247"><text:span text:style-name="T15">nonlethal damage</text:span></text:a><text:span text:style-name="T87">, </text:span><text:span text:style-name="T24">any effect that requires a </text:span><text:a xlink:type="simple" xlink:href="https://www.d20pfsrd.com/gamemastering/combat#TOC-Fortitude" text:style-name="ListLabel_20_248" text:visited-style-name="ListLabel_20_248"><text:span text:style-name="T25">Fortitude</text:span></text:a><text:span text:style-name="T24"> save</text:span><text:span text:style-name="T87"> (unless the effect also works on objects, or is harmless), and suffocation or starvation effects….because you don’t need to eat or sleep.</text:span><text:line-break/><text:line-break/>…That should be enough I think. Hell, even if your health is now weird, and healing you has become a little more of a pain. If you are building an arcanist the question becomes less why choose another race, and more, what does that race give you that a wyrwood doesn’t?????</text:p>
        </text:list-item>
        <text:list-item>
          <text:p text:style-name="P22"><text:a xlink:type="simple" xlink:href="https://aonprd.com/RacesDisplay.aspx?ItemName=Drow%20Noble" text:style-name="ListLabel_20_246" text:visited-style-name="ListLabel_20_246"><text:span text:style-name="T14">Drow Noble</text:span></text:a> <text:span text:style-name="T76">(+4 DEX, +2 INT/WIS/CHA, -2 CON):</text:span> One of the few things that can contend with the defensive might of a wyrwood just by sheer quantity! We get the super dumb elven FCB which boosts our magic point pool, an insane amount of SLA’s and really powerful spell resistance which will keep a lot of the more powerful spells off of us. YAY EVIL QUEEN CASTER!! WOOO!!!</text:p>
          <text:list>
            <text:list-item>
              <text:p text:style-name="P39"><text:span text:style-name="T76">Abilities Scores:</text:span> You get a penalty to CON which sucks but in exchange get a huge boost to Dex, and a boost to all of your mental stats.</text:p>
            </text:list-item>
            <text:list-item>
              <text:p text:style-name="P39"><text:span text:style-name="T76">Spell Resistance:</text:span> 11+ Character Level is A LOT and there are going to be a fair amount of spells that just fizzle out on you if your DM isn’t careful.</text:p>
            </text:list-item>
            <text:list-item>
              <text:p text:style-name="P39"><text:span text:style-name="T76">So Many Spell Like Abilities:</text:span> I’m going to list them below but just know that you get so many, your caster level is your character level, and they are all based off of your charisma which is going to be super high anyway. This gets wilder if for some reason you DM allows you to change some of these spells. And remember, for every spell that you have here, that’s another spell you DON’T have to take.</text:p>
              <text:list>
                <text:list-item>
                  <text:p text:style-name="P55"><text:span text:style-name="T76">Constant:</text:span> <text:span text:style-name="T47">Detect Magic </text:span>(0th)</text:p>
                </text:list-item>
                <text:list-item>
                  <text:p text:style-name="P55"><text:span text:style-name="T76">At-Will: </text:span><text:span text:style-name="T47">Dancing Lights</text:span> (0th), <text:span text:style-name="T57">Deeper Darkness</text:span> (3rd), <text:span text:style-name="T57">faerie fire</text:span> (1st), <text:span text:style-name="T31">featherfall</text:span> (1st), <text:span text:style-name="T57">Levitate</text:span> (2nd)</text:p>
                </text:list-item>
                <text:list-item>
                  <text:p text:style-name="P55"><text:span text:style-name="T76">1/day:</text:span> <text:span text:style-name="T78">Divine Favor </text:span>(1st), <text:span text:style-name="T31">Dispel Magic</text:span> (3rd), <text:span text:style-name="T47">Suggestion</text:span> (2nd)</text:p>
                </text:list-item>
              </text:list>
            </text:list-item>
          </text:list>
        </text:list-item>
        <text:list-item>
          <text:p text:style-name="P22"><text:a xlink:type="simple" xlink:href="https://aonprd.com/RacesDisplay.aspx?ItemName=Munavri" text:style-name="ListLabel_20_246" text:visited-style-name="ListLabel_20_246"><text:span text:style-name="T14">Munavri</text:span></text:a><text:span text:style-name="T76"> (+4 Dex, +2 CON/INT/WIS/CHA, -2 STR):</text:span> Munavri is a dumb race that gets a bonus to all stats, except strength, get’s us free spell resistance that isn’t bad, telepathy, and once per day can use spell trigger items for classes she shouldn’t be able to so...yeah no great stuff.</text:p>
        </text:list-item>
      </text:list>
      <text:p text:style-name="Standard"/>
      <text:p text:style-name="P67"><text:bookmark text:name="_u30e9nur87lw"/><text:span text:style-name="T28">(5/5) Races</text:span></text:p>
      <text:list xml:id="list14578263" text:style-name="WWNum2">
        <text:list-item>
          <text:p text:style-name="P23"><text:a xlink:type="simple" xlink:href="https://www.aonprd.com/RacesDisplay.aspx?ItemName=Elf" text:style-name="ListLabel_20_246" text:visited-style-name="ListLabel_20_246"><text:span text:style-name="T14">Elf</text:span></text:a><text:span text:style-name="T76"> (+2 DEX/INT, -2 CON) [Illustrious Urbanite / Arcane Focus]: </text:span>So we have great stats (yes the con hit sucks), +2 to overcome spell resistance which is amazing, Immunity to sleep effects and a +2 bonus against enchantment, another +2 to concentration checks for casting defensively, and get spell focus for illusion, divination, or transmutation…also you your fcb boosts your arcane reservoir pool size by +1 each level. That’s better than the CAPSTONE. Easily one of the best options.</text:p>
        </text:list-item>
        <text:list-item>
          <text:p text:style-name="P23"><text:a xlink:type="simple" xlink:href="https://aonprd.com/RacesDisplay.aspx?ItemName=Human" text:style-name="ListLabel_20_246" text:visited-style-name="ListLabel_20_246"><text:span text:style-name="T14">Human</text:span></text:a><text:span text:style-name="T76"> (+2 ANY):</text:span> Bonus Feat, get whatever stat you want and human FCB gets you more spells. NOW…since you are an arcanist, you can get spells from scrolls and spellbooks, which means that its less important for you. It’s still good to get free spells though. Oh also the free skill points are nice.</text:p>
        </text:list-item>
        <text:list-item>
          <text:p text:style-name="P23"><text:a xlink:type="simple" xlink:href="https://www.aonprd.com/RacesDisplay.aspx?ItemName=Half-Elf" text:style-name="ListLabel_20_246" text:visited-style-name="ListLabel_20_246"><text:span text:style-name="T14">Half Elf</text:span></text:a><text:span text:style-name="T76"> (+2 ANY) [Darklands Guide / Dual Mind]:</text:span> Get a bonus to any stat we care about, +2 to Will saves, the elven +2 to saves against enchantment, immunity to sleep and fcb, along with the equally good human or elf fcb, an extra skill point or hp at each level of the fcb, a +2 to initiative, and oh something else…oh right. <text:span text:style-name="T23">Paragon Surge</text:span>. Yeah that should do it.</text:p>
        </text:list-item>
        <text:list-item>
          <text:p text:style-name="P23"><text:a xlink:type="simple" xlink:href="https://www.d20pfsrd.com/races/other-races/more-races/race-points-unknown/esufey/" text:style-name="ListLabel_20_246" text:visited-style-name="ListLabel_20_246"><text:span text:style-name="T14">Esufey</text:span></text:a><text:span text:style-name="T76"> (+4 DEX, +2 INT, -2 STR/CON):</text:span> The con penalty hurts buuuut in exchange you get +2 to overcome spell resistance, which is still huge, are small, completely immune to incorporeal creatures, and get a +1 to damage per die rolled with your associated element, which stacks with bloodline arcana nonsense. You wanna blast? This helps ya blast. Can also pick up wings later</text:p>
        </text:list-item>
        <text:list-item>
          <text:p text:style-name="P23"><text:a xlink:type="simple" xlink:href="https://www.aonprd.com/RacesDisplay.aspx?ItemName=Aasimar" text:style-name="ListLabel_20_246" text:visited-style-name="ListLabel_20_246"><text:span text:style-name="T14">Peri-Blooded Aasimar</text:span></text:a><text:span text:style-name="T76"> (+2 INT/CHA) [Scion of Humanity / Crusading Magic / Exalted Resistance]:</text:span> HEYy no penalties, perfect stats, <text:s/>human FCB, +2 to overcome spell resistance (WHICH MATTERS), and baby spell resistance against evil outsider spells. Also you can pick up wings later.</text:p>
        </text:list-item>
        <text:list-item>
          <text:p text:style-name="P23"><text:a xlink:type="simple" xlink:href="https://www.d20pfsrd.com/races/other-races/uncommon-races/arg-samsaran/" text:style-name="ListLabel_20_246" text:visited-style-name="ListLabel_20_246"><text:span text:style-name="T14">Samsaran</text:span></text:a><text:span text:style-name="T76"> (+2 INT/WIS, -2 CON) [Mystic Past Life]:</text:span> Stealing spells from other arcane caster classes is TIGHT. Remember you can choose from ANY arcane caster, meaning even some archetypes are on the table (Silksworn Occultist, Summoner, Bloodrager, Witch and Bard are the top options). Remember you take these AT LEVEL, so its even good to pick up spells you already would have chosen, just to get them earlier. Also it has some okay spells and okay resistances. </text:p>
        </text:list-item>
        <text:list-item>
          <text:p text:style-name="P23"><text:a xlink:type="simple" xlink:href="https://www.aonprd.com/RacesDisplay.aspx?ItemName=Wayang" text:style-name="ListLabel_20_246" text:visited-style-name="ListLabel_20_246"><text:span text:style-name="T14">Wayang</text:span></text:a><text:span text:style-name="T76"> (+2 DEX/INT, -2 WIS) [Scion of Shadows]:</text:span> Great stats, +1 DC to shadow spells which are awesome, and 50% miss chance in dim light which is horrifying. Cast dancing darkness, and get minutes per level displacement if they can’t see in the dark. You are also a native outsider, which makes you immune to person spells if you don’t want them!</text:p>
        </text:list-item>
        <text:list-item>
          <text:p text:style-name="P23"><text:soft-page-break/><text:a xlink:type="simple" xlink:href="https://www.aonprd.com/RacesDisplay.aspx?ItemName=Ifrit" text:style-name="ListLabel_20_246" text:visited-style-name="ListLabel_20_246"><text:span text:style-name="T14">Lavasoul Ifrit</text:span></text:a><text:span text:style-name="T76"> (+2 CON/INT, -2 DEX) [Wildfire Heart / Mostly Human]:</text:span> Honestly a rare breather were we get a BONUS to con, human fcb and a +4 to initiative! Honestly that on its own is enough to barely pushing over into 5/5, along with the perfect stat spread</text:p>
        </text:list-item>
        <text:list-item>
          <text:p text:style-name="P23"><text:a xlink:type="simple" xlink:href="https://www.aonprd.com/RacesDisplay.aspx?ItemName=Skinwalker" text:style-name="ListLabel_20_246" text:visited-style-name="ListLabel_20_246"><text:span text:style-name="T14">Were-batkin Skinwalker</text:span></text:a><text:span text:style-name="T76"> (+2 INT/DEX, -2 WIS):</text:span> +4 to perception (+6 at night), obscuring mist 1/day, scent, and reduced fall damage. Also pick up Bloodmarked Flight later for a free fly speed. Just enough to be in 5/5 but barely.</text:p>
        </text:list-item>
        <text:list-item>
          <text:p text:style-name="P23"><text:a xlink:type="simple" xlink:href="https://aonprd.com/RacesDisplay.aspx?ItemName=Tiefling" text:style-name="ListLabel_20_246" text:visited-style-name="ListLabel_20_246"><text:span text:style-name="T14">Tiefling</text:span></text:a><text:span text:style-name="T76"> (+2 DEX/INT, -2 CHA) [Prehensile Tail / Pass For Human / Darklands Guide]: </text:span>You get great stats, a tail that can hold stuff like rods or wands, human FCB, +2 to initiative, some bonuses to skills and darkvision. It isn’t much but its enough to keep it in the big leagues.</text:p>
          <text:list>
            <text:list-item>
              <text:p text:style-name="P40"><text:span text:style-name="T76">Daemon Spawn (+2 DEX/INT, -2 WIS)</text:span></text:p>
            </text:list-item>
          </text:list>
        </text:list-item>
        <text:list-item>
          <text:p text:style-name="P23"><text:a xlink:type="simple" xlink:href="https://www.aonprd.com/RacesDisplay.aspx?ItemName=Sylph" text:style-name="ListLabel_20_246" text:visited-style-name="ListLabel_20_246"><text:span text:style-name="T14">Sylph</text:span></text:a><text:span text:style-name="T76"> (+2 DEX/INT, -2 WIS) [Breeze Kissed / Mostly Human / Secretive]: </text:span>Get a supernatural +2 to ac against nonmagical range attacks, human FCB, good stats, and +2 to saves against enchantment and divination effects. Again…..barely pushing it over the edge.</text:p>
        </text:list-item>
        <text:list-item>
          <text:p text:style-name="P23"><text:a xlink:type="simple" xlink:href="https://www.d20pfsrd.com/races/other-races/more-races/race-points-unknown/yaddithian-characters/" text:style-name="ListLabel_20_246" text:visited-style-name="ListLabel_20_246"><text:span text:style-name="T14">Yaddithians</text:span></text:a><text:span text:style-name="T76"> (+2 CON/INT, -2 WIS):</text:span> Be a spooky alien that is apparently really good at magic. Perfect stat spread, no penalty to ANY of our favorite stats, and no breath means we are immune to cloud kill, drowning, and anything else that would require us to breath, which is often more than you think. Also, no need to worry about insecure books now, you can just store everything in your mind!!! </text:p>
        </text:list-item>
      </text:list>
      <text:p text:style-name="Standard"/>
      <text:p text:style-name="P67"><text:bookmark text:name="_yze9y5kynh3u"/><text:span text:style-name="T46">(4/5) Races</text:span></text:p>
      <text:list xml:id="list3876881875" text:style-name="WWNum6">
        <text:list-item>
          <text:p text:style-name="P24">Bonus to Primary and Secondary Stat (without a unique ability)</text:p>
        </text:list-item>
        <text:list-item>
          <text:p text:style-name="P24">Bonus to Primary stat and no penalty to Secondary Stat (unique ability)</text:p>
        </text:list-item>
        <text:list-item>
          <text:p text:style-name="P24">Powerful ability and bonus to Secondary Stat and Tertiary Stat</text:p>
        </text:list-item>
      </text:list>
      <text:p text:style-name="P67"><text:bookmark text:name="_61qyzc9xk8km"/><text:span text:style-name="T56">(3/5) Races</text:span></text:p>
      <text:list xml:id="list1559162388" text:style-name="WWNum26">
        <text:list-item>
          <text:p text:style-name="P25">Bonus to Primary Stat and no penalty to Secondary Stat</text:p>
        </text:list-item>
        <text:list-item>
          <text:p text:style-name="P25">Bonus to Tertiary Stat and Secondary Stat</text:p>
        </text:list-item>
      </text:list>
      <text:p text:style-name="P67"><text:bookmark text:name="_tiev16hxkcfc"/><text:span text:style-name="T77">(2/5) Races</text:span></text:p>
      <text:list xml:id="list831137460" text:style-name="WWNum11">
        <text:list-item>
          <text:p text:style-name="P26">No penalty to Primary Stat</text:p>
        </text:list-item>
      </text:list>
      <text:p text:style-name="P67"><text:bookmark text:name="_2k4hwgb6ffng"/><text:span text:style-name="T68">(1/5) Races</text:span></text:p>
      <text:list xml:id="list4050863316" text:style-name="WWNum12">
        <text:list-item>
          <text:p text:style-name="P27">Penalty to Primary Stat</text:p>
        </text:list-item>
      </text:list>
      <text:p text:style-name="Standard"/>
      <text:p text:style-name="Heading_20_3"><text:bookmark text:name="_ai4eomuuo3wh"/></text:p>
      <text:p text:style-name="P77"><text:bookmark text:name="_5p498stspe9l"/><text:span text:style-name="T76">Arcane Exploits and Greater Exploits</text:span></text:p>
      <text:p text:style-name="Standard">Alright now we’ve gotten to the part we’ve all been waiting for: exploits! These super powered pick me up are a fucking godsend and you’ll never feel like you have enough of these soon enough. So if we are going to choose, we have to choose wisely. Just a few things to remember. One, once you select an exploit, you can’t select it again. Second, the DC’s are based on your charisma not your intelligence. Really, in practice, the second one just means that I will rate abilities that DON’T require charisma higher than ones that do.</text:p>
      <text:p text:style-name="Standard"/>
      <text:p text:style-name="Standard">Anyway, let's get into it.</text:p>
      <text:p text:style-name="Heading_20_4"><text:bookmark text:name="_8lj1083kx8h4"/><text:span text:style-name="T94">Arcane Exploits</text:span></text:p>
      <text:p text:style-name="Heading_20_5"><text:bookmark text:name="_xct5gvyfkjq"/><text:span text:style-name="T87">Base Exploits</text:span></text:p>
      <text:list xml:id="list749812659" text:style-name="WWNum22">
        <text:list-item>
          <text:p text:style-name="P28"><text:span text:style-name="T56">(3/5) </text:span><text:a xlink:type="simple" xlink:href="https://www.d20pfsrd.com/classes/hybrid-classes/arcanist/arcane-exploits/acid-jet/" text:style-name="ListLabel_20_249" text:visited-style-name="ListLabel_20_249"><text:span text:style-name="T60">Acid Jet</text:span></text:a><text:span text:style-name="T56"> (Su):</text:span><text:span text:style-name="T57"> </text:span>Range touch attack or take 1d6 per 2 levels + CHA acid damage. Now we don’t have a lot of points, and we DO have a lot of ways of dealing damage, the only benefit here being that its acid, supernatural, and a ranged touch attack. So not ideal but we can work with it.</text:p>
        </text:list-item>
        <text:list-item>
          <text:p text:style-name="P28"><text:span text:style-name="T28">(5/5) </text:span><text:a xlink:type="simple" xlink:href="https://aonprd.com/ArcanistExploits.aspx?ID=44" text:style-name="ListLabel_20_250" text:visited-style-name="ListLabel_20_250"><text:span text:style-name="T36">Lepidstadt Shifter</text:span></text:a><text:span text:style-name="T28"> (Su):</text:span><text:span text:style-name="T76"> </text:span>Cast a spell while polymorphed into a form that couldn’t do it! Works like wild shape, which is amazing, and its just as cool for you! If you plan on shapeshifting, you NEED an ability like this, but it can get expensive.</text:p>
          <text:list>
            <text:list-item>
              <text:p text:style-name="P41"><text:span text:style-name="T46">(4.5/5) </text:span><text:a xlink:type="simple" xlink:href="https://aonprd.com/ArcanistExploits.aspx?ID=41" text:style-name="ListLabel_20_251" text:visited-style-name="ListLabel_20_251"><text:span text:style-name="T51">Altered </text:span></text:a><text:a xlink:type="simple" xlink:href="https://aonprd.com/ArcanistExploits.aspx?ID=41" text:style-name="ListLabel_20_250" text:visited-style-name="ListLabel_20_250"><text:span text:style-name="T36">Shifting</text:span></text:a><text:span text:style-name="T28"> (Su):</text:span><text:span text:style-name="T47"> </text:span>Spend a magic point to a different form while polymorphed. This lowers the caster level by 1, which for a lot of polymorph spells, just means losing a bit of duration. No idea what its talking about on minimum caster level to cast a spell but uh…otherwise, very good. If you are going to be a polymorph main, this is another must have.</text:p>
            </text:list-item>
          </text:list>
        </text:list-item>
        <text:list-item>
          <text:p text:style-name="P28"><text:span text:style-name="T77">(2/5) </text:span><text:a xlink:type="simple" xlink:href="https://aonprd.com/ArcanistExploits.aspx?ID=2" text:style-name="ListLabel_20_252" text:visited-style-name="ListLabel_20_252"><text:span text:style-name="T79">Arcane Barrier</text:span></text:a><text:span text:style-name="T77"> (Su):</text:span> You get level+cha temp hp…and it gets more expensive each time you use it. WEEE can probably just find a spell that helps us more.</text:p>
        </text:list-item>
        <text:list-item>
          <text:p text:style-name="P28"><text:span text:style-name="T46">(4/5) </text:span><text:a xlink:type="simple" xlink:href="https://aonprd.com/ArcanistExploits.aspx?ID=48" text:style-name="ListLabel_20_251" text:visited-style-name="ListLabel_20_251"><text:span text:style-name="T51">Arcane Discovery</text:span></text:a><text:span text:style-name="T47">:</text:span> Alright you get ONE of these but arcane discoveries tend to not mess around…well some of them anyway. Unfortunately, you only count as a wizard of half your level to qualify for one, which means most of the best ones aren’t feasible for us to pick up. I suggest picking up <text:span text:style-name="T49">Balanced Summoning</text:span> if you are an occultist or summoning main,<text:span text:style-name="T87"> </text:span><text:span text:style-name="T49">Split Slot</text:span> for a little extra preparation, <text:span text:style-name="T49">Psychic Preparation</text:span> for a get out of jail spell, or <text:span text:style-name="T49">Multimorph</text:span> if you don't want to spend arcane points on Lepidstadt Shifter.</text:p>
        </text:list-item>
        <text:list-item>
          <text:p text:style-name="P28"><text:span text:style-name="T68">(1/5) </text:span><text:a xlink:type="simple" xlink:href="https://aonprd.com/ArcanistExploits.aspx?ID=3" text:style-name="ListLabel_20_253" text:visited-style-name="ListLabel_20_253"><text:span text:style-name="T74">Arcane Weapon</text:span></text:a><text:span text:style-name="T68"> (Su):</text:span> Spend a standard action <text:s/>and a magic point to boost your weapon. Now if you recall…we <text:s/>are not good at fight. So while this might be okay on someone who can actually use these enhancement bonuses, YOU really won’t. And I know, the blade adepts out there are saying “<text:span text:style-name="T87">But what about us? We use weapons!”</text:span> and to them I say, sure, granted…but is this the best use of your standard action? Is it?</text:p>
        </text:list-item>
        <text:list-item>
          <text:p text:style-name="P28"><text:span text:style-name="T56">(3/5) </text:span><text:a xlink:type="simple" xlink:href="https://aonprd.com/ArcanistExploits.aspx?ID=59" text:style-name="ListLabel_20_249" text:visited-style-name="ListLabel_20_249"><text:span text:style-name="T60">Aspect of Innocence</text:span></text:a><text:span text:style-name="T56"> (Su):</text:span> Lying is useful sometimes but not really necessary.</text:p>
          <text:list>
            <text:list-item>
              <text:p text:style-name="P41"><text:span text:style-name="T46">(4/5) </text:span><text:a xlink:type="simple" xlink:href="https://aonprd.com/ArcanistExploits.aspx?ID=60" text:style-name="ListLabel_20_251" text:visited-style-name="ListLabel_20_251"><text:span text:style-name="T51">Charmer</text:span></text:a><text:span text:style-name="T46"> (Su):</text:span> Become super mega amazing at lying. We aren’t </text:p>
            </text:list-item>
          </text:list>
        </text:list-item>
        <text:list-item>
          <text:p text:style-name="P28"><text:span text:style-name="T22">(6/5) </text:span><text:a xlink:type="simple" xlink:href="https://aonprd.com/ArcanistExploits.aspx?ID=4" text:style-name="ListLabel_20_254" text:visited-style-name="ListLabel_20_254"><text:span text:style-name="T27">Bloodline Development</text:span></text:a><text:span text:style-name="T22">: </text:span>Okay so bloodline development on its own is actually super meh. I mean don’t get me wrong, some first level powers are really good, even at first level, but not many of them. So on its own, this isn’t much to write home about.<text:line-break/><text:line-break/>If it wasn’t for that last little snippet. Such that if you had a bloodline (a sorcerer bloodline specifically) your arcanist levels stack with sorc levels for determining the powers and abilities of your bloodline. Which means that effectively, you get a fully active bloodline, just without any of the spells. Which is…ABSURDLY powerful. Hilariously, ridiculously absurdly powerful. Yes you will be two spell levels behind. YES its still dumb. Hell, this is why the pact exploiter wizard is HORRIFYING because they can pick this up, and have a full sorc bloodline, oracle curse, witch patron, and still have the same casting like a sorc.</text:p>
        </text:list-item>
        <text:list-item>
          <text:p text:style-name="P28"><text:span text:style-name="T76">(?/5) </text:span><text:a xlink:type="simple" xlink:href="https://www.d20pfsrd.com/classes/hybrid-classes/arcanist/arcane-exploits/consume-magic-items/" text:style-name="ListLabel_20_255" text:visited-style-name="ListLabel_20_255"><text:span text:style-name="T95">Consume Magic Items</text:span></text:a><text:span text:style-name="T76"> (Su):</text:span><text:span text:style-name="T57"> </text:span>So okay my biggest issue is that this basically is just you eating your money for sorcery points, and it isn’t really that efficient. It’s much better late game when you can just throw money at the problem and make it go away, but early game, you are basically throwing away life saving consumables. So I can’t really rate this because how good it is depends on the amount of magic items your DM throws at you and your WBL…which while it SHOULD be set, can be game dependent. More WBL makes it good, Less makes it bad.</text:p>
        </text:list-item>
        <text:list-item>
          <text:p text:style-name="P28"><text:span text:style-name="T28">(5/5) ✰</text:span><text:a xlink:type="simple" xlink:href="https://aonprd.com/ArcanistExploits.aspx?ID=6" text:style-name="ListLabel_20_250" text:visited-style-name="ListLabel_20_250"><text:span text:style-name="T36">Counterspell</text:span></text:a><text:span text:style-name="T28">✰ (Su):</text:span> HEEY counterspelling as an immediate action! 5e players eat your heart out. You don’t even have to have the right spell prepared! You just spend a spell slot!!!! Now, this isn’t something that you can really do in any other class with such ease, but it can absolutely save a life. Seriously just…ask any 5e player how good counterspell is. I’ll wait.</text:p>
        </text:list-item>
        <text:list-item>
          <text:p text:style-name="P28"><text:span text:style-name="T28">(5/5) ✰</text:span><text:a xlink:type="simple" xlink:href="https://aonprd.com/ArcanistExploits.aspx?ID=7" text:style-name="ListLabel_20_250" text:visited-style-name="ListLabel_20_250"><text:span text:style-name="T36">Dimensional Slide</text:span></text:a><text:span text:style-name="T28">✰ (Su): </text:span>As PART of your move action, you can spend 1 point to teleport 10 feet per level, just wherever, and then continue your move action, treating the teleportation as 10 feet of movement. Repositioning is godly. Getting past walls is godly. THIS is one of the exploits ALL arcanists should have.</text:p>
        </text:list-item>
        <text:list-item>
          <text:p text:style-name="P28"><text:span text:style-name="T77">(2/5) </text:span><text:a xlink:type="simple" xlink:href="https://aonprd.com/ArcanistExploits.aspx?ID=8" text:style-name="ListLabel_20_252" text:visited-style-name="ListLabel_20_252"><text:span text:style-name="T79">Energy Shield</text:span></text:a><text:span text:style-name="T77"> (Su):</text:span> Just take resist energy. Its on your spell list! You get higher resistance earlier!!! Just take resist energy?????</text:p>
        </text:list-item>
        <text:list-item>
          <text:p text:style-name="P28"><text:span text:style-name="T28">(5/5) ✰</text:span><text:a xlink:type="simple" xlink:href="https://aonprd.com/ArcanistExploits.aspx?ID=9" text:style-name="ListLabel_20_250" text:visited-style-name="ListLabel_20_250"><text:span text:style-name="T36">Familiar</text:span></text:a><text:span text:style-name="T28">✰ (Ex):</text:span> Hey remember how I wrote an entire guide on how busted familiars are and how you should absolutely have a familiar and it’s only beneficial to do so??? You don’t? Cool I’ll just <text:a xlink:type="simple" xlink:href="https://docs.google.com/document/d/11KoH-KTRIUnL8yulByPyvuNV08Vin1xDcyHzk3_xxLk/edit#heading=h.fc65bivujegw" text:style-name="ListLabel_20_256" text:visited-style-name="ListLabel_20_256"><text:span text:style-name="T33">include the guide right here</text:span></text:a> and that should explain my rating</text:p>
        </text:list-item>
        <text:list-item>
          <text:p text:style-name="P28"><text:span text:style-name="T68">(1/5) </text:span><text:a xlink:type="simple" xlink:href="https://aonprd.com/ArcanistExploits.aspx?ID=68" text:style-name="ListLabel_20_253" text:visited-style-name="ListLabel_20_253"><text:span text:style-name="T74">Feral Shifting</text:span></text:a><text:span text:style-name="T68"> (Su):</text:span> So…this is good if you are a natural attacker but just…as a reminder…we don’t…we don’t like to fight? We are not fighty.</text:p>
        </text:list-item>
        <text:list-item>
          <text:p text:style-name="P28"><text:soft-page-break/><text:span text:style-name="T77">(2/5) </text:span><text:a xlink:type="simple" xlink:href="https://www.d20pfsrd.com/classes/hybrid-classes/arcanist/arcane-exploits/face-thief-su/" text:style-name="ListLabel_20_252" text:visited-style-name="ListLabel_20_252"><text:span text:style-name="T79">First World Face Thief</text:span></text:a><text:span text:style-name="T77"> (Su):</text:span> Again! Just cast disguise self! It’s on your spell list! It has a longer duration! It’s literally a 1st level spell!!!</text:p>
          <text:list>
            <text:list-item>
              <text:p text:style-name="P41"><text:span text:style-name="T77">(2/5) </text:span><text:a xlink:type="simple" xlink:href="https://aonprd.com/ArcanistExploits.aspx?ID=43" text:style-name="ListLabel_20_252" text:visited-style-name="ListLabel_20_252"><text:span text:style-name="T79">First World Illusion Catcher</text:span></text:a><text:span text:style-name="T77"> (Su):</text:span> So great if you are up against a lot of illusionists but overall probably won’t come up too often. Just hit it with a dispel magic.</text:p>
            </text:list-item>
          </text:list>
        </text:list-item>
        <text:list-item>
          <text:p text:style-name="P28"><text:span text:style-name="T77">(2/5) </text:span><text:a xlink:type="simple" xlink:href="https://aonprd.com/ArcanistExploits.aspx?ID=10" text:style-name="ListLabel_20_252" text:visited-style-name="ListLabel_20_252"><text:span text:style-name="T79">Flame Arc</text:span></text:a><text:span text:style-name="T77"> (Su):</text:span> Line of fire is still fire damage and only half level so…not much. And the reflex save is again…based on your charisma.</text:p>
        </text:list-item>
        <text:list-item>
          <text:p text:style-name="P28"><text:span text:style-name="T68">(1/5) </text:span><text:a xlink:type="simple" xlink:href="https://aonprd.com/ArcanistExploits.aspx?ID=69" text:style-name="ListLabel_20_253" text:visited-style-name="ListLabel_20_253"><text:span text:style-name="T74">Flame Control</text:span></text:a><text:span text:style-name="T68"> (Su):</text:span><text:span text:style-name="T78"> </text:span>Or hear me out, just prepare dispel magic…</text:p>
        </text:list-item>
        <text:list-item>
          <text:p text:style-name="P28"><text:span text:style-name="T76">(?/5) </text:span><text:a xlink:type="simple" xlink:href="https://aonprd.com/ArcanistExploits.aspx?ID=63" text:style-name="ListLabel_20_255" text:visited-style-name="ListLabel_20_255"><text:span text:style-name="T95">Focused Summoning</text:span></text:a><text:span text:style-name="T76"> (Su):</text:span> This is VERY specific to not being on the material plane so…<text:span text:style-name="T72">for most people this is useless</text:span> and then for the rare few that have games on other planes, it can be useful for summoning meat walls.</text:p>
        </text:list-item>
        <text:list-item>
          <text:p text:style-name="P28"><text:span text:style-name="T68">(1/5) </text:span><text:a xlink:type="simple" xlink:href="https://aonprd.com/ArcanistExploits.aspx?ID=11" text:style-name="ListLabel_20_253" text:visited-style-name="ListLabel_20_253"><text:span text:style-name="T74">Force Strike</text:span></text:a><text:span text:style-name="T68"> (Su): </text:span>THIS IS SO FUCKING BAD. ITS JUST MAGIC MISSILE BUT WORSE. HOW DID YOU MANAGE THAT????</text:p>
        </text:list-item>
        <text:list-item>
          <text:p text:style-name="P28"><text:span text:style-name="T68">(1/5) </text:span><text:a xlink:type="simple" xlink:href="https://aonprd.com/ArcanistExploits.aspx?ID=64" text:style-name="ListLabel_20_253" text:visited-style-name="ListLabel_20_253"><text:span text:style-name="T74">Holy Water Jet</text:span></text:a><text:span text:style-name="T68"> (Su):</text:span> So this would be a really cool damage move…if it wasn’t limited to things that could be hurt by holy water. Which again, is pretty darn specific. <text:span text:style-name="T49">OBviously much better </text:span>in an undead focused campaign.</text:p>
        </text:list-item>
        <text:list-item>
          <text:p text:style-name="P28"><text:span text:style-name="T56">(3/5) </text:span><text:a xlink:type="simple" xlink:href="https://aonprd.com/ArcanistExploits.aspx?ID=12" text:style-name="ListLabel_20_249" text:visited-style-name="ListLabel_20_249"><text:span text:style-name="T60">Ice Missile</text:span></text:a><text:span text:style-name="T56"> (Su):</text:span> Fort save stagger with a little bit of damage on the top. Not something I’d suggest picking up often but its a neat little trick. Remember…the save is still charisma.</text:p>
        </text:list-item>
        <text:list-item>
          <text:p text:style-name="P28"><text:span text:style-name="T76">(?/5) </text:span><text:a xlink:type="simple" xlink:href="https://aonprd.com/ArcanistExploits.aspx?ID=73" text:style-name="ListLabel_20_255" text:visited-style-name="ListLabel_20_255"><text:span text:style-name="T95">Invoke Primal Magic</text:span></text:a><text:span text:style-name="T76"> (Su):</text:span> Make a primal magic thing happen. Does your DM even know what primal magic effects are???</text:p>
        </text:list-item>
        <text:list-item>
          <text:p text:style-name="P28"><text:span text:style-name="T46">(4/5) </text:span><text:a xlink:type="simple" xlink:href="https://aonprd.com/ArcanistExploits.aspx?ID=13" text:style-name="ListLabel_20_251" text:visited-style-name="ListLabel_20_251"><text:span text:style-name="T51">Item Crafting</text:span></text:a><text:span text:style-name="T46"> (Su):</text:span> Get a crafting feat. If you are going craft build, getting a free feat is actually pretty nice since you need a lot of them.</text:p>
        </text:list-item>
        <text:list-item>
          <text:p text:style-name="P28"><text:span text:style-name="T56">(3/5) </text:span><text:a xlink:type="simple" xlink:href="https://aonprd.com/ArcanistExploits.aspx?ID=14" text:style-name="ListLabel_20_249" text:visited-style-name="ListLabel_20_249"><text:span text:style-name="T60">Lightning Lance</text:span></text:a><text:span text:style-name="T56"> (Su): </text:span>ZAKERU!!!! Blinding flash lightning is really best against melee types but those are the ones that are likely to pass the fort save. Still, range touch aint bad.</text:p>
        </text:list-item>
        <text:list-item>
          <text:p text:style-name="P28"><text:span text:style-name="T68">(1/5) </text:span><text:a xlink:type="simple" xlink:href="https://aonprd.com/ArcanistExploits.aspx?ID=61" text:style-name="ListLabel_20_253" text:visited-style-name="ListLabel_20_253"><text:span text:style-name="T74">Mending Flesh</text:span></text:a><text:span text:style-name="T68"> (Su):</text:span> Shitty healing is shitty. </text:p>
        </text:list-item>
        <text:list-item>
          <text:p text:style-name="P28"><text:span text:style-name="T28">(5/5) </text:span><text:a xlink:type="simple" xlink:href="https://aonprd.com/ArcanistExploits.aspx?ID=15" text:style-name="ListLabel_20_250" text:visited-style-name="ListLabel_20_250"><text:span text:style-name="T36">Metamagic Knowledge</text:span></text:a><text:span text:style-name="T28"> (Su): </text:span>WE LOVE METAMAGIC!!!</text:p>
        </text:list-item>
        <text:list-item>
          <text:p text:style-name="P28"><text:span text:style-name="T28">(5/5) </text:span><text:a xlink:type="simple" xlink:href="https://aonprd.com/ArcanistExploits.aspx?ID=16" text:style-name="ListLabel_20_250" text:visited-style-name="ListLabel_20_250"><text:span text:style-name="T36">Metamixing</text:span></text:a><text:span text:style-name="T28"> (Su):</text:span> Oh hey we can spend a point to spontaneously add metamagic to our spells on the fly! Blasters love this shit, and it increases our versatility for acting on the fly! Great shit!</text:p>
        </text:list-item>
        <text:list-item>
          <text:p text:style-name="P28"><text:span text:style-name="T46">(4/5) </text:span><text:a xlink:type="simple" xlink:href="https://aonprd.com/ArcanistExploits.aspx?ID=45" text:style-name="ListLabel_20_251" text:visited-style-name="ListLabel_20_251"><text:span text:style-name="T51">Nidalese Shadow Veil</text:span></text:a><text:span text:style-name="T46"> (Su):</text:span> Free action blur as far as I can tell that is supernatural and impossible to see through because it just gives you concealment…so…rad!!!</text:p>
        </text:list-item>
        <text:list-item>
          <text:p text:style-name="P28"><text:span text:style-name="T56">(3/5) </text:span><text:a xlink:type="simple" xlink:href="https://aonprd.com/ArcanistExploits.aspx?ID=51" text:style-name="ListLabel_20_249" text:visited-style-name="ListLabel_20_249"><text:span text:style-name="T60">Obfuscated Spellcasting</text:span></text:a><text:span text:style-name="T56"> (Su):</text:span> Make people think you are casting a different spell than normal. This…probably won’t come up a lot because if you are casting a spell and shouldn't be, most people will probably feel weird about that.</text:p>
        </text:list-item>
        <text:list-item>
          <text:p text:style-name="P28"><text:span text:style-name="T56">(3/5) </text:span><text:a xlink:type="simple" xlink:href="https://aonprd.com/ArcanistExploits.aspx?ID=65" text:style-name="ListLabel_20_249" text:visited-style-name="ListLabel_20_249"><text:span text:style-name="T60">Orderly Casting</text:span></text:a><text:span text:style-name="T56"> (Su):</text:span> Keeps your damage average which means its consistent. Still…we kinda like it when the dice makes shit go boom.</text:p>
        </text:list-item>
        <text:list-item>
          <text:p text:style-name="P28"><text:span text:style-name="T68">(1/5) </text:span><text:a xlink:type="simple" xlink:href="https://aonprd.com/ArcanistExploits.aspx?ID=49" text:style-name="ListLabel_20_253" text:visited-style-name="ListLabel_20_253"><text:span text:style-name="T74">Philanthropic Magic</text:span></text:a><text:span text:style-name="T68"> (Su):</text:span> If I cast WISH on my ally, they get 9 temp hp.</text:p>
        </text:list-item>
        <text:list-item>
          <text:p text:style-name="P28"><text:span text:style-name="T28">(5/5) </text:span><text:a xlink:type="simple" xlink:href="https://aonprd.com/ArcanistExploits.aspx?ID=17" text:style-name="ListLabel_20_250" text:visited-style-name="ListLabel_20_250"><text:span text:style-name="T36">Potent Magic</text:span></text:a><text:span text:style-name="T28"> (Su):</text:span><text:span text:style-name="T31"> </text:span>Raise CL to get past caster level and raise DC to make sure something sticks! It’s not a lot, but it’ll count when you need it to.</text:p>
        </text:list-item>
        <text:list-item>
          <text:p text:style-name="P28"><text:span text:style-name="T76">(?/5) </text:span><text:a xlink:type="simple" xlink:href="https://aonprd.com/ArcanistExploits.aspx?ID=50" text:style-name="ListLabel_20_255" text:visited-style-name="ListLabel_20_255"><text:span text:style-name="T95">Primal Magic</text:span></text:a><text:span text:style-name="T76"> (Sp): </text:span>Random Magic Table is Random and Magic. Is it cool? Definitely? Is it reliable? Absolutely not.</text:p>
        </text:list-item>
        <text:list-item>
          <text:p text:style-name="P28"><text:span text:style-name="T28">(5/5) ✰</text:span><text:a xlink:type="simple" xlink:href="https://aonprd.com/ArcanistExploits.aspx?ID=18" text:style-name="ListLabel_20_250" text:visited-style-name="ListLabel_20_250"><text:span text:style-name="T36">Quick Study</text:span></text:a><text:span text:style-name="T28">✰ (Ex):</text:span> QUICK SPELL SWAP!!!!! This is one of the cores of your versatility as an arcanist. Remember, any spell you prepare, you can cast multiple times, so you can prepare a good set and then switch in situational buffs as the day goes on. This is unparalleled access to your own power, and wizards give up most of their class features for a chance to do this and guess what? They are getting it for cheap.</text:p>
        </text:list-item>
        <text:list-item>
          <text:p text:style-name="P28"><text:soft-page-break/><text:span text:style-name="T76">(?/5) </text:span><text:a xlink:type="simple" xlink:href="https://aonprd.com/ArcanistExploits.aspx?ID=74" text:style-name="ListLabel_20_255" text:visited-style-name="ListLabel_20_255"><text:span text:style-name="T95">Redirect Primal Magic</text:span></text:a><text:span text:style-name="T76"> (Su):</text:span> More random magic powers which are random. I’m starting to see a crazy primal magic build here…</text:p>
        </text:list-item>
        <text:list-item>
          <text:p text:style-name="P28"><text:span text:style-name="T76">(?/5) </text:span><text:a xlink:type="simple" xlink:href="https://aonprd.com/ArcanistExploits.aspx?ID=75" text:style-name="ListLabel_20_255" text:visited-style-name="ListLabel_20_255"><text:span text:style-name="T95">Resist Primal Magic</text:span></text:a><text:span text:style-name="T76"> (Su):</text:span> Continued primal magic stuff.</text:p>
        </text:list-item>
        <text:list-item>
          <text:p text:style-name="P28"><text:span text:style-name="T28">(5/5) ✰</text:span><text:a xlink:type="simple" xlink:href="https://aonprd.com/ArcanistExploits.aspx?ID=19" text:style-name="ListLabel_20_250" text:visited-style-name="ListLabel_20_250"><text:span text:style-name="T36">School Understanding</text:span></text:a><text:span text:style-name="T28">✰ (Su):</text:span> So this is also actually really good even at base. There are a lot of abilities that don’t really need to scale at all which are particularly powerful at their level, and the ones that DO scale are often worth it. Best Arcane school powers will be included below because you know I love you all. Use Charisma for boosted level duration</text:p>
          <text:list>
            <text:list-item>
              <text:p text:style-name="P41"><text:span text:style-name="T46">Divination (Diviner’s Fortune):</text:span> Pass around half level buffs to d20 rolls</text:p>
            </text:list-item>
            <text:list-item>
              <text:p text:style-name="P41"><text:span text:style-name="T28">Foresight (Prescience):</text:span> Roll a d20 at the beginning of your turn and use it later. No scaling required! </text:p>
            </text:list-item>
            <text:list-item>
              <text:p text:style-name="P41"><text:span text:style-name="T46">Manipulator (Beguiling Touch):</text:span> Charm monster by touching people.</text:p>
            </text:list-item>
            <text:list-item>
              <text:p text:style-name="P41"><text:span text:style-name="T28">Admixture (Versatile Evocation):</text:span> Change spell damage type. Thundersphere anyone???</text:p>
            </text:list-item>
            <text:list-item>
              <text:p text:style-name="P41"><text:span text:style-name="T28">Mage of the Veil (Face in the Crowd): </text:span>Make everyone think you are obviously supposed to be here.</text:p>
            </text:list-item>
            <text:list-item>
              <text:p text:style-name="P41"><text:span text:style-name="T46">Necromancy (Power over Undead):</text:span> Command Undead and free channels for undead!!</text:p>
            </text:list-item>
            <text:list-item>
              <text:p text:style-name="P41"><text:span text:style-name="T46">Transmutation (Physical Enhancement):</text:span><text:span text:style-name="T76"> </text:span>Boost your shitty physical stats for the day.</text:p>
            </text:list-item>
            <text:list-item>
              <text:p text:style-name="P41"><text:span text:style-name="T46">Air (Air Supremacy): </text:span>Featherfall -&gt; Fly. Yes we have the spell, but this is more convenient.</text:p>
            </text:list-item>
            <text:list-item>
              <text:p text:style-name="P41"><text:span text:style-name="T46">Smoke (Smokesight):</text:span> Get to see through your own fog and give other people the ability to do so. No scaling necessary!</text:p>
            </text:list-item>
            <text:list-item>
              <text:p text:style-name="P41"><text:span text:style-name="T28">Void (Void Awareness):</text:span> Insight bonus to save against spells!</text:p>
            </text:list-item>
            <text:list-item>
              <text:p text:style-name="P41"><text:span text:style-name="T28">Void (Reveal Weakness):</text:span> Give other people potentially massive penalties to AC and Saves that has no save itself! Nasty!!!!!</text:p>
            </text:list-item>
          </text:list>
        </text:list-item>
        <text:list-item>
          <text:p text:style-name="P28"><text:span text:style-name="T77">(2/5) </text:span><text:a xlink:type="simple" xlink:href="https://aonprd.com/ArcanistExploits.aspx?ID=20" text:style-name="ListLabel_20_252" text:visited-style-name="ListLabel_20_252"><text:span text:style-name="T79">See Magic</text:span></text:a><text:span text:style-name="T77"> (Su):</text:span> Magic item vision. Ultimately probably not worth it because most times when you are using detect magic, you’ve got the time.</text:p>
        </text:list-item>
        <text:list-item>
          <text:p text:style-name="P28"><text:span text:style-name="T56">(3/5) </text:span><text:a xlink:type="simple" xlink:href="https://aonprd.com/ArcanistExploits.aspx?ID=46" text:style-name="ListLabel_20_249" text:visited-style-name="ListLabel_20_249"><text:span text:style-name="T60">Sonic Blast</text:span></text:a><text:span text:style-name="T56"> (Su): </text:span>Sonic Damage and potential deafen for a minute on a fort save.</text:p>
        </text:list-item>
        <text:list-item>
          <text:p text:style-name="P28"><text:span text:style-name="T68">(1/5) </text:span><text:a xlink:type="simple" xlink:href="https://aonprd.com/ArcanistExploits.aspx?ID=21" text:style-name="ListLabel_20_253" text:visited-style-name="ListLabel_20_253"><text:span text:style-name="T74">Spell Disruption</text:span></text:a><text:span text:style-name="T68"> (Su):</text:span> Ya know this can be good…if <text:s/>you didn’t have to get into melee to TRY and use it.</text:p>
        </text:list-item>
        <text:list-item>
          <text:p text:style-name="P28"><text:span text:style-name="T77">(2/5) </text:span><text:a xlink:type="simple" xlink:href="https://aonprd.com/ArcanistExploits.aspx?ID=22" text:style-name="ListLabel_20_252" text:visited-style-name="ListLabel_20_252"><text:span text:style-name="T79">Spell Resistance</text:span></text:a><text:span text:style-name="T77"> (Su):</text:span><text:span text:style-name="T78"> </text:span>Baby spell resistance is still spell resistance…(tho you probably could have just gotten it from your race im just saying. Would last longer too.)</text:p>
        </text:list-item>
        <text:list-item>
          <text:p text:style-name="P28"><text:span text:style-name="T46">(4/5) </text:span><text:a xlink:type="simple" xlink:href="https://aonprd.com/ArcanistExploits.aspx?ID=23" text:style-name="ListLabel_20_251" text:visited-style-name="ListLabel_20_251"><text:span text:style-name="T51">Spell Tinkerer</text:span></text:a><text:span text:style-name="T46"> (Su): </text:span>You’ve heard about extend spell. Have you heard about omega hyper extend spell because those two stack and we are about to have buffs that last our entire lives babyyy.</text:p>
        </text:list-item>
        <text:list-item>
          <text:p text:style-name="P28"><text:span text:style-name="T46">(4/5) </text:span><text:a xlink:type="simple" xlink:href="https://aonprd.com/ArcanistExploits.aspx?ID=24" text:style-name="ListLabel_20_251" text:visited-style-name="ListLabel_20_251"><text:span text:style-name="T51">Swift Consume</text:span></text:a><text:span text:style-name="T46"> (Ex):</text:span> More actions are more actions. Its not necessary but being able to pop a first level slot and then use it to pay for dimensional slide is often much better than what a 1st level spell can do.</text:p>
        </text:list-item>
        <text:list-item>
          <text:p text:style-name="P28"><text:span text:style-name="T68">(1/5) </text:span><text:a xlink:type="simple" xlink:href="https://aonprd.com/ArcanistExploits.aspx?ID=47" text:style-name="ListLabel_20_253" text:visited-style-name="ListLabel_20_253"><text:span text:style-name="T74">Third Eye</text:span></text:a><text:span text:style-name="T68"> (Su): </text:span>Don’t like the feat, don’t like the exploit.</text:p>
        </text:list-item>
        <text:list-item>
          <text:p text:style-name="P28"><text:soft-page-break/><text:span text:style-name="T68">(1/5) </text:span><text:a xlink:type="simple" xlink:href="https://aonprd.com/ArcanistExploits.aspx?ID=70" text:style-name="ListLabel_20_253" text:visited-style-name="ListLabel_20_253"><text:span text:style-name="T74">Weather Sage</text:span></text:a><text:span text:style-name="T68"> (Su):</text:span> …YOU CAN DO THIS WITH A SURVIVAL CHECK</text:p>
        </text:list-item>
        <text:list-item>
          <text:p text:style-name="P28"><text:span text:style-name="T77">(2/5) </text:span><text:a xlink:type="simple" xlink:href="https://aonprd.com/ArcanistExploits.aspx?ID=71" text:style-name="ListLabel_20_252" text:visited-style-name="ListLabel_20_252"><text:span text:style-name="T79">Wild Stride</text:span></text:a><text:span text:style-name="T77"> (Su):</text:span> So on its own its…kinda whatever, but you can build around it. Woodland stride is notoriously bad and greensight only works </text:p>
        </text:list-item>
        <text:list-item>
          <text:p text:style-name="P28"><text:span text:style-name="T22">(6/5) </text:span><text:a xlink:type="simple" xlink:href="https://aonprd.com/ArcanistExploits.aspx?ID=72" text:style-name="ListLabel_20_254" text:visited-style-name="ListLabel_20_254"><text:span text:style-name="T27">Wooden Flesh</text:span></text:a><text:span text:style-name="T22"> (Su)</text:span><text:span text:style-name="T80">*</text:span><text:span text:style-name="T22">:</text:span> Okay a little bit of armor and some bad DR. That's not that great really...but you count as a plant creature for the sake of spells and abilities. Now if your GM rules that means you count as having the plant creature type, this can be really powerful as plants get a number of wicked nice immunities, and you are a plant creature. <text:line-break/><text:line-break/>IF your DM doesnt to allow you to have the plant creature type, but simply says you count as a plant to determine what abilities you are and aren't affected by (which isn’t what the ability says, but is a fair interpretation) <text:span text:style-name="T81">this is obviously much worse</text:span>.</text:p>
        </text:list-item>
      </text:list>
      <text:p text:style-name="Heading_20_5"><text:bookmark text:name="_i2e2qevigxsp"/><text:span text:style-name="T87">Outer Rift Exploits</text:span></text:p>
      <text:p text:style-name="Standard">Hey there are a lot of rules for these but basically just don’t zero out using any of these abilities okay? So long as you don’t do that you should be fine.</text:p>
      <text:p text:style-name="Standard"/>
      <text:list xml:id="list2188635693" text:style-name="WWNum7">
        <text:list-item>
          <text:p text:style-name="P58"><text:span text:style-name="T68">(1/5) </text:span><text:a xlink:type="simple" xlink:href="https://aonprd.com/ArcanistExploits.aspx?ID=52" text:style-name="ListLabel_20_253" text:visited-style-name="ListLabel_20_253"><text:span text:style-name="T74">Blood Tears</text:span></text:a><text:span text:style-name="T68"> (Su): </text:span>avoid gaze attacks and weak stagger. Edgy but next.</text:p>
        </text:list-item>
        <text:list-item>
          <text:p text:style-name="P58"><text:span text:style-name="T77">(2/5) </text:span><text:a xlink:type="simple" xlink:href="https://aonprd.com/ArcanistExploits.aspx?ID=53" text:style-name="ListLabel_20_252" text:visited-style-name="ListLabel_20_252"><text:span text:style-name="T79">Damnation Susurrus</text:span></text:a><text:span text:style-name="T77"> (Su):</text:span> Its effectively a force disarm for all intents and purposes, which is nice, but nott nearly good enough.</text:p>
        </text:list-item>
        <text:list-item>
          <text:p text:style-name="P58"><text:span text:style-name="T28">(5/5) ✰</text:span><text:a xlink:type="simple" xlink:href="https://aonprd.com/ArcanistExploits.aspx?ID=54" text:style-name="ListLabel_20_250" text:visited-style-name="ListLabel_20_250"><text:span text:style-name="T36">Fiendish Proboscis</text:span></text:a><text:span text:style-name="T28">✰ (Su):</text:span> Okay weird tongue thing, blah blah…OH HEY if you lick a creature that is capable of doing magic, you get your magic points back! Which means that you effectively never have to run out so long as you have something near by that you can lick for spells! Summons! Familiars! Congrats, you now basically can have a full pool of arcane reservoir after every single fight. As such, I don’t care how evil it is. <text:span text:style-name="T86">Every single arcanist should pick this up</text:span>. No exceptions</text:p>
        </text:list-item>
        <text:list-item>
          <text:p text:style-name="P58"><text:span text:style-name="T56">(3/5) </text:span><text:a xlink:type="simple" xlink:href="https://aonprd.com/ArcanistExploits.aspx?ID=55" text:style-name="ListLabel_20_249" text:visited-style-name="ListLabel_20_249"><text:span text:style-name="T60">Rift Fog</text:span></text:a><text:span text:style-name="T56"> (Su):</text:span> Cold fog is cold, and provides baby slow which is nice but probably not the best use.</text:p>
        </text:list-item>
        <text:list-item>
          <text:p text:style-name="P58"><text:span text:style-name="T77">(2/5) </text:span><text:a xlink:type="simple" xlink:href="https://www.aonprd.com/ArcanistExploits.aspx?ID=79" text:style-name="ListLabel_20_252" text:visited-style-name="ListLabel_20_252"><text:span text:style-name="T79">Shadow Out Of Light</text:span></text:a><text:span text:style-name="T77"> (Su):</text:span> Evil shadow that does strength damage on a failed fort save. You shouldn’t really be threatening anyone but ya know, this can be annoying. Better for more fighty folks of which we are not.</text:p>
        </text:list-item>
        <text:list-item>
          <text:p text:style-name="P58"><text:span text:style-name="T46">(4/5) </text:span><text:a xlink:type="simple" xlink:href="https://aonprd.com/ArcanistExploits.aspx?ID=56" text:style-name="ListLabel_20_251" text:visited-style-name="ListLabel_20_251"><text:span text:style-name="T51">Soulrider</text:span></text:a><text:span text:style-name="T46"> (Su):</text:span> So like they get a -2 for mind effecting but honestly? This makes a way better team ability than it does an enemy one. Sending is a 5th level spell, so being able to use it by only spending 1 point is pretty tops. Also just being able to know how people are doing via status. Great for a scry build.</text:p>
        </text:list-item>
        <text:list-item>
          <text:p text:style-name="P58"><text:span text:style-name="T68">(1/5) </text:span><text:a xlink:type="simple" xlink:href="https://aonprd.com/ArcanistExploits.aspx?ID=57" text:style-name="ListLabel_20_253" text:visited-style-name="ListLabel_20_253"><text:span text:style-name="T74">Tentacles</text:span></text:a><text:span text:style-name="T68"> (Su):</text:span> Yeaaaah no just get prehensile from the tiefling.</text:p>
        </text:list-item>
      </text:list>
      <text:p text:style-name="P59"/>
      <text:p text:style-name="P66"><text:bookmark text:name="_1xmihhbepsi9"/><text:span text:style-name="T94">Greater Exploits</text:span></text:p>
      <text:p text:style-name="Standard">So these are stronger versions of a lot of base exploits. If it has pre-reqs, I’ll put them in {braces like this.} You can’t take these until level 11, so they are going to be rated more harshly, because you won’t get a lot of these.</text:p>
      <text:p text:style-name="P1"/>
      <text:list xml:id="list2475428965" text:style-name="WWNum13">
        <text:list-item>
          <text:p text:style-name="P29"><text:span text:style-name="T46">(4/5) </text:span><text:a xlink:type="simple" xlink:href="https://aonprd.com/ArcanistExploits.aspx?ID=25" text:style-name="ListLabel_20_251" text:visited-style-name="ListLabel_20_251"><text:span text:style-name="T51">Alter Enhancements</text:span></text:a><text:span text:style-name="T46"> (Su)</text:span><text:span text:style-name="T76"> {Requires Arcane Weapon}:</text:span> Oh hey, this doesn’t have a limit. Have fun mix mastering weapons you find on <text:s/>the ground.</text:p>
        </text:list-item>
        <text:list-item>
          <text:p text:style-name="P29"><text:span text:style-name="T68">(1/5) </text:span><text:a xlink:type="simple" xlink:href="https://aonprd.com/ArcanistExploits.aspx?ID=26" text:style-name="ListLabel_20_253" text:visited-style-name="ListLabel_20_253"><text:span text:style-name="T74">Burning Flame</text:span></text:a><text:span text:style-name="T68"> (Su) </text:span><text:span text:style-name="T76">{Requires Flame Arc}:</text:span> If you fail your save against flame arc you catch fire. Still fire tho.</text:p>
        </text:list-item>
        <text:list-item>
          <text:p text:style-name="P29"><text:span text:style-name="T76">(?/5) </text:span><text:a xlink:type="simple" xlink:href="https://aonprd.com/ArcanistExploits.aspx?ID=77" text:style-name="ListLabel_20_255" text:visited-style-name="ListLabel_20_255"><text:span text:style-name="T95">Consume Primal Magic</text:span></text:a><text:span text:style-name="T76"> (Su) {Swift Consume}:</text:span> Slurp the randomness. This is getting crazy.</text:p>
        </text:list-item>
        <text:list-item>
          <text:p text:style-name="P29"><text:span text:style-name="T68">(1/5) </text:span><text:a xlink:type="simple" xlink:href="https://aonprd.com/ArcanistExploits.aspx?ID=62" text:style-name="ListLabel_20_253" text:visited-style-name="ListLabel_20_253"><text:span text:style-name="T74">Convert Wand</text:span></text:a><text:span text:style-name="T68"> (Su):</text:span> Turn wand into cure wand. OR just buy a cure wand. Seems easier. </text:p>
        </text:list-item>
        <text:list-item>
          <text:p text:style-name="P29"><text:soft-page-break/><text:span text:style-name="T56">(3.5/5) </text:span><text:a xlink:type="simple" xlink:href="https://aonprd.com/ArcanistExploits.aspx?ID=27" text:style-name="ListLabel_20_249" text:visited-style-name="ListLabel_20_249"><text:span text:style-name="T60">Coun</text:span></text:a><text:a xlink:type="simple" xlink:href="https://aonprd.com/ArcanistExploits.aspx?ID=27" text:style-name="ListLabel_20_251" text:visited-style-name="ListLabel_20_251"><text:span text:style-name="T51">ter Drain</text:span></text:a><text:span text:style-name="T46"> (Su)</text:span><text:span text:style-name="T76"> {Counterspell}:</text:span> Not the most useful method of arcane point recovery but if you are already going to be counterspelling people, its nice to get something back for it occasionally.</text:p>
        </text:list-item>
        <text:list-item>
          <text:p text:style-name="P29"><text:span text:style-name="T76">(?/5) </text:span><text:a xlink:type="simple" xlink:href="https://aonprd.com/ArcanistExploits.aspx?ID=78" text:style-name="ListLabel_20_255" text:visited-style-name="ListLabel_20_255"><text:span text:style-name="T95">Counterspell Primal Magic</text:span></text:a><text:span text:style-name="T76"> (Su) {Counterspell}:</text:span> You counterspell…the random magic even that again, probably is not going to happen.</text:p>
        </text:list-item>
        <text:list-item>
          <text:p text:style-name="P29"><text:span text:style-name="T76">(?/5) </text:span><text:a xlink:type="simple" xlink:href="https://aonprd.com/ArcanistExploits.aspx?ID=76" text:style-name="ListLabel_20_255" text:visited-style-name="ListLabel_20_255"><text:span text:style-name="T95">Create Primal Event</text:span></text:a><text:span text:style-name="T76"> (Su): </text:span>Create chaos zone. I feel like this is the crux of the chaos caster build, so i mean if you wanna be a wild mage, this is how you do it???</text:p>
        </text:list-item>
        <text:list-item>
          <text:p text:style-name="P29"><text:span text:style-name="T77">(2/5) </text:span><text:a xlink:type="simple" xlink:href="https://aonprd.com/ArcanistExploits.aspx?ID=28" text:style-name="ListLabel_20_252" text:visited-style-name="ListLabel_20_252"><text:span text:style-name="T79">Dancing Electricity</text:span></text:a><text:span text:style-name="T77"> (Su)</text:span><text:span text:style-name="T76"> {Lightning Lance}:</text:span> Chain lightning attack! Half damage is barely anything but hey, its not nothing.</text:p>
        </text:list-item>
        <text:list-item>
          <text:p text:style-name="P29"><text:span text:style-name="T68">(1/5) </text:span><text:a xlink:type="simple" xlink:href="https://aonprd.com/ArcanistExploits.aspx?ID=29" text:style-name="ListLabel_20_253" text:visited-style-name="ListLabel_20_253"><text:span text:style-name="T74">Energy Absorption</text:span></text:a><text:span text:style-name="T68"> (Su)</text:span><text:span text:style-name="T76"> {Energy Shield}:</text:span> …Nope, still not worth it.</text:p>
        </text:list-item>
        <text:list-item>
          <text:p text:style-name="P29"><text:span text:style-name="T28">(5/5) </text:span><text:a xlink:type="simple" xlink:href="https://aonprd.com/ArcanistExploits.aspx?ID=30" text:style-name="ListLabel_20_250" text:visited-style-name="ListLabel_20_250"><text:span text:style-name="T36">Greater Counterspell</text:span></text:a><text:span text:style-name="T28"> (Su)</text:span><text:span text:style-name="T76"> {Counterspell}:</text:span> You can use at level slots (we can now counterspell wish) and you have a LOT more versatility in ruining people's day because remember…all you need is a good spellcraft check and you win.</text:p>
        </text:list-item>
        <text:list-item>
          <text:p text:style-name="P29"><text:span text:style-name="T28">(5/5) </text:span><text:a xlink:type="simple" xlink:href="https://aonprd.com/ArcanistExploits.aspx?ID=31" text:style-name="ListLabel_20_250" text:visited-style-name="ListLabel_20_250"><text:span text:style-name="T36">Greater Metamagic Knowledge</text:span></text:a><text:span text:style-name="T28"> </text:span><text:span text:style-name="T88">{Metamagic Knowledge}:</text:span><text:span text:style-name="T89"> </text:span>Another metamagic feat, BUT you can swap it out every day by spending a magic point!!! WOOO!!! Yay variety of builds!!!!</text:p>
        </text:list-item>
        <text:list-item>
          <text:p text:style-name="P29"><text:span text:style-name="T68">(1/5) </text:span><text:a xlink:type="simple" xlink:href="https://aonprd.com/ArcanistExploits.aspx?ID=33" text:style-name="ListLabel_20_253" text:visited-style-name="ListLabel_20_253"><text:span text:style-name="T74">Greater Spell Disruption</text:span></text:a><text:span text:style-name="T76"> {Spell Disruption}:</text:span> BUT I still have to touch them…which I don’t want to be doing if I can avoid it!!!</text:p>
          <text:list>
            <text:list-item>
              <text:p text:style-name="P42"><text:span text:style-name="T68">(1/5) </text:span><text:a xlink:type="simple" xlink:href="https://aonprd.com/ArcanistExploits.aspx?ID=38" text:style-name="ListLabel_20_253" text:visited-style-name="ListLabel_20_253"><text:span text:style-name="T74">Siphon Spell</text:span></text:a><text:span text:style-name="T68"> (Su):</text:span><text:span text:style-name="T76"> </text:span>Still gotta use the above ability. NOPE.</text:p>
            </text:list-item>
          </text:list>
        </text:list-item>
        <text:list-item>
          <text:p text:style-name="P29"><text:span text:style-name="T46">(4/5) </text:span><text:a xlink:type="simple" xlink:href="https://aonprd.com/ArcanistExploits.aspx?ID=32" text:style-name="ListLabel_20_251" text:visited-style-name="ListLabel_20_251"><text:span text:style-name="T51">Greater Spell Resistance</text:span></text:a><text:span text:style-name="T46"> (Su)</text:span><text:span text:style-name="T76"> {Greater Spell Resistance}:</text:span> More spell resistance is more spell resistance! Its great for sure…but you also again, could have gotten this just from your race and you can’t turn it off.</text:p>
          <text:list>
            <text:list-item>
              <text:p text:style-name="P42"><text:span text:style-name="T77">(2/5) </text:span><text:a xlink:type="simple" xlink:href="https://aonprd.com/ArcanistExploits.aspx?ID=37" text:style-name="ListLabel_20_252" text:visited-style-name="ListLabel_20_252"><text:span text:style-name="T79">Resistance Drain</text:span></text:a><text:span text:style-name="T77"> (Su):</text:span> Just use the proboscis and save the exploit.</text:p>
            </text:list-item>
          </text:list>
        </text:list-item>
        <text:list-item>
          <text:p text:style-name="P29"><text:span text:style-name="T56">(3/5) </text:span><text:a xlink:type="simple" xlink:href="https://aonprd.com/ArcanistExploits.aspx?ID=66" text:style-name="ListLabel_20_249" text:visited-style-name="ListLabel_20_249"><text:span text:style-name="T60">Hellfire Ray</text:span></text:a><text:span text:style-name="T56"> (Su)</text:span><text:span text:style-name="T76"> {Flame Arc} :</text:span> Makes fire damage half unholy damage. </text:p>
        </text:list-item>
        <text:list-item>
          <text:p text:style-name="P29"><text:span text:style-name="T77">(2/5) </text:span><text:a xlink:type="simple" xlink:href="https://aonprd.com/ArcanistExploits.aspx?ID=34" text:style-name="ListLabel_20_252" text:visited-style-name="ListLabel_20_252"><text:span text:style-name="T79">Icy Tomb</text:span></text:a><text:span text:style-name="T77"> (Su)</text:span><text:span text:style-name="T76"> {Ice Missile}:</text:span> Baby dex damage and entangle. PRobably should just hit them with a spell.</text:p>
        </text:list-item>
        <text:list-item>
          <text:p text:style-name="P29"><text:span text:style-name="T56">(3/5) </text:span><text:a xlink:type="simple" xlink:href="https://aonprd.com/ArcanistExploits.aspx?ID=35" text:style-name="ListLabel_20_249" text:visited-style-name="ListLabel_20_249"><text:span text:style-name="T60">Lingering Acid</text:span></text:a><text:span text:style-name="T56"> (Su)</text:span><text:span text:style-name="T76"> {Acid Jet}: </text:span>Makes acid hit harder for a longer time.</text:p>
        </text:list-item>
        <text:list-item>
          <text:p text:style-name="P29"><text:span text:style-name="T68">(1/5) </text:span><text:a xlink:type="simple" xlink:href="https://aonprd.com/ArcanistExploits.aspx?ID=67" text:style-name="ListLabel_20_253" text:visited-style-name="ListLabel_20_253"><text:span text:style-name="T74">Maelstrom Jump</text:span></text:a><text:span text:style-name="T68"> (Su):</text:span> For a greater exploit? Absolutely not.</text:p>
        </text:list-item>
        <text:list-item>
          <text:p text:style-name="P29"><text:span text:style-name="T57">(3/5) </text:span><text:a xlink:type="simple" xlink:href="https://aonprd.com/ArcanistExploits.aspx?ID=36" text:style-name="ListLabel_20_257" text:visited-style-name="ListLabel_20_257"><text:span text:style-name="T61">Redirect Spell</text:span></text:a><text:span text:style-name="T57"> (Su):</text:span> Rob spell. This probably won’t come up too often but can be fun for stealing summons from people. That said, it's still pretty niche.</text:p>
        </text:list-item>
        <text:list-item>
          <text:p text:style-name="P29"><text:span text:style-name="T77">(2/5) </text:span><text:a xlink:type="simple" xlink:href="https://aonprd.com/ArcanistExploits.aspx?ID=39" text:style-name="ListLabel_20_252" text:visited-style-name="ListLabel_20_252"><text:span text:style-name="T79">Spell Thief</text:span></text:a><text:span text:style-name="T77"> (Su) {Spell Tinkerer}:</text:span> Heeyy its a melee touch attack which means we want to keep it away from us.</text:p>
        </text:list-item>
        <text:list-item>
          <text:p text:style-name="P29"><text:span text:style-name="T46">(4/5) </text:span><text:a xlink:type="simple" xlink:href="https://aonprd.com/ArcanistExploits.aspx?ID=40" text:style-name="ListLabel_20_251" text:visited-style-name="ListLabel_20_251"><text:span text:style-name="T51">Suffering Knowledge</text:span></text:a><text:span text:style-name="T46"> (Su):</text:span> BETTER spell nom. Usually I don’t agree with preparing around failure, but everyone likes a good <text:span text:style-name="T87">*no u*</text:span></text:p>
        </text:list-item>
      </text:list>
      <text:p text:style-name="P76"><text:bookmark text:name="_y7ivt0d9101q"/></text:p>
      <text:p text:style-name="P75"><text:bookmark text:name="_36inuhhx4qbm"/><text:span text:style-name="T76">Archetypes </text:span></text:p>
      <text:p text:style-name="Standard">Alright if you are reading this guide, you should know how I do things by now. I will not be reviewing every archetype, only the ones I think are worth talking about. This doesn’t mean all of the rest of them are awful, just that I don’t really think they are worth drawing attention to.</text:p>
      <text:p text:style-name="Standard"><text:soft-page-break/></text:p>
      <text:p text:style-name="Standard"><text:span text:style-name="T76">All Arcanist Archetypes:</text:span> <text:a xlink:type="simple" xlink:href="https://docs.google.com/document/d/1Doshwg6qKZmKUX7Enjo4M-7u5kq5X4esp-QBx6MpPo0/edit" text:style-name="ListLabel_20_258" text:visited-style-name="ListLabel_20_258"><text:span text:style-name="T101">Arcanist</text:span></text:a></text:p>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65"><text:bookmark text:name="_jv7plmppphxw"/><text:span text:style-name="T6"><text:s/>(4/5) </text:span><text:a xlink:type="simple" xlink:href="https://aonprd.com/ArchetypeDisplay.aspx?FixedName=Arcanist%20Aeromancer" text:style-name="ListLabel_20_259" text:visited-style-name="ListLabel_20_259"><text:span text:style-name="T52">Aeromancer</text:span></text:a><text:span text:style-name="T53"> </text:span><text:span text:style-name="T6">[Lord of Storms]</text:span></text:p>
          </table:table-cell>
          <table:covered-table-cell/>
        </table:table-row>
        <table:table-row table:style-name="Table2.2">
          <table:table-cell table:style-name="Table2.A2" office:value-type="string">
            <text:p text:style-name="P3"><text:span text:style-name="T97">What you gain</text:span></text:p>
          </table:table-cell>
          <table:table-cell table:style-name="Table2.A2" office:value-type="string">
            <text:p text:style-name="P3"><text:span text:style-name="T97">What you lose</text:span></text:p>
          </table:table-cell>
        </table:table-row>
        <table:table-row table:style-name="Table2.3">
          <table:table-cell table:style-name="Table2.A3" table:number-rows-spanned="2" office:value-type="string">
            <text:list xml:id="list2391884944" text:style-name="WWNum24">
              <text:list-item>
                <text:p text:style-name="P60"><text:span text:style-name="T28">Air Mastery (Su):</text:span> Greater potent magic but only for windy spells. That said, if you take school understanding for versatile evocation, it gets even easier as you start throwing you lightning balls that are baseboosted to the heavens. Remember, caster level bonuses are hard to come by, and this gives you a HUGE boost.</text:p>
              </text:list-item>
              <text:list-item>
                <text:p text:style-name="P60"><text:span text:style-name="T28">Wind’s Embrace (Su):</text:span> You can walk on air as freely as the ground, no fly checks required, AND a personal wind wall that gets you immunity to arrows and miss chance against most other things. Yeah, it's good.</text:p>
              </text:list-item>
              <text:list-item>
                <text:p text:style-name="P60"><text:span text:style-name="T56">Rebuking </text:span><text:span text:style-name="T46">Wind (Su):</text:span><text:span text:style-name="T56"> </text:span>Tornado cannon is tornado cannon. You’ll be surprised how often a big blast of force might be helpful, but at the same time, its very expensive.</text:p>
              </text:list-item>
            </text:list>
            <text:p text:style-name="P2"/>
          </table:table-cell>
          <table:table-cell table:style-name="Table2.B3" table:number-rows-spanned="2" office:value-type="string">
            <text:list xml:id="list321486567" text:style-name="WWNum9">
              <text:list-item>
                <text:p text:style-name="P61"><text:span text:style-name="T56">1st, 5th, and 11th Exploits:</text:span><text:span text:style-name="T57"> So three exploits seems like a lot….but what you are getting is more or less worth it. Remember…you can always trade feats for more exploits if need be.</text:span></text:p>
              </text:list-item>
            </text:list>
          </table:table-cell>
        </table:table-row>
        <table:table-row table:style-name="Table2.3">
          <table:covered-table-cell/>
          <table:covered-table-cell/>
        </table:table-row>
        <table:table-row table:style-name="Table2.3">
          <table:table-cell table:style-name="Table2.A5" table:number-columns-spanned="2" office:value-type="string">
            <text:p text:style-name="P2"><text:span text:style-name="T76">Overview:</text:span> So honestly? IF you are planning on being a lightning blaster, or just want to be a wind god, this is actually a pretty strong archetype. Caster level is REALLY hard to raise and air mastery is a straight upgrade to potent magic, and even at level 5, a +3 to caster level is not something to scoof at. At level 10, a +4 (altogether) is MASSIVE, especially on spell resistance checks. Winds embrace is just a cool ability. Rebuking winds is…well its not useless but not on the same level.<text:line-break/><text:line-break/>Overall, I think its an excellent archetype for blasters! </text:p>
          </table:table-cell>
          <table:covered-table-cell/>
        </table:table-row>
      </table:table>
      <text:p text:style-name="Standard"/>
      <text:p text:style-name="Standard"/>
      <text:p text:style-name="Standard"/>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65"><text:bookmark text:name="_8rlid5svotkk"/><text:span text:style-name="T6"><text:s/>(1/5) </text:span><text:a xlink:type="simple" xlink:href="https://aonprd.com/ArchetypeDisplay.aspx?FixedName=Arcanist%20Blade%20Adept" text:style-name="ListLabel_20_260" text:visited-style-name="ListLabel_20_260"><text:span text:style-name="T75">Blade Adept</text:span></text:a><text:span text:style-name="T6"> [Wizard with Knife]</text:span></text:p>
          </table:table-cell>
          <table:covered-table-cell/>
        </table:table-row>
        <table:table-row table:style-name="Table3.2">
          <table:table-cell table:style-name="Table3.A2" office:value-type="string">
            <text:p text:style-name="P3"><text:span text:style-name="T97">What you gain</text:span></text:p>
          </table:table-cell>
          <table:table-cell table:style-name="Table3.A2" office:value-type="string">
            <text:p text:style-name="P3"><text:span text:style-name="T97">What you lose</text:span></text:p>
          </table:table-cell>
        </table:table-row>
        <table:table-row table:style-name="Table3.3">
          <table:table-cell table:style-name="Table3.A3" table:number-rows-spanned="2" office:value-type="string">
            <text:list xml:id="list74350837652495" text:continue-list="list2391884944" text:style-name="WWNum24">
              <text:list-item>
                <text:p text:style-name="P60"><text:span text:style-name="T68">Sword Bond: </text:span>Get a sword bonded object. As you all know, I have unique beef with bonded objects. But this just means that as you level, you can upgrade the weapon as if you had the appropriate feats…which is good…but…why…why do we have a weapon?</text:p>
              </text:list-item>
              <text:list-item>
                <text:p text:style-name="P60"><text:span text:style-name="T77">Sentient Sword (Su):</text:span> Okay you get a black blade! That's neat! …but we don’t automatically get spell combat. Or spell strike. Or have the bab to really…take advantage….of this weapon….</text:p>
              </text:list-item>
              <text:list-item>
                <text:p text:style-name="P60"><text:span text:style-name="T76">Adept Exploits:</text:span> You can spend exploits to get the class features you kinda needed anyway????</text:p>
              </text:list-item>
            </text:list>
            <text:p text:style-name="P2"/>
          </table:table-cell>
          <table:table-cell table:style-name="Table3.B3" table:number-rows-spanned="2" office:value-type="string">
            <text:list xml:id="list74349908693056" text:continue-list="list321486567" text:style-name="WWNum9">
              <text:list-item>
                <text:p text:style-name="P61"><text:span text:style-name="T77">1st, 3rd, 9th Exploit:</text:span> <text:span text:style-name="T102">So the big problem is that we trade 3 exploits to get a neat sword..not even be a competent fighter, just get a cool sword. We have to spend MORE exploits to make it viable. We don’t get the exploit class feature until level 5. Yeah no.</text:span></text:p>
              </text:list-item>
            </text:list>
            <text:p text:style-name="P2"/>
          </table:table-cell>
        </table:table-row>
        <table:table-row table:style-name="Table3.3">
          <table:covered-table-cell/>
          <table:covered-table-cell/>
        </table:table-row>
        <table:table-row table:style-name="Table3.3">
          <table:table-cell table:style-name="Table3.A5" table:number-columns-spanned="2" office:value-type="string">
            <text:p text:style-name="P2"><text:span text:style-name="T76">Overview:</text:span> Okay lets get this out of the way. The Blade Adept is NOT a good archetype…on its own. Giving the wizard a cool sword does not a fighter nor a magus make. You have to lose 3 exploits to get said cool sword, which you could have spent on abilities that actually make you a substantially better caster, than just a half assed gish. <text:span text:style-name="T85">If you REALLY want to mess around with a black blade? Play a bladebound magus. It’s better in basically every way.</text:span></text:p>
            <text:p text:style-name="P5"/>
            <text:p text:style-name="P2">That said, if you are determined to play a blade adept, there are ways to do it, and reasons to do it. One is if you want to go into eldritch knight, and want to take 1 level of inspired blade swashbuckler to be a rapier crit dancer. It’s also not the worst to gestalt with if you want to play a magus with access to a black blade and use broad study to smack people with your arcanist spells…but honestly you should just play a bladebound magus 9/10 times.</text:p>
          </table:table-cell>
          <table:covered-table-cell/>
        </table:table-row>
      </table:table>
      <text:p text:style-name="P4"/>
      <text:p text:style-name="P4"/>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65"><text:bookmark text:name="_bfw9zibsey7g"/><text:span text:style-name="T6"><text:s/>(4/5) </text:span><text:a xlink:type="simple" xlink:href="https://aonprd.com/ArchetypeDisplay.aspx?FixedName=Arcanist%20School%20Savant" text:style-name="ListLabel_20_259" text:visited-style-name="ListLabel_20_259"><text:span text:style-name="T52">Blood Arcanist</text:span></text:a><text:span text:style-name="T53"> </text:span><text:span text:style-name="T6">[The Sorcerers Apprentice]</text:span></text:p>
          </table:table-cell>
          <table:covered-table-cell/>
        </table:table-row>
        <table:table-row table:style-name="Table4.2">
          <table:table-cell table:style-name="Table4.A2" office:value-type="string">
            <text:p text:style-name="P3"><text:span text:style-name="T97">What you gain</text:span></text:p>
          </table:table-cell>
          <table:table-cell table:style-name="Table4.A2" office:value-type="string">
            <text:p text:style-name="P3"><text:span text:style-name="T97">What you lose</text:span></text:p>
          </table:table-cell>
        </table:table-row>
        <table:table-row table:style-name="Table4.3">
          <table:table-cell table:style-name="Table4.A3" table:number-rows-spanned="2" office:value-type="string">
            <text:list xml:id="list74350099529623" text:continue-list="list74350837652495" text:style-name="WWNum24">
              <text:list-item>
                <text:p text:style-name="P60"><text:span text:style-name="T28">Bloodline:</text:span><text:span text:style-name="T57"> </text:span>You get the bloodline arcana and bloodline power…but not the feats, the skills or the bonus spells. Bloodlines can be really strong, they really can but a lot of them benefit greatly from the spells they provide.</text:p>
              </text:list-item>
            </text:list>
            <text:p text:style-name="P2"/>
          </table:table-cell>
          <table:table-cell table:style-name="Table4.B3" table:number-rows-spanned="2" office:value-type="string">
            <text:list xml:id="list74350758665583" text:continue-list="list74349908693056" text:style-name="WWNum9">
              <text:list-item>
                <text:p text:style-name="P61"><text:span text:style-name="T77">1st, 3rd, 9th, and 15 exploits:</text:span><text:span text:style-name="T78"> THATS A LOT of exploits for this bloodline. Don’t get me wrong, there are some POWERFUL bloodlines but…at this point why not just be a sorcerer?</text:span></text:p>
              </text:list-item>
              <text:list-item>
                <text:p text:style-name="P61"><text:span text:style-name="T56">Magical Supremacy:</text:span><text:span text:style-name="T57"> Its a capstone so you probably wouldn’t notice.</text:span></text:p>
              </text:list-item>
            </text:list>
            <text:p text:style-name="P2"/>
          </table:table-cell>
        </table:table-row>
        <table:table-row table:style-name="Table4.3">
          <table:covered-table-cell/>
          <table:covered-table-cell/>
        </table:table-row>
        <table:table-row table:style-name="Table4.3">
          <table:table-cell table:style-name="Table4.A5" table:number-columns-spanned="2" office:value-type="string">
            <text:p text:style-name="P2"><text:span text:style-name="T76">Overview:</text:span> So most people will only play levels 1-10, which means for most people, this means not getting exploits class feature until level 5. My big question is, given that….why are you playing an arcanist and not just playing a sorcerer? I mean sure, there are some benefits to being an int based bloodline user but…then why not be a sage? Why do this?</text:p>
            <text:p text:style-name="P2"/>
            <text:p text:style-name="P2">That said, if you want to play an int based prepared sorcerer…well…this is how you do it without abusing blood development. Bloodlines can be REALLY strong, and are worth picking up if you know how to use them.</text:p>
          </table:table-cell>
          <table:covered-table-cell/>
        </table:table-row>
      </table:table>
      <text:p text:style-name="P4"/>
      <text:p text:style-name="P4"/>
      <table:table table:name="Table5" table:style-name="Table5">
        <table:table-column table:style-name="Table5.A"/>
        <table:table-column table:style-name="Table5.B"/>
        <table:table-row table:style-name="Table5.1">
          <table:table-cell table:style-name="Table5.A1" table:number-columns-spanned="2" office:value-type="string">
            <text:p text:style-name="P65"><text:bookmark text:name="_ncm09w6fr9vc"/><text:span text:style-name="T6"><text:s/>(5/5) </text:span><text:a xlink:type="simple" xlink:href="https://aonprd.com/ArchetypeDisplay.aspx?FixedName=Arcanist%20Brown-Fur%20Transmuter" text:style-name="ListLabel_20_261" text:visited-style-name="ListLabel_20_261"><text:span text:style-name="T38">Brown-Fur Transmuter</text:span></text:a><text:span text:style-name="T6"> [72 Heavenly Transformation Technique]</text:span></text:p>
          </table:table-cell>
          <table:covered-table-cell/>
        </table:table-row>
        <table:table-row table:style-name="Table5.2">
          <table:table-cell table:style-name="Table5.A2" office:value-type="string">
            <text:p text:style-name="P3"><text:span text:style-name="T97">What you gain</text:span></text:p>
          </table:table-cell>
          <table:table-cell table:style-name="Table5.A2" office:value-type="string">
            <text:p text:style-name="P3"><text:span text:style-name="T97">What you lose</text:span></text:p>
          </table:table-cell>
        </table:table-row>
        <table:table-row table:style-name="Table5.3">
          <table:table-cell table:style-name="Table5.A3" table:number-rows-spanned="2" office:value-type="string">
            <text:list xml:id="list74350541881695" text:continue-list="list74350099529623" text:style-name="WWNum24">
              <text:list-item>
                <text:p text:style-name="P60"><text:span text:style-name="T56">Powerful Change (Su):</text:span><text:span text:style-name="T57"> </text:span>When you get a buff, make the buff slightly better! Well that's nice! It’s not much but its useful if you like transmutation.</text:p>
              </text:list-item>
              <text:list-item>
                <text:p text:style-name="P60"><text:span text:style-name="T28">✰Share Transformation✰ (Su):</text:span> AHAHAHAHAHAHA This is dumb and amazing and dumb. Getting to turn the barbarian into a chimera with lazer vision is amazing. There are so many transformations that martials can use that they just…don’t get access to that you do. Absolutely 1000% why we are taking this archetype. This gets even sillier with reach spell metamagic.</text:p>
              </text:list-item>
              <text:list-item>
                <text:p text:style-name="P60"><text:span text:style-name="T46">Transmutation Supremacy (Su):</text:span> All transmutation spells (not just polymorphs) get extended, polymorph buffs go up to +4 and you can now throw transformations at a range if you didn’t have reach.</text:p>
              </text:list-item>
            </text:list>
            <text:p text:style-name="P2"/>
          </table:table-cell>
          <table:table-cell table:style-name="Table5.B3" table:number-rows-spanned="2" office:value-type="string">
            <text:list xml:id="list74349387881500" text:continue-list="list74350758665583" text:style-name="WWNum9">
              <text:list-item>
                <text:p text:style-name="P61"><text:span text:style-name="T46">3rd, 9th and Capstone</text:span>: So this actually not that bad because you still get the exploit class feature at level 1, and your 9th level ability that replaces an exploit is busted…so you actually don’t lose that much.</text:p>
              </text:list-item>
            </text:list>
            <text:p text:style-name="P2"/>
          </table:table-cell>
        </table:table-row>
        <table:table-row table:style-name="Table5.3">
          <table:covered-table-cell/>
          <table:covered-table-cell/>
        </table:table-row>
        <table:table-row table:style-name="Table5.3">
          <table:table-cell table:style-name="Table5.A5" table:number-columns-spanned="2" office:value-type="string">
            <text:p text:style-name="P2"><text:span text:style-name="T76">Overview:</text:span> Do you plan on being good at buffs? This person is arguably one of the best at buffs. As you get progressively crazier, and crazier forms that would normally be personal only, you can start throwing out truly hilarious power upon your teammates who actually have the stats to use it, and honestly, it costs you basically just 2 exploits, 1 of which is the easiest trade in your life. It’s honestly a strong consideration for ANY arcanist just because it makes you SUCH a powerful support if you can get access to share transformation.</text:p>
          </table:table-cell>
          <table:covered-table-cell/>
        </table:table-row>
      </table:table>
      <text:p text:style-name="P4"/>
      <text:p text:style-name="P4"/>
      <text:p text:style-name="P4"/>
      <text:p text:style-name="P4"/>
      <text:p text:style-name="P4"/>
      <table:table table:name="Table6" table:style-name="Table6">
        <table:table-column table:style-name="Table6.A"/>
        <table:table-column table:style-name="Table6.B"/>
        <table:table-row table:style-name="Table6.1">
          <table:table-cell table:style-name="Table6.A1" table:number-columns-spanned="2" office:value-type="string">
            <text:p text:style-name="P65"><text:bookmark text:name="_5cu7ufoehpig"/><text:span text:style-name="T6"><text:s/>(4/5) </text:span><text:a xlink:type="simple" xlink:href="https://aonprd.com/ArchetypeDisplay.aspx?FixedName=Arcanist%20Harrowed%20Society%20Student" text:style-name="ListLabel_20_259" text:visited-style-name="ListLabel_20_259"><text:span text:style-name="T52">Harrowed Society Student</text:span></text:a><text:span text:style-name="T53"> </text:span><text:span text:style-name="T6">[Tarot Gambling]</text:span></text:p>
          </table:table-cell>
          <table:covered-table-cell/>
        </table:table-row>
        <table:table-row table:style-name="Table6.2">
          <table:table-cell table:style-name="Table6.A2" office:value-type="string">
            <text:p text:style-name="P3"><text:span text:style-name="T97">What you gain</text:span></text:p>
          </table:table-cell>
          <table:table-cell table:style-name="Table6.A2" office:value-type="string">
            <text:p text:style-name="P3"><text:span text:style-name="T97">What you lose</text:span></text:p>
          </table:table-cell>
        </table:table-row>
        <table:table-row table:style-name="Table6.3">
          <table:table-cell table:style-name="Table6.A3" table:number-rows-spanned="2" office:value-type="string">
            <text:list xml:id="list74350670336888" text:continue-list="list74350541881695" text:style-name="WWNum24">
              <text:list-item>
                <text:p text:style-name="P60"><text:span text:style-name="T56">Psychic Reader (Ex):</text:span> Get psychic unlocks and some extra class skills. There are skill unlocks that are really useful like <text:span text:style-name="T87">Automatic Writing (Linguistics), Automatic Writing (Linguistics), Prognostication (Sense Motive), Psychometry (Appraise).</text:span> That said, nothing crazy.</text:p>
              </text:list-item>
              <text:list-item>
                <text:p text:style-name="P60"><text:span text:style-name="T56">Harrow Reservoir (Ex):</text:span> Once per day point gamvling. Isn’t really better than consume spells, but you can get more in one burst. Either way, with fiendish proboscis it should be fine.</text:p>
              </text:list-item>
              <text:list-item>
                <text:p text:style-name="P60"><text:span text:style-name="T28">Divine the Mysteries (Ex):</text:span> Off list divination spells are amazing, and you can basically have your pick from EVERY class. Divination is a surprisingly powerful school, so I wouldn’t overlook this.</text:p>
              </text:list-item>
              <text:list-item>
                <text:p text:style-name="P60"><text:span text:style-name="T56">Trump Card (Su):</text:span> Random baby buffs/curses are random. </text:p>
              </text:list-item>
            </text:list>
          </table:table-cell>
          <table:table-cell table:style-name="Table6.B3" table:number-rows-spanned="2" office:value-type="string">
            <text:list xml:id="list74349451290090" text:continue-list="list74349387881500" text:style-name="WWNum9">
              <text:list-item>
                <text:p text:style-name="P61"><text:span text:style-name="T56">1st and 9th Exploit: </text:span><text:span text:style-name="T57">So not ideal but by level 3 we can work on replacing them so it isn't the hugest lost.</text:span></text:p>
              </text:list-item>
              <text:list-item>
                <text:p text:style-name="P61"><text:span text:style-name="T77">Consume Spells: </text:span><text:span text:style-name="T78">Okay this one kinda sucks because </text:span><text:span text:style-name="T57">consume spells is very reliable at later levels, but we can work around this.</text:span></text:p>
              </text:list-item>
            </text:list>
            <text:p text:style-name="P2"/>
          </table:table-cell>
        </table:table-row>
        <table:table-row table:style-name="Table6.3">
          <table:covered-table-cell/>
          <table:covered-table-cell/>
        </table:table-row>
        <table:table-row table:style-name="Table6.3">
          <table:table-cell table:style-name="Table6.A5" table:number-columns-spanned="2" office:value-type="string">
            <text:p text:style-name="P2"><text:span text:style-name="T76">Overview:</text:span> You are here if you want to magic gamble and get really neato divination spells. Thats about it. Not bad, but really, nothing crazy good here.</text:p>
          </table:table-cell>
          <table:covered-table-cell/>
        </table:table-row>
      </table:table>
      <text:p text:style-name="P4"/>
      <table:table table:name="Table7" table:style-name="Table7">
        <table:table-column table:style-name="Table7.A"/>
        <table:table-column table:style-name="Table7.B"/>
        <text:soft-page-break/>
        <table:table-row table:style-name="Table7.1">
          <table:table-cell table:style-name="Table7.A1" table:number-columns-spanned="2" office:value-type="string">
            <text:p text:style-name="P65"><text:bookmark text:name="_qcq8dcj0ey56"/><text:span text:style-name="T6"><text:s/>(4/5) </text:span><text:a xlink:type="simple" xlink:href="https://aonprd.com/ArchetypeDisplay.aspx?FixedName=Arcanist%20Magaambyan%20Initiate" text:style-name="ListLabel_20_259" text:visited-style-name="ListLabel_20_259"><text:span text:style-name="T52">Magaambyan Initiate</text:span></text:a><text:span text:style-name="T53"> </text:span><text:span text:style-name="T6">[Arboreal Arcana]</text:span></text:p>
          </table:table-cell>
          <table:covered-table-cell/>
        </table:table-row>
        <table:table-row table:style-name="Table7.2">
          <table:table-cell table:style-name="Table7.A2" office:value-type="string">
            <text:p text:style-name="P3"><text:span text:style-name="T97">What you gain</text:span></text:p>
          </table:table-cell>
          <table:table-cell table:style-name="Table7.A2" office:value-type="string">
            <text:p text:style-name="P3"><text:span text:style-name="T97">What you lose</text:span></text:p>
          </table:table-cell>
        </table:table-row>
        <table:table-row table:style-name="Table7.3">
          <table:table-cell table:style-name="Table7.A3" table:number-rows-spanned="2" office:value-type="string">
            <text:list xml:id="list74349464075225" text:continue-list="list74350670336888" text:style-name="WWNum24">
              <text:list-item>
                <text:p text:style-name="P60"><text:span text:style-name="T46">Aura of Good (Su):</text:span> YAY aura. Why do we care? Sacred Summons. That’s why.</text:p>
              </text:list-item>
              <text:list-item>
                <text:p text:style-name="P60"><text:span text:style-name="T28">✰Halcyon Spell Lore✰</text:span><text:span text:style-name="T76">:</text:span> EVERY LEVEL you get spells from the druid list (which are strong) or Good spells on the cleric list. This is INCREDIBLY powerful, and makes you a better spellcaster! Woo! Still you do have to spend magic points to cast them but…its not too expensive</text:p>
              </text:list-item>
              <text:list-item>
                <text:p text:style-name="P60"><text:span text:style-name="T56">Spell Mastery:</text:span> Basically you get the spell mastery feat, and if you go into the prestige class, it scales the reservoir pool.</text:p>
              </text:list-item>
            </text:list>
            <text:p text:style-name="P2"/>
          </table:table-cell>
          <table:table-cell table:style-name="Table7.B3" table:number-rows-spanned="2" office:value-type="string">
            <text:list xml:id="list74349689509747" text:continue-list="list74349451290090" text:style-name="WWNum9">
              <text:list-item>
                <text:p text:style-name="P61"><text:span text:style-name="T77">1st,5th,9th,17th Exploits:</text:span><text:span text:style-name="T78"> </text:span><text:span text:style-name="T102">4 exploits is a lot and even if we can take extra exploits, that is a hit for all the spell power we are getting. This <text:s/>especially hurts because spell mastery on its own isn't that great unless you are going into the prestige class.</text:span></text:p>
              </text:list-item>
            </text:list>
            <text:p text:style-name="P2"/>
          </table:table-cell>
        </table:table-row>
        <table:table-row table:style-name="Table7.3">
          <table:covered-table-cell/>
          <table:covered-table-cell/>
        </table:table-row>
        <table:table-row table:style-name="Table7.3">
          <table:table-cell table:style-name="Table7.A5" table:number-columns-spanned="2" office:value-type="string">
            <text:p text:style-name="P2"><text:span text:style-name="T76">Overview:</text:span> So at the end of the day this archetype IS MADE to go into the <text:a xlink:type="simple" xlink:href="https://aonprd.com/PrestigeClassesDisplay.aspx?ItemName=Magaambyan%20Arcanist#:~:text=The%20Magaambyan%20Arcanist's%20class%20skills,Hit%20Die%3A%20d6." text:style-name="ListLabel_20_262" text:visited-style-name="ListLabel_20_262"><text:span text:style-name="T13">prestige class of the same name</text:span></text:a> and entirely shines as an extension of it. On its own, its just a fun class that gets some neato bonus spells but you lose A LOT of exploits for the chance to cast them, which is upsetting. Still, if you wanted to be a druid/cleric/arcanist or just wanted to feel the power of a bit of theurgy??? This is the archetype for it. They also make surprisingly good summoners because you can get access to Summon Nature’s Ally, and can use sacred summons to get standard action summons.</text:p>
          </table:table-cell>
          <table:covered-table-cell/>
        </table:table-row>
      </table:table>
      <text:p text:style-name="P4"/>
      <table:table table:name="Table8" table:style-name="Table8">
        <table:table-column table:style-name="Table8.A"/>
        <table:table-column table:style-name="Table8.B"/>
        <table:table-row table:style-name="Table8.1">
          <table:table-cell table:style-name="Table8.A1" table:number-columns-spanned="2" office:value-type="string">
            <text:p text:style-name="P65"><text:bookmark text:name="_hvnqe8pli88d"/><text:span text:style-name="T6"><text:s/>(5/5) </text:span><text:a xlink:type="simple" xlink:href="https://aonprd.com/ArchetypeDisplay.aspx?FixedName=Arcanist%20Occultist" text:style-name="ListLabel_20_261" text:visited-style-name="ListLabel_20_261"><text:span text:style-name="T38">Occultist</text:span></text:a><text:span text:style-name="T6"> [MtG:Arena]</text:span></text:p>
          </table:table-cell>
          <table:covered-table-cell/>
        </table:table-row>
        <table:table-row table:style-name="Table8.2">
          <table:table-cell table:style-name="Table8.A2" office:value-type="string">
            <text:p text:style-name="P3"><text:span text:style-name="T97">What you gain</text:span></text:p>
          </table:table-cell>
          <table:table-cell table:style-name="Table8.A2" office:value-type="string">
            <text:p text:style-name="P3"><text:span text:style-name="T97">What you lose</text:span></text:p>
          </table:table-cell>
        </table:table-row>
        <table:table-row table:style-name="Table8.3">
          <table:table-cell table:style-name="Table8.A3" table:number-rows-spanned="2" office:value-type="string">
            <text:list xml:id="list74351208766359" text:continue-list="list74349464075225" text:style-name="WWNum24">
              <text:list-item>
                <text:p text:style-name="P60"><text:span text:style-name="T46">Planar Spells:</text:span> Planar ally isn’t better than planar binding, but plane shift early is dope.</text:p>
              </text:list-item>
              <text:list-item>
                <text:p text:style-name="P60"><text:span text:style-name="T28">Conjurer’s Focus (Sp):</text:span><text:span text:style-name="T47"> </text:span>So this gets us summon monster, at wizard progression, as a standard action, that lasts minutes per level. That is insanely good…but it also is REALLY expensive. Luckily, we have consume spell to make up the cost, or at least, keep it from being crippling. Combine that with the elf fcb and fiendish proboscis, and you should be summoning all day long in no time. Just remember you can only have one set out at a time.</text:p>
              </text:list-item>
              <text:list-item>
                <text:p text:style-name="P60"><text:span text:style-name="T56">Planar Contact (Sp):</text:span> Augury and Contact Other Planes are know things abilities. Contact Other Plane can absolutely fuck you though, so…be careful.</text:p>
              </text:list-item>
              <text:list-item>
                <text:p text:style-name="P60"><text:span text:style-name="T28">✰Perfect Summoner✰:</text:span> Summons are free and last forever. This is amazing. Shame its at level 20.</text:p>
              </text:list-item>
            </text:list>
          </table:table-cell>
          <table:table-cell table:style-name="Table8.B3" table:number-rows-spanned="2" office:value-type="string">
            <text:list xml:id="list74350343134698" text:continue-list="list74349689509747" text:style-name="WWNum9">
              <text:list-item>
                <text:p text:style-name="P61"><text:span text:style-name="T46">1st, and 7th Exploits:</text:span><text:span text:style-name="T47"> Only two exploits which aint bad.</text:span></text:p>
              </text:list-item>
              <text:list-item>
                <text:p text:style-name="P61"><text:span text:style-name="T46">Magical Supremacy:</text:span><text:span text:style-name="T47"> Easiest trade of your life. Shame its so late.</text:span></text:p>
              </text:list-item>
            </text:list>
            <text:p text:style-name="P2"/>
          </table:table-cell>
        </table:table-row>
        <table:table-row table:style-name="Table8.3">
          <table:covered-table-cell/>
          <table:covered-table-cell/>
        </table:table-row>
        <table:table-row table:style-name="Table8.3">
          <table:table-cell table:style-name="Table8.A5" table:number-columns-spanned="2" office:value-type="string">
            <text:p text:style-name="P2"><text:span text:style-name="T76">Overview:</text:span> So the main benefit we are getting her is conjure focus which allows for standard action summons that you get level. Now, if you are taking advantage of consume spell, basically eating a spell slot after you cast to get your standard action summons out to minimize the cost, then it can be good, but this class will EAT UP your magic points…which means its best used with someone with a REALLY big pool to work with. So plan to be an elf or take extra arcane reservoir a few times just in case.<text:line-break/><text:line-break/>That said, so long as you are willing to burn spell slots, and take the right FCB to help expand your pool a bit, this can effectively net you an insane amount of summoned monsters to play around with over the course of the day.</text:p>
          </table:table-cell>
          <table:covered-table-cell/>
        </table:table-row>
      </table:table>
      <text:p text:style-name="P4"/>
      <text:p text:style-name="P62"/>
      <table:table table:name="Table9" table:style-name="Table9">
        <table:table-column table:style-name="Table9.A"/>
        <table:table-column table:style-name="Table9.B"/>
        <table:table-row table:style-name="Table9.1">
          <table:table-cell table:style-name="Table9.A1" table:number-columns-spanned="2" office:value-type="string">
            <text:p text:style-name="P65"><text:bookmark text:name="_dx414mk3pfmo"/><text:span text:style-name="T6"><text:s/>(4.5/5) </text:span><text:a xlink:type="simple" xlink:href="https://aonprd.com/ArchetypeDisplay.aspx?FixedName=Arcanist%20School%20Savant" text:style-name="ListLabel_20_259" text:visited-style-name="ListLabel_20_259"><text:span text:style-name="T52">School </text:span></text:a><text:a xlink:type="simple" xlink:href="https://aonprd.com/ArchetypeDisplay.aspx?FixedName=Arcanist%20School%20Savant" text:style-name="ListLabel_20_261" text:visited-style-name="ListLabel_20_261"><text:span text:style-name="T38">Savant</text:span></text:a><text:span text:style-name="T39"> </text:span><text:span text:style-name="T6">[Wizard++]</text:span></text:p>
          </table:table-cell>
          <table:covered-table-cell/>
        </table:table-row>
        <table:table-row table:style-name="Table9.2">
          <table:table-cell table:style-name="Table9.A2" office:value-type="string">
            <text:p text:style-name="P3"><text:span text:style-name="T97">What you gain</text:span></text:p>
          </table:table-cell>
          <table:table-cell table:style-name="Table9.A2" office:value-type="string">
            <text:p text:style-name="P3"><text:span text:style-name="T97">What you lose</text:span></text:p>
          </table:table-cell>
        </table:table-row>
        <table:table-row table:style-name="Table9.3">
          <table:table-cell table:style-name="Table9.A3" table:number-rows-spanned="2" office:value-type="string">
            <text:list xml:id="list74349356662038" text:continue-list="list74351208766359" text:style-name="WWNum24">
              <text:list-item>
                <text:p text:style-name="P60"><text:span text:style-name="T28">✰School Focus✰:</text:span><text:span text:style-name="T89"> Pick an arcane school and get its powers! Not all of them are super good but there are definitely some strong things in there. The REAL benefit though is getting to prepare 1 extra spell per level, which gives you even more versatility!!!! Choosing opposition schools aint that bad anyway.</text:span></text:p>
              </text:list-item>
            </text:list>
          </table:table-cell>
          <table:table-cell table:style-name="Table9.B3" table:number-rows-spanned="2" office:value-type="string">
            <text:list xml:id="list74349459531685" text:continue-list="list74350343134698" text:style-name="WWNum9">
              <text:list-item>
                <text:p text:style-name="P61"><text:span text:style-name="T56">1st, 3rd and 7th Exploits:</text:span><text:span text:style-name="T57"> Not ideal for lower level play, but not impossible to work around? Still far from ideal.</text:span></text:p>
              </text:list-item>
            </text:list>
            <text:p text:style-name="P2"/>
          </table:table-cell>
        </table:table-row>
        <table:table-row table:style-name="Table9.3">
          <table:covered-table-cell/>
          <table:covered-table-cell/>
        </table:table-row>
        <table:table-row table:style-name="Table9.3">
          <table:table-cell table:style-name="Table9.A5" table:number-columns-spanned="2" office:value-type="string">
            <text:p text:style-name="P2"><text:span text:style-name="T76">Overview:</text:span> So while it costs A LOT the benefit of having an extra spell slot at every level can not be overstated because it is a night and day difference especially at your highest spell level. The only other way to do this is extra preparation, and that doesn’t scale with you.</text:p>
          </table:table-cell>
          <table:covered-table-cell/>
        </table:table-row>
      </table:table>
      <text:p text:style-name="P11"/>
      <text:p text:style-name="P76"><text:bookmark text:name="_h0zev6ktm713"/></text:p>
      <text:p text:style-name="P75"><text:bookmark text:name="_z1k0e12sa467"/><text:span text:style-name="T76">Multiclassing</text:span></text:p>
      <text:p text:style-name="Standard">So you already have sorc progression for your spell levels and you are a caster. Mutliclassing is not what we like. We have 0 excuse for going more than one level in anything, and honestly we should ONLY multiclass if you have a very specific build for it.</text:p>
      <text:list xml:id="list4117576392" text:style-name="WWNum17">
        <text:list-item>
          <text:p text:style-name="P68"><text:bookmark text:name="_yu8vnvf6zylf"/><text:span text:style-name="T46">(4/5) </text:span><text:a xlink:type="simple" xlink:href="https://aonprd.com/ArchetypeDisplay.aspx?FixedName=Swashbuckler%20Inspired%20Blade" text:style-name="ListLabel_20_251" text:visited-style-name="ListLabel_20_251"><text:span text:style-name="T51">Inspired Blade</text:span></text:a><text:span text:style-name="T46"> </text:span><text:a xlink:type="simple" xlink:href="https://aonprd.com/ClassDisplay.aspx?ItemName=Swashbuckler" text:style-name="ListLabel_20_251" text:visited-style-name="ListLabel_20_251"><text:span text:style-name="T51">Swashbuckler</text:span></text:a><text:span text:style-name="T46"> </text:span><text:span text:style-name="T76">[1 Lvl] (Blade Adept Only)</text:span></text:p>
          <text:list>
            <text:list-item>
              <text:p text:style-name="P49">Are you trying to make the blade adept work by going into eldritch knight? Well great this gives you proficiency, scales your panache on int, gives you weapon focus and weapon finesse and a free bab. Otherwise skip.</text:p>
            </text:list-item>
          </text:list>
        </text:list-item>
        <text:list-item>
          <text:p text:style-name="P71"><text:bookmark text:name="_ym1xcxnk28a3"/><text:span text:style-name="T28">(5/5) </text:span><text:a xlink:type="simple" xlink:href="https://aonprd.com/ArchetypeDisplay.aspx?FixedName=Sorcerer%20Crossblooded" text:style-name="ListLabel_20_250" text:visited-style-name="ListLabel_20_250"><text:span text:style-name="T36">Crossblooded</text:span></text:a><text:span text:style-name="T28"> </text:span><text:a xlink:type="simple" xlink:href="https://aonprd.com/ClassDisplay.aspx?ItemName=Sorcerer" text:style-name="ListLabel_20_250" text:visited-style-name="ListLabel_20_250"><text:span text:style-name="T36">Sorcerer</text:span></text:a><text:span text:style-name="T76"> [1 Lvl]</text:span></text:p>
          <text:list>
            <text:list-item>
              <text:p text:style-name="P43">Take it for the bloodline arcana and abuse it via bloodline development which lets you enjoy all of the benefits with none of the drawbacks while being a level behind anyway lmao. Still nice.</text:p>
            </text:list-item>
          </text:list>
        </text:list-item>
      </text:list>
      <text:p text:style-name="Heading_20_3"><text:bookmark text:name="_j6uob21aqs1w"/><text:span text:style-name="T76">Variant Multiclassing</text:span></text:p>
      <text:p text:style-name="Standard">This is way easier to pull off because the arcanist doesn’t necessarily NEED any feats? There are things that we can take advantage of, especially based on how we build it.</text:p>
      <text:list xml:id="list2063634063" text:style-name="WWNum10">
        <text:list-item>
          <text:p text:style-name="P69"><text:bookmark text:name="_xaedkaxmpcz8"/><text:span text:style-name="T28">(5/5) VMC Wizard</text:span></text:p>
          <text:list>
            <text:list-item>
              <text:p text:style-name="P50">Get a familiar (which are great), A school power (Which can be really powerful and you can still take school understanding), and eventually a fully level arcane discovery!!! Honestly even with the shitty bonus cantrip, this is a pretty strong line of up of abilities, and effectively lets you get more out of your exploits.</text:p>
            </text:list-item>
          </text:list>
        </text:list-item>
        <text:list-item>
          <text:p text:style-name="P72"><text:bookmark text:name="_ttrtd8r388dx"/><text:span text:style-name="T46">(4/5) VMC Cavalier</text:span></text:p>
          <text:list>
            <text:list-item>
              <text:p text:style-name="P50">Tactician is a really strong power, challenge is whatever damage wise, but very nice for blade adepts trying their best. <text:span text:style-name="T31">Order of the Blossom</text:span> is great for save penalties and fun SLA’s with fey lore, while <text:span text:style-name="T31">Order of the Dragon</text:span> is great for being a team player with attack bonuses, and <text:span text:style-name="T31">Order of the Reins</text:span> makes you an animal handling god.</text:p>
            </text:list-item>
          </text:list>
        </text:list-item>
        <text:list-item>
          <text:p text:style-name="P72"><text:bookmark text:name="_201v9flsxw57"/><text:span text:style-name="T46">(4/5) VMC Sorcerer</text:span></text:p>
          <text:list>
            <text:list-item>
              <text:p text:style-name="P50"><text:soft-page-break/>Bloodline powers without having to take the eldritch heritage feats, and without sacrificing 4 exploits in the long run. Yes we have blood arcanist and YES we have bloodline development.</text:p>
            </text:list-item>
          </text:list>
        </text:list-item>
        <text:list-item>
          <text:p text:style-name="P72"><text:bookmark text:name="_ofr3gstjcefv"/><text:span text:style-name="T56">(3/5) VMC Magus</text:span></text:p>
          <text:list>
            <text:list-item>
              <text:p text:style-name="P44">Blade Adept + Inspire Blade and then this and congrats you can feel like you really start feeling like you took levels in magus.</text:p>
            </text:list-item>
          </text:list>
        </text:list-item>
      </text:list>
      <text:p text:style-name="Standard"/>
      <text:p text:style-name="Standard"/>
      <text:p text:style-name="P76"><text:bookmark text:name="_qji5yvia2eex"/></text:p>
      <text:p text:style-name="P75"><text:bookmark text:name="_w7tdw4y7vbeq"/><text:span text:style-name="T76">Prestige Classes</text:span></text:p>
      <text:p text:style-name="Standard">SO on the bright side, as far as arcanists go, all you really scale is the amount of arcane points you can have, your spells (which prestige classes can forward) and exploits…which you don’t need to get all off. In fact plenty of exploits don’t even really scale and you don’t need them to. So depending on the build, we can prestige pretty freely so long as we don’t lose any caster level.</text:p>
      <text:list xml:id="list1764287774" text:style-name="WWNum14">
        <text:list-item>
          <text:p text:style-name="P70"><text:bookmark text:name="_blfnfe4xxfe2"/><text:span text:style-name="T28">(5/5) </text:span><text:a xlink:type="simple" xlink:href="https://www.d20pfsrd.com/classes/prestige-classes/other-paizo/a-b/bloatmage/" text:style-name="ListLabel_20_250" text:visited-style-name="ListLabel_20_250"><text:span text:style-name="T36">Bloatmage</text:span></text:a></text:p>
          <text:list>
            <text:list-item>
              <text:p text:style-name="P45">Hey wanna spend 5 exploits to get a bunch of full-level bloodlines and free spell slots? Of course you do! Sure you aren’t getting exploits, but I still think this is a better trade than taking blood arcanist.</text:p>
            </text:list-item>
          </text:list>
        </text:list-item>
        <text:list-item>
          <text:p text:style-name="P30"><text:span text:style-name="T46">(4/5) </text:span><text:a xlink:type="simple" xlink:href="https://aonprd.com/PrestigeClassesDisplay.aspx?ItemName=Magaambyan%20Arcanist" text:style-name="ListLabel_20_251" text:visited-style-name="ListLabel_20_251"><text:span text:style-name="T51">Magaambyan Arcanist</text:span></text:a><text:span text:style-name="T76"> (Magaambyan Initiates Only)</text:span></text:p>
          <text:list>
            <text:list-item>
              <text:p text:style-name="P51">Assuming you are taking the archetype, you really do benefit a lot from going into the prestige class, getting more spells and becoming even more of a druid wizard hybrid. Otherwise you literally can’t take this prestige class, but it was made for that archetype to thrive so…might as well jump in when you feel like.</text:p>
            </text:list-item>
          </text:list>
        </text:list-item>
        <text:list-item>
          <text:p text:style-name="P73"><text:bookmark text:name="_4r9tvpm359fm"/><text:span text:style-name="T56">(3/5) </text:span><text:a xlink:type="simple" xlink:href="https://aonprd.com/PrestigeClassesDisplay.aspx?ItemName=Eldritch%20Knight" text:style-name="ListLabel_20_249" text:visited-style-name="ListLabel_20_249"><text:span text:style-name="T60">Eldritch Knight</text:span></text:a><text:span text:style-name="T56"> (Blade Adepts Only) </text:span>(Take Prestigious Spellcaster)</text:p>
          <text:list>
            <text:list-item>
              <text:p text:style-name="P51">Look I’m going to be honest? You shouldnt be stabbing things in most cases. You are a full caster and perfectly able to get others to do that for you. If you want to hit things with magic, play a magus, they are GREAT at it. That said, if you are determined to ignore me, this is a route that is well trodden. 1 inspired swash/ 6 blade adept arcanist / Eldritch Knight 10. It won’t make you great, but ya know, you can hit stuff.</text:p>
            </text:list-item>
          </text:list>
        </text:list-item>
        <text:list-item>
          <text:p text:style-name="P73"><text:bookmark text:name="_h3mcode80db7"/><text:span text:style-name="T28">(5/5) </text:span><text:a xlink:type="simple" xlink:href="https://www.d20pfsrd.com/classes/prestige-classes/other-paizo/s-z/stargazer/" text:style-name="ListLabel_20_250" text:visited-style-name="ListLabel_20_250"><text:span text:style-name="T36">Stargazer</text:span></text:a></text:p>
          <text:list>
            <text:list-item>
              <text:p text:style-name="P45">We get a Hex, a Familiar, A bunch of wicked good spells known like FLY and PLANAR BINDING (which you can be amazing at btw), oracle revelations, and a bunch of neat little abilities...with full spellcasting progression. Yeah this prestige class is cracked. We love it.</text:p>
            </text:list-item>
            <text:list-item>
              <text:p text:style-name="P51">You can honestly put like 3-4 levels in this and get a bunch of cool stuff like its so good that you can just dip and be a god.</text:p>
            </text:list-item>
          </text:list>
        </text:list-item>
        <text:list-item>
          <text:p text:style-name="P73"><text:bookmark text:name="_airg2fq1pbjg"/><text:span text:style-name="T40">(5/5) </text:span><text:a xlink:type="simple" xlink:href="https://aonprd.com/PrestigeClassesDisplay.aspx?ItemName=Loremaster" text:style-name="ListLabel_20_263" text:visited-style-name="ListLabel_20_263"><text:span text:style-name="T41">Loremaster</text:span></text:a> (One Level Dip)</text:p>
          <text:list>
            <text:list-item>
              <text:p text:style-name="P45"><text:span text:style-name="T87">5/5 for a one level dip? Loremaster must give you something really powerful!</text:span> Nope. All it gives us is access to the Secret’s class feature, and most secrets are incredibly lame. BUTTTTTTT you need secrets to pick up <text:span text:style-name="T28">✰</text:span><text:a xlink:type="simple" xlink:href="https://www.d20pfsrd.com/feats/general-feats/secret-of-magical-discipline/" text:style-name="ListLabel_20_264" text:visited-style-name="ListLabel_20_264"><text:span text:style-name="T37">Secret of Magical Discipline</text:span></text:a><text:span text:style-name="T28">✰</text:span> which allow you <text:span text:style-name="T76">to cast ANY SPELL from ANY CLASS at that classes spell level</text:span> once a day. Not at it +2 or +1. Same level. This is dumb</text:p>
            </text:list-item>
            <text:list-item>
              <text:p text:style-name="P51">Take the feat to get another use of ultimate anyspell.</text:p>
            </text:list-item>
          </text:list>
        </text:list-item>
        <text:list-item>
          <text:p text:style-name="P73"><text:bookmark text:name="_dl5nzjygame1"/><text:span text:style-name="T28">(5/5)* Souldrinker</text:span> (Take Prestigious Spellcaster)</text:p>
          <text:list>
            <text:list-item>
              <text:p text:style-name="P45"><text:soft-page-break/><text:a xlink:type="simple" xlink:href="https://www.d20pfsrd.com/classes/prestige-classes/other-paizo/s-z/souldrinker-pzo9239/" text:style-name="ListLabel_20_262" text:visited-style-name="ListLabel_20_262"><text:span text:style-name="T13">Old version</text:span></text:a> || <text:a xlink:type="simple" xlink:href="https://aonprd.com/PrestigeClassesDisplay.aspx?ItemName=Souldrinker" text:style-name="ListLabel_20_262" text:visited-style-name="ListLabel_20_262"><text:span text:style-name="T13">New Version</text:span></text:a></text:p>
            </text:list-item>
            <text:list-item>
              <text:p text:style-name="P45">Both of them basically do the same thing, don’t go in for more than 4 levels, get your demon familiar and start doing some fucky things with souls</text:p>
            </text:list-item>
            <text:list-item>
              <text:p text:style-name="P45">Best for item crafters (totally can make a recycler build around Harvest Parts feat line and this to have a person who wastes nothing).</text:p>
            </text:list-item>
            <text:list-item>
              <text:p text:style-name="P45">IF you are good or don't really have anything to do with the soul gems, <text:span text:style-name="T78">skip</text:span></text:p>
            </text:list-item>
            <text:list-item>
              <text:p text:style-name="P51">Also if you are using the new version….read this guide: <text:a xlink:type="simple" xlink:href="https://docs.google.com/document/d/1fw1OiuopveARj71Ep6ngclzTbzfAAfBUy4uM-iNpMqQ/edit#" text:style-name="ListLabel_20_258" text:visited-style-name="ListLabel_20_258"><text:span text:style-name="T101">On Bended Knee: A Guide to Pathfinder's Obedience Feats</text:span></text:a></text:p>
            </text:list-item>
          </text:list>
        </text:list-item>
        <text:list-item>
          <text:p text:style-name="P73"><text:bookmark text:name="_h207r29v98b7"/><text:span text:style-name="T28">(5/5)* </text:span><text:a xlink:type="simple" xlink:href="https://aonprd.com/PrestigeClassesDisplay.aspx?ItemName=Blackfire%20Adept" text:style-name="ListLabel_20_250" text:visited-style-name="ListLabel_20_250"><text:span text:style-name="T36">Blackfire Adept</text:span></text:a><text:span text:style-name="T28"> </text:span><text:span text:style-name="T76">(3-4 Levels) </text:span>(Take Prestigious Spellcaster)</text:p>
          <text:list>
            <text:list-item>
              <text:p text:style-name="P51">Specifically if you are going for an insane planar binding build and you need to get as high of an HD as possible. Stack blackfire pact with Augmented Calling for another 4HD which can be a vastly more powerful creature. <text:span text:style-name="T70">Otherwise Skip</text:span></text:p>
            </text:list-item>
          </text:list>
        </text:list-item>
        <text:list-item>
          <text:p text:style-name="P73"><text:bookmark text:name="_w2paus165vqi"/><text:span text:style-name="T28">(5/5) </text:span><text:a xlink:type="simple" xlink:href="https://www.d20pfsrd.com/classes/prestige-classes/other-paizo/a-b/argent-dramaturge/" text:style-name="ListLabel_20_250" text:visited-style-name="ListLabel_20_250"><text:span text:style-name="T36">Argent Dramaturge</text:span></text:a></text:p>
          <text:list>
            <text:list-item>
              <text:p text:style-name="P45">So the anti outsider performances are cute and all, and they will come in handy sometimes but we are here for the BARDIC MASTERPIECES which we can pick up every other level. We LOVE bardic masterpieces here, as they can often be hilariously powerful, and godly team abilities, and unlike the bard, you don’t really have anything that competes with them.</text:p>
            </text:list-item>
            <text:list-item>
              <text:p text:style-name="P51"><text:span text:style-name="T76">Best options Include:</text:span> <text:span text:style-name="T34">Blazing Rondo</text:span><text:span text:style-name="T87"> (Haste++), </text:span><text:span text:style-name="T34">Battlesong of the People's Revolt</text:span><text:span text:style-name="T87"> (Tactician??), </text:span><text:span text:style-name="T26">Music Beyond The Spheres</text:span><text:span text:style-name="T87"> (Limited Wish for ability damage…that you can totally heal off), </text:span><text:span text:style-name="T34">Symphony of the Elysian Hear</text:span><text:span text:style-name="T87">t (Freedom of Movement Mass), or </text:span><text:span text:style-name="T34">Waning Bolero</text:span><text:span text:style-name="T87"> (Slow++)</text:span></text:p>
            </text:list-item>
          </text:list>
        </text:list-item>
        <text:list-item>
          <text:p text:style-name="P73"><text:bookmark text:name="_xiui6g8one6p"/><text:span text:style-name="T46">(4/5) </text:span><text:a xlink:type="simple" xlink:href="https://www.d20pfsrd.com/classes/prestige-classes/other-paizo/a-b/arcane-savant/" text:style-name="ListLabel_20_251" text:visited-style-name="ListLabel_20_251"><text:span text:style-name="T51">Pathfinder Savant</text:span></text:a><text:span text:style-name="T76"> </text:span>(Take Prestigious Spellcaster)</text:p>
          <text:list>
            <text:list-item>
              <text:p text:style-name="P51">AYYYE adding spells from other peoples list to yours! This gets you a total of 9 neato nifty spells that you can enjoy, though their levels might be messed with a bit. On top of that you get a bunch of cool item abilities, and the ability to cast greater dispel magic spontaneously! THAT'S RAD.</text:p>
            </text:list-item>
          </text:list>
        </text:list-item>
        <text:list-item>
          <text:p text:style-name="P73"><text:bookmark text:name="_dj0ijhbm3lpb"/><text:span text:style-name="T46">(4/5) </text:span><text:a xlink:type="simple" xlink:href="https://www.d20pfsrd.com/classes/prestige-classes/other-paizo/a-b/brewkeeper/" text:style-name="ListLabel_20_251" text:visited-style-name="ListLabel_20_251"><text:span text:style-name="T51">Brewkeeper</text:span></text:a><text:span text:style-name="T46"> </text:span>(Take Prestigious Spellcaster)</text:p>
          <text:list>
            <text:list-item>
              <text:p text:style-name="P45">If you wanna rock the mad doctor vibe, a brewkeeper is a great choice for you! You get a little bit of free metamagic, some fun potion debuffs, and you can hand out your spells as draughts so that your other teammates can use them as they need.</text:p>
            </text:list-item>
          </text:list>
        </text:list-item>
      </text:list>
      <text:p text:style-name="P76"><text:bookmark text:name="_im0narg7yc03"/></text:p>
      <text:p text:style-name="P75"><text:bookmark text:name="_22uoxd2t56fe"/><text:span text:style-name="T76">Feats</text:span></text:p>
      <text:p text:style-name="Heading_20_4"><text:bookmark text:name="_w7ybys1jycka"/>General Feats</text:p>
      <text:list xml:id="list861394454" text:style-name="WWNum27">
        <text:list-item>
          <text:p text:style-name="P31"><text:span text:style-name="T76">(5/5) </text:span><text:span text:style-name="T28">✰</text:span><text:a xlink:type="simple" xlink:href="https://aonprd.com/FeatDisplay.aspx?ItemName=Emergency%20Attunement" text:style-name="ListLabel_20_250" text:visited-style-name="ListLabel_20_250"><text:span text:style-name="T36">Emergency Attunement</text:span></text:a><text:span text:style-name="T28">✰</text:span><text:a xlink:type="simple" xlink:href="https://aonprd.com/FeatDisplay.aspx?ItemName=Emergency%20Attunement" text:style-name="ListLabel_20_250" text:visited-style-name="ListLabel_20_250"><text:span text:style-name="T36">:</text:span></text:a> This makes otherwise situational spells really adaptable, as you just need to make a baby spellcraft check and can just...switch it. This makes you even more versatile, and we love that. Spell immunity? Swap that. Paragon Surge Spells? Swap That. Resist energy? SWAP THAT. Amazing feat that makes our spells better at the cost of duration...which is pretty easy to get a lot of. <text:bookmark text:name="kix.3p5bo54yf43c"/></text:p>
        </text:list-item>
        <text:list-item>
          <text:p text:style-name="P31"><text:span text:style-name="T76">(5/5) </text:span><text:a xlink:type="simple" xlink:href="https://aonprd.com/FeatDisplay.aspx?ItemName=Experimental%20Spellcaster" text:style-name="ListLabel_20_250" text:visited-style-name="ListLabel_20_250"><text:span text:style-name="T36">Experimental Spellcaster:</text:span></text:a><text:span text:style-name="T28"> </text:span>Get access to a little bit of wordcasting. You get all Target words, the boost metaword and one effect word of any level you can cast. While this system has not gotten the love it should have, there are some DEFINITE stand out amazing words that can change the game. Moreover, there are lesser spells that can be “boosted” into greater spells, meaning you get two spells known for the price of one!<text:bookmark text:name="kix.tdnb1h89dqru"/></text:p>
        </text:list-item>
        <text:list-item>
          <text:p text:style-name="P31"><text:span text:style-name="T76">(5/5) </text:span><text:a xlink:type="simple" xlink:href="https://www.d20pfsrd.com/feats/general-feats/extra-arcanist-exploit/" text:style-name="ListLabel_20_250" text:visited-style-name="ListLabel_20_250"><text:span text:style-name="T36">Extra Arcanist Exploit</text:span></text:a><text:span text:style-name="T76">:</text:span> Hey we have REALLY strong exploits, and if you plan on taking an archetype, you will probably be losing 2-4 of them. So you want this. Even if you are a base arcanist you probably want this.</text:p>
        </text:list-item>
        <text:list-item>
          <text:p text:style-name="P31"><text:span text:style-name="T76">(4/5)</text:span><text:span text:style-name="T46"> </text:span><text:a xlink:type="simple" xlink:href="https://www.d20pfsrd.com/feats/general-feats/extra-reservoir/" text:style-name="ListLabel_20_251" text:visited-style-name="ListLabel_20_251"><text:span text:style-name="T51">Extra Arcane Reservoir</text:span></text:a><text:span text:style-name="T76">: </text:span>More magic points is more magic points! Remember, most powers only use 1 point, so you should only need to take this once or twice at the absolute most, and that's only if you don’t have access to the elf FCB</text:p>
        </text:list-item>
        <text:list-item>
          <text:p text:style-name="P31"><text:soft-page-break/><text:span text:style-name="T76">(4/5) </text:span><text:a xlink:type="simple" xlink:href="https://aonprd.com/FeatDisplay.aspx?ItemName=Expanded%20Preparation" text:style-name="ListLabel_20_251" text:visited-style-name="ListLabel_20_251"><text:span text:style-name="T51">Expanded Preparation</text:span></text:a><text:span text:style-name="T46">:</text:span> A bittt expensive feat wise but can get us a good amount of slots if you find yourself at a lack of slots for a particular level.</text:p>
        </text:list-item>
        <text:list-item>
          <text:p text:style-name="P31"><text:span text:style-name="T76">(4/5)* </text:span><text:a xlink:type="simple" xlink:href="https://www.d20pfsrd.com/feats/general-feats/false-focus/" text:style-name="ListLabel_20_251" text:visited-style-name="ListLabel_20_251"><text:span text:style-name="T51">False Focus</text:span></text:a><text:a xlink:type="simple" xlink:href="https://www.d20pfsrd.com/feats/general-feats/false-focus/" text:style-name="ListLabel_20_246" text:visited-style-name="ListLabel_20_246"><text:span text:style-name="T14">:</text:span></text:a> OKAY THIS IS IT. This is what eschew materials SHOULD be. Burn 100gp on a symbol and never have to pay for any spell that costs less than that again. Now this is only good if your DM ya know...cares about this sort of thing for anything short of a diamond. Also, again...<text:a xlink:type="simple" xlink:href="https://www.aonprd.com/AlchemicalReagents.aspx" text:style-name="ListLabel_20_262" text:visited-style-name="ListLabel_20_262"><text:span text:style-name="T13">Alchemical Reagents</text:span></text:a> are dope.</text:p>
        </text:list-item>
        <text:list-item>
          <text:p text:style-name="P31"><text:span text:style-name="T76">(3/5) </text:span><text:a xlink:type="simple" xlink:href="https://www.d20pfsrd.com/feats/general-feats/skill-focus/" text:style-name="ListLabel_20_249" text:visited-style-name="ListLabel_20_249"><text:span text:style-name="T60">Skill Focus</text:span></text:a><text:span text:style-name="T56"> or </text:span><text:span text:style-name="T76">(3/5) </text:span><text:a xlink:type="simple" xlink:href="https://www.d20pfsrd.com/feats/general-feats/exotic-heritage/" text:style-name="ListLabel_20_249" text:visited-style-name="ListLabel_20_249"><text:span text:style-name="T60">Exotic Heritage</text:span></text:a><text:span text:style-name="T76">:</text:span> Both of these are Meh feat tax pre-reqs that you need to get to the actually juicy stuff. You take the skill you need to get into the bloodline you want. That said, you do like certain skills a lot, like bluff, so this is less bad for you than usual. </text:p>
          <text:list>
            <text:list-item>
              <text:p text:style-name="P46"><text:span text:style-name="T76">(3/5) </text:span><text:a xlink:type="simple" xlink:href="https://www.d20pfsrd.com/feats/general-feats/eldritch-heritage/" text:style-name="ListLabel_20_249" text:visited-style-name="ListLabel_20_249"><text:span text:style-name="T60">Eldritch Heritage</text:span></text:a><text:span text:style-name="T76"> / (5/5) </text:span><text:a xlink:type="simple" xlink:href="https://www.d20pfsrd.com/feats/general-feats/improved-eldritch-heritage/" text:style-name="ListLabel_20_250" text:visited-style-name="ListLabel_20_250"><text:span text:style-name="T36">Improved</text:span></text:a><text:span text:style-name="T28"> </text:span><text:span text:style-name="T76">/ (3/5) </text:span><text:a xlink:type="simple" xlink:href="https://www.d20pfsrd.com/feats/general-feats/greater-eldritch-heritage/" text:style-name="ListLabel_20_249" text:visited-style-name="ListLabel_20_249"><text:span text:style-name="T60">Greater</text:span></text:a><text:span text:style-name="T76">: </text:span>So in effect, you get bloodline powers! Sorcerer bloodlines can be incredibly impactful, and if chosen wisely, can completely change how a character plays. The first feat gets you the 1st level power, the second gets you the 3rd or 9th (both of which can often be devastatingly powerful) and the third gets you the 15th level power, but you’ll rarely go that far. You should easily meet the pre-reqs so its really about what power you want!</text:p>
              <text:list>
                <text:list-item>
                  <text:p text:style-name="P56">If you want suggestions, <text:a xlink:type="simple" xlink:href="https://docs.google.com/document/u/0/d/17AbVMAIfWtRbXqavMevutmXhfuU-zYXY24yX01KFy74/edit" text:style-name="ListLabel_20_262" text:visited-style-name="ListLabel_20_262"><text:span text:style-name="T13">check out my sorcerer guide</text:span></text:a>.</text:p>
                </text:list-item>
              </text:list>
            </text:list-item>
          </text:list>
        </text:list-item>
        <text:list-item>
          <text:p text:style-name="P31"><text:span text:style-name="T76">(5/5) </text:span><text:a xlink:type="simple" xlink:href="https://www.aonprd.com/FeatDisplay.aspx?ItemName=Magic%20Trick" text:style-name="ListLabel_20_250" text:visited-style-name="ListLabel_20_250"><text:span text:style-name="T36">Magic Trick</text:span></text:a><text:span text:style-name="T76">:</text:span> So you should definitely not think of magic trick as one feat but rather a collection of feats that all augment different spells, giving you more spell options. Each spell has its own set of tricks, and so long as you meet the pre-reqs, they are all open to you, and can COMPLETELY change how you interact with said spells. While I have to rate each trick list independently, as an arcanist, simply taking a feat that makes one of our spells known is much more valuable and viable is incredibly useful. I’ll list my favorites below, as per usual:</text:p>
          <text:list>
            <text:list-item>
              <text:p text:style-name="P46"><text:span text:style-name="T28">Fire</text:span><text:span text:style-name="T22">ball</text:span><text:span text:style-name="T23">: </text:span>You know it, you love it, its fireball. So why is this purple? Well because if you use the cluster bomb trick, you half the radius in exchange for removing the dice cap...without raising the level of the spell. That’s insanely powerful and that’s just one trick. If you combine it with concentrated fire, each individual fireball goes from being 2d6 to 3d6, which is basically the same as empower, but instead it basically becomes a single target attack...which ya know, is still really ouch. If you get a <text:a xlink:type="simple" xlink:href="https://aonprd.com/MagicRodsDisplay.aspx?FinalName=Rod%20of%20Metamagic,%20Widennormal" text:style-name="ListLabel_20_262" text:visited-style-name="ListLabel_20_262"><text:span text:style-name="T13">Rod of Widen Metamagic</text:span></text:a>, this can get even more nutty. Sculpt flames also makes it so that you never have to worry about hitting your friends again. So...yeah just make sure to put points into spellcraft (which you should be doing anyway) and get <text:a xlink:type="simple" xlink:href="https://www.d20pfsrd.com/feats/metamagic-feats/selective-spell-metamagic/" text:style-name="ListLabel_20_262" text:visited-style-name="ListLabel_20_262"><text:span text:style-name="T13">Selective Spell.</text:span></text:a></text:p>
            </text:list-item>
            <text:list-item>
              <text:p text:style-name="P46"><text:span text:style-name="T46">Floating Disk:</text:span> Beyond looking super cool and being integral for playing <text:a xlink:type="simple" xlink:href="https://www.youtube.com/watch?v=c9s2v7CdCUE&amp;ab_channel=DarkDetective." text:style-name="ListLabel_20_262" text:visited-style-name="ListLabel_20_262"><text:span text:style-name="T13">as this guy</text:span></text:a>, being able to have a pseudo fly just for having ranks in fly is really good, as a lot of low level problems can be solved by flying. Ask your dm if this will let you fly up walls or across ceilings, for extra radness. OH and don’t forget...this lasts HOURS per level.</text:p>
            </text:list-item>
            <text:list-item>
              <text:p text:style-name="P46"><text:span text:style-name="T46">Obscuring Mist:</text:span> Great battlefield control spell gets more options. If you have the extend feat (which isnt a bad idea at all) you can make mist cling to people giving your allies total concealment. Combine this with Mist Screen and you can basically blind the entire enemy situation without much effort. </text:p>
            </text:list-item>
            <text:list-item>
              <text:p text:style-name="P46"><text:span text:style-name="T46">Shield:</text:span> Spend an immediate action to turn your shield spell into a tiny wall of force, allowing you to block spells, or attacks from one angle. This CAN be a life saver, but otherwise is just okay.</text:p>
            </text:list-item>
          </text:list>
        </text:list-item>
        <text:list-item>
          <text:p text:style-name="P31"><text:span text:style-name="T76">(4/5) </text:span><text:a xlink:type="simple" xlink:href="https://www.d20pfsrd.com/feats/general-feats/spell-penetration/" text:style-name="ListLabel_20_251" text:visited-style-name="ListLabel_20_251"><text:span text:style-name="T51">Spell Penetration</text:span></text:a><text:span text:style-name="T76"> / (4/5) </text:span><text:a xlink:type="simple" xlink:href="https://www.d20pfsrd.com/feats/general-feats/greater-spell-penetration/" text:style-name="ListLabel_20_251" text:visited-style-name="ListLabel_20_251"><text:span text:style-name="T51">Greater Spell Penetration</text:span></text:a><text:span text:style-name="T76">:</text:span> So these are basically late game feat taxes depending on how you play, each offering a +2 bonus on all spell resistance checks. Which again...suck and we hate them.</text:p>
        </text:list-item>
        <text:list-item>
          <text:p text:style-name="P31"><text:span text:style-name="T76">(4/5) </text:span><text:a xlink:type="simple" xlink:href="https://www.d20pfsrd.com/feats/combat-feats/improved-initiative-combat/" text:style-name="ListLabel_20_251" text:visited-style-name="ListLabel_20_251"><text:span text:style-name="T51">Improved Initiative:</text:span></text:a><text:span text:style-name="T47"> </text:span>Going first is amazing! It’s a pretty solid bonus.</text:p>
        </text:list-item>
        <text:list-item>
          <text:p text:style-name="P31"><text:span text:style-name="T76">(5/5)*</text:span><text:span text:style-name="T22"> </text:span><text:a xlink:type="simple" xlink:href="https://www.aonprd.com/FeatDisplay.aspx?ItemName=Augment%20Calling" text:style-name="ListLabel_20_250" text:visited-style-name="ListLabel_20_250"><text:span text:style-name="T36">Augment Calling</text:span></text:a><text:span text:style-name="T28">:</text:span> Okay this is only for calling builds but getting an extra 2 HD can be HUGE, giving you access to creatures that would be otherwise impossible to bind, like <text:a xlink:type="simple" xlink:href="https://www.d20pfsrd.com/bestiary/monster-listings/outsiders/demon/balor/" text:style-name="ListLabel_20_262" text:visited-style-name="ListLabel_20_262"><text:span text:style-name="T13">Balors</text:span></text:a> or <text:a xlink:type="simple" xlink:href="https://aonprd.com/MonsterDisplay.aspx?ItemName=Pit%20Fiend" text:style-name="ListLabel_20_262" text:visited-style-name="ListLabel_20_262"><text:span text:style-name="T13">Pit Fiends</text:span></text:a>. <text:span text:style-name="T70">Obviously skip</text:span> if you aren’t into planar binding like that, but if you are, even a little, this is a MUST HAVE.</text:p>
        </text:list-item>
        <text:list-item>
          <text:p text:style-name="P31"><text:span text:style-name="T76">(5/5) </text:span><text:span text:style-name="T28">✰</text:span><text:a xlink:type="simple" xlink:href="https://aonprd.com/FeatDisplay.aspx?ItemName=Knowledgeable%20Spellcaster" text:style-name="ListLabel_20_250" text:visited-style-name="ListLabel_20_250"><text:span text:style-name="T36">Knowledgeable Spellcaster</text:span></text:a><text:span text:style-name="T28">✰</text:span>: Okay so this one is hilariously powerful because in exchange for a knowledge roll, you can get +3 to overcoming SR and then when you have 10 ranks, its +5. That beasts out and stacks with spell penetration and all you have to do is be decent at knowing things. 1000% worth it. You are an arcanist and therefore mad smart!!!!</text:p>
        </text:list-item>
      </text:list>
      <text:p text:style-name="Standard"/>
      <text:p text:style-name="Heading_20_4"><text:bookmark text:name="_25477x8id3ya"/>Metamagic Feats</text:p>
      <text:list xml:id="list1206559299" text:style-name="WWNum20">
        <text:list-item>
          <text:p text:style-name="P32"><text:span text:style-name="T76">(6/5) </text:span><text:a xlink:type="simple" xlink:href="https://www.d20pfsrd.com/feats/general-feats/sacred-geometry/" text:style-name="ListLabel_20_254" text:visited-style-name="ListLabel_20_254"><text:span text:style-name="T27">Sacred Geometry:</text:span></text:a> Free metamagic. FREE METAMAGIC. Combined with the right metamagic feats, this ability is downright godly, the qualifications are dirt easy and you can make every spell unstoppable. Why don’t most people take it! Well all of that horrible math of course! <text:a xlink:type="simple" xlink:href="https://d20toolkit.net/tools/sg/sacredgeo.html" text:style-name="ListLabel_20_262" text:visited-style-name="ListLabel_20_262"><text:span text:style-name="T13">If only someone had made an online easily accessible and useful calculator...hint...hint!</text:span></text:a></text:p>
        </text:list-item>
        <text:list-item>
          <text:p text:style-name="P32"><text:span text:style-name="T76">(5/5) </text:span><text:span text:style-name="T28">✰</text:span><text:a xlink:type="simple" xlink:href="https://www.d20pfsrd.com/feats/general-feats/spell-perfection/" text:style-name="ListLabel_20_250" text:visited-style-name="ListLabel_20_250"><text:span text:style-name="T36">Spell Perfection</text:span></text:a><text:span text:style-name="T28">✰:</text:span> More free metamagic! Very late game, but its incredibly useful, and all that it asks from you is that you take more metamagic! Can do!!! (Also remember that it doubles ANY other feat based numerical bonuses. Caster level, DC, anything.) This is the capstone for any blaster</text:p>
        </text:list-item>
        <text:list-item>
          <text:p text:style-name="P32"><text:span text:style-name="T76">(2-6/5) </text:span><text:a xlink:type="simple" xlink:href="https://aonprd.com/FeatDisplay.aspx?ItemName=Ascendant%20Spell" text:style-name="ListLabel_20_252" text:visited-style-name="ListLabel_20_252"><text:span text:style-name="T79">Ascendant</text:span></text:a><text:a xlink:type="simple" xlink:href="https://aonprd.com/FeatDisplay.aspx?ItemName=Ascendant%20Spell" text:style-name="ListLabel_20_246" text:visited-style-name="ListLabel_20_246"><text:span text:style-name="T14"> </text:span></text:a><text:a xlink:type="simple" xlink:href="https://aonprd.com/FeatDisplay.aspx?ItemName=Ascendant%20Spell" text:style-name="ListLabel_20_254" text:visited-style-name="ListLabel_20_254"><text:span text:style-name="T27">Spell</text:span></text:a><text:a xlink:type="simple" xlink:href="https://aonprd.com/FeatDisplay.aspx?ItemName=Ascendant%20Spell" text:style-name="ListLabel_20_246" text:visited-style-name="ListLabel_20_246"><text:span text:style-name="T14">:</text:span></text:a> Okay so basically, ascendant spell lets you cast a spell as its MYTHIC version which is...completely ridiculous. All mythic spells are just straight up better versions of the base spell, and getting access to them in non mythic games is great...or <text:span text:style-name="T76">it would be if it didnt bring you up +5 spell levels.</text:span> Damn. If only we had a way, that was relatively easy, to be able to use metamagic without raising the actual level of the spell! <text:span text:style-name="T23">Then well this would be amazing wouldn’t it? Probably busted.</text:span></text:p>
        </text:list-item>
        <text:list-item>
          <text:p text:style-name="P32"><text:span text:style-name="T76">(5/5) </text:span><text:a xlink:type="simple" xlink:href="https://www.d20pfsrd.com/feats/metamagic-feats/cherry-blossom-spell-metamagic/" text:style-name="ListLabel_20_250" text:visited-style-name="ListLabel_20_250"><text:span text:style-name="T36">Cherry Blossom Spell:</text:span></text:a><text:span text:style-name="T31"> </text:span>If a target takes damage from a spell (even if they succeed their save) They take 2 ABILITY DAMAGE to either all their mental or physical scoll. Not only is this thematic, you also have a bunch of spells that have ongoing damage effects that make this TERRIFYING. So long as your spell has a save, they don't get a fort save to negate it. Even for +3 spell levels, this is probably worth it. Imagine if we didn’t have to do that?</text:p>
        </text:list-item>
        <text:list-item>
          <text:p text:style-name="P32"><text:span text:style-name="T76">(4/5) </text:span><text:a xlink:type="simple" xlink:href="https://www.d20pfsrd.com/feats/metamagic-feats/extend-spell-metamagic/" text:style-name="ListLabel_20_251" text:visited-style-name="ListLabel_20_251"><text:span text:style-name="T51">Extend Spell:</text:span></text:a> Doubles your duration. Short sweet, gets the job done, great for long term buffs or other effects. Definitely worth picking up.</text:p>
        </text:list-item>
        <text:list-item>
          <text:p text:style-name="P32"><text:soft-page-break/><text:span text:style-name="T76">(5/5) </text:span><text:span text:style-name="T28">✰</text:span><text:a xlink:type="simple" xlink:href="https://www.d20pfsrd.com/feats/metamagic-feats/quicken-spell-metamagic/" text:style-name="ListLabel_20_250" text:visited-style-name="ListLabel_20_250"><text:span text:style-name="T36">Quickened Spell</text:span></text:a><text:span text:style-name="T28">✰: </text:span>You are probably going to get a rod of this, because its sort of expensive BUT action economy is the name of the game. Being able to cast two spells in one round is ridiculously powerful, don’t forget it.</text:p>
        </text:list-item>
        <text:list-item>
          <text:p text:style-name="P32"><text:span text:style-name="T76">(5/5) </text:span><text:a xlink:type="simple" xlink:href="https://www.d20pfsrd.com/feats/metamagic-feats/dazing-spell-metamagic/" text:style-name="ListLabel_20_250" text:visited-style-name="ListLabel_20_250"><text:span text:style-name="T36">Dazing Spell:</text:span></text:a><text:span text:style-name="T47"> </text:span>HAHAHA IF THEY TAKE DAMAGE FROM THE SPELL THEY ARE DAZED. DAZED. Dazed creatures can take no actions, completely removing potentially dozens of enemies from the board. Dazing fireball is classic for a reason, and honestly this is one of the best debuff tools in the game. Fucking terrifying.</text:p>
        </text:list-item>
        <text:list-item>
          <text:p text:style-name="P32"><text:span text:style-name="T76">(4/5) </text:span><text:a xlink:type="simple" xlink:href="https://www.d20pfsrd.com/feats/metamagic-feats/rime-spell-metamagic/" text:style-name="ListLabel_20_251" text:visited-style-name="ListLabel_20_251"><text:span text:style-name="T51">Rime Spell:</text:span></text:a> Ice spells entangle. Good cute debuff and you have plenty of ice spells, and if you dont you can steal them somehow I’m sure.</text:p>
        </text:list-item>
        <text:list-item>
          <text:p text:style-name="P32"><text:span text:style-name="T76">(5/5) </text:span><text:span text:style-name="T28">✰</text:span><text:a xlink:type="simple" xlink:href="https://www.d20pfsrd.com/feats/metamagic-feats/studied-spell-metamagic" text:style-name="ListLabel_20_250" text:visited-style-name="ListLabel_20_250"><text:span text:style-name="T36">Studied Spell</text:span></text:a><text:span text:style-name="T28">✰:</text:span><text:span text:style-name="T31"> </text:span>Make a knowledge check. If you pass, you completely ignore the targets energy resistances or DR from its race...which is what most monsters have. Congrats, fireball now works and everyone is very angry with you. AND GUESS WHAT? WE ARE INT BASED BABY. KNOWING THINGS IS USEFUL. <text:span text:style-name="T76">BLASTERS YOU ARE PICKING THIS UP.</text:span></text:p>
        </text:list-item>
        <text:list-item>
          <text:p text:style-name="P32"><text:span text:style-name="T76">(5/5) </text:span><text:a xlink:type="simple" xlink:href="https://www.d20pfsrd.com/feats/metamagic-feats/empower-spell-metamagic/" text:style-name="ListLabel_20_250" text:visited-style-name="ListLabel_20_250"><text:span text:style-name="T36">Empowered Spell:</text:span></text:a> All numerical effects...ALL OF THEM are increased by 1.5. All of them. Thats damage dice, damage added, possibly creatures affected. It just says <text:span text:style-name="T87">al</text:span>l. Go off I guess. <text:span text:style-name="T76">Blasters, you are also taking this.</text:span></text:p>
        </text:list-item>
        <text:list-item>
          <text:p text:style-name="P32"><text:span text:style-name="T76">(4/5) </text:span><text:a xlink:type="simple" xlink:href="https://www.d20pfsrd.com/feats/metamagic-feats/maximize-spell-metamagic/" text:style-name="ListLabel_20_251" text:visited-style-name="ListLabel_20_251"><text:span text:style-name="T51">Maximized Spell:</text:span></text:a> All variable numeric effects are maximized. Healing is maxed, damage is maxed yadda yadda.</text:p>
        </text:list-item>
        <text:list-item>
          <text:p text:style-name="P32"><text:span text:style-name="T76">(5/5) </text:span><text:a xlink:type="simple" xlink:href="https://www.d20pfsrd.com/feats/metamagic-feats/persistent-spell-metamagic/" text:style-name="ListLabel_20_250" text:visited-style-name="ListLabel_20_250"><text:span text:style-name="T36">Persistent Spell</text:span></text:a><text:span text:style-name="T76">:</text:span> Effectively roll twice and take the lowest for all saves involved with the spell. For a lot of later game spells, it’s save or be absolutely destroyed, so this can be an INCREDIBLY useful power to have. Incredibly. Very very worth picking up mid to late game.</text:p>
        </text:list-item>
        <text:list-item>
          <text:p text:style-name="P32"><text:span text:style-name="T76">(4.5/5) </text:span><text:a xlink:type="simple" xlink:href="https://www.d20pfsrd.com/feats/metamagic-feats/piercing-spell-metamagic/" text:style-name="ListLabel_20_251" text:visited-style-name="ListLabel_20_251"><text:span text:style-name="T51">Piercing</text:span></text:a><text:a xlink:type="simple" xlink:href="https://www.d20pfsrd.com/feats/metamagic-feats/piercing-spell-metamagic/" text:style-name="ListLabel_20_250" text:visited-style-name="ListLabel_20_250"><text:span text:style-name="T36"> Spell</text:span></text:a><text:span text:style-name="T76">:</text:span> Hey do you know that SR is the worst? Like the absolute worst? This makes your enemies SR count as being 5 lower and only raises your spell level by 1. This can and will save your ass at least once so it’s a good pick up...possibly better as a rod, but a good pickup nonetheless.</text:p>
        </text:list-item>
        <text:list-item>
          <text:p text:style-name="P32"><text:span text:style-name="T76">(4/5) </text:span><text:a xlink:type="simple" xlink:href="https://2e.aonprd.com/Feats.aspx?ID=181" text:style-name="ListLabel_20_251" text:visited-style-name="ListLabel_20_251"><text:span text:style-name="T51">Reach Spell</text:span></text:a><text:span text:style-name="T76">:</text:span> There are a SURPRISING number of incredibly powerful touch spells, and while ya know, most of them you can deal with via spectral hand, once you get to level 10 or so you’ll definitely want to be able to cast some of your 5th or 6th level spells at a a range.</text:p>
        </text:list-item>
      </text:list>
      <text:p text:style-name="Standard"/>
      <text:p text:style-name="Heading_20_4"><text:bookmark text:name="_d2id15gmevcv"/>Item Creation Feats</text:p>
      <text:list xml:id="list2851080342" text:style-name="WWNum3">
        <text:list-item>
          <text:p text:style-name="P33"><text:span text:style-name="T76">(5/5) </text:span><text:span text:style-name="T28">✰</text:span><text:a xlink:type="simple" xlink:href="https://www.d20pfsrd.com/feats/item-creation-feats/craft-wondrous-item-item-creation/" text:style-name="ListLabel_20_250" text:visited-style-name="ListLabel_20_250"><text:span text:style-name="T36">Craft Wondrous Item</text:span></text:a><text:span text:style-name="T28">✰</text:span><text:span text:style-name="T31">:</text:span> If you are going to get a feat, and you don’t know which to pick? Pick this one. This has one of the widest array of items, they are always helpful, AND you can ignore a lot of the pre-reqs so long as your skill checks are high enough.</text:p>
        </text:list-item>
        <text:list-item>
          <text:p text:style-name="P33"><text:span text:style-name="T76">(5/5) </text:span><text:a xlink:type="simple" xlink:href="https://www.d20pfsrd.com/feats/item-creation-feats/inscribe-magical-tattoo-item-creation/" text:style-name="ListLabel_20_250" text:visited-style-name="ListLabel_20_250"><text:span text:style-name="T36">Inscribe Magical Tattoo:</text:span></text:a> Basically allows you to make a second set of magical items but at a much higher cost. This is important because it lets you have two items in one slot...also come on, sexy super magic tattoo’s? </text:p>
        </text:list-item>
        <text:list-item>
          <text:p text:style-name="P33"><text:span text:style-name="T76">(4/5) </text:span><text:a xlink:type="simple" xlink:href="https://www.d20pfsrd.com/feats/item-creation-feats/scribe-scroll-item-creation/" text:style-name="ListLabel_20_251" text:visited-style-name="ListLabel_20_251"><text:span text:style-name="T51">Scribe Scroll:</text:span></text:a> Lets you make scrolls of your spell list, and honestly? You have so many ways of abusing scrolls, you might as well pick it up. AND WE CAN MAKE THEM ON THE CHEAP LETS GO!!!</text:p>
        </text:list-item>
        <text:list-item>
          <text:p text:style-name="P33"><text:span text:style-name="T76">(4/5) </text:span><text:a xlink:type="simple" xlink:href="https://www.d20pfsrd.com/feats/item-creation-feats/craft-magic-arms-and-armor-item-creation/" text:style-name="ListLabel_20_251" text:visited-style-name="ListLabel_20_251"><text:span text:style-name="T51">Craft Arms and Armor:</text:span></text:a><text:span text:style-name="T46"> </text:span>So on its own it’s really good...for your team. Don’t get me wrong, there is armor you can wear and this will come in handy for that but in general, this will be a lot more useful for your party than for yourself.</text:p>
          <text:list>
            <text:list-item>
              <text:p text:style-name="P47"><text:span text:style-name="T76">(5-6/5) </text:span><text:a xlink:type="simple" xlink:href="https://www.d20pfsrd.com/feats/item-creation-feats/craft-construct-item-creation/" text:style-name="ListLabel_20_250" text:visited-style-name="ListLabel_20_250"><text:span text:style-name="T36">Craft </text:span></text:a><text:a xlink:type="simple" xlink:href="https://www.d20pfsrd.com/feats/item-creation-feats/craft-construct-item-creation/" text:style-name="ListLabel_20_254" text:visited-style-name="ListLabel_20_254"><text:span text:style-name="T27">Construct:</text:span></text:a><text:span text:style-name="T47"> </text:span>So these can actually be SILLY powerful if you know how to use them. Constructs have some of the wildest cheese, from the Tiny God Homunculi to the Painter Wizard, this can get REALLY busted REALLY fast if your DM isn't paying attention.</text:p>
              <text:list>
                <text:list-item>
                  <text:p text:style-name="P57"><text:span text:style-name="T99">Also never forget: “Once the crafting process is complete, the resulting </text:span><text:a xlink:type="simple" xlink:href="https://www.d20pfsrd.com/bestiary/rules-for-monsters/creature-types#TOC-Construct" text:style-name="ListLabel_20_265" text:visited-style-name="ListLabel_20_265"><text:span text:style-name="T16">construct</text:span></text:a><text:span text:style-name="T99"> is ready to receive orders. A </text:span><text:a xlink:type="simple" xlink:href="https://www.d20pfsrd.com/bestiary/rules-for-monsters/creature-types#TOC-Construct" text:style-name="ListLabel_20_265" text:visited-style-name="ListLabel_20_265"><text:span text:style-name="T16">construct</text:span></text:a><text:span text:style-name="T99"> recognizes its creator intuitively and obeys all commands issued to it by that individual.”</text:span></text:p>
                </text:list-item>
              </text:list>
            </text:list-item>
          </text:list>
        </text:list-item>
        <text:list-item>
          <text:p text:style-name="P33"><text:span text:style-name="T76">(6/5) </text:span><text:a xlink:type="simple" xlink:href="https://www.d20pfsrd.com/feats/item-creation-feats/brew-fleshcrafting-poison-item-creation/" text:style-name="ListLabel_20_254" text:visited-style-name="ListLabel_20_254"><text:span text:style-name="T27">Craft Fleshcrafting Poison:</text:span></text:a><text:span text:style-name="T23"> </text:span>Stealing monster abilities is busted, and if you get away with this, then be grateful or very afraid of your GM.</text:p>
        </text:list-item>
        <text:list-item>
          <text:p text:style-name="P33"><text:span text:style-name="T76">(6/5) </text:span><text:a xlink:type="simple" xlink:href="https://aonprd.com/Rules.aspx?Name=Designing%20a%20Trap&amp;Category=Traps" text:style-name="ListLabel_20_254" text:visited-style-name="ListLabel_20_254"><text:span text:style-name="T27">Creating Magical Traps*:</text:span></text:a><text:span text:style-name="T23"> </text:span>So technically this isn’t a magic item creation feat, and doesn’t really require a feat but these are basically in the same ballpark so I just wanted to let you know, magical traps are busted, expensive but busted, especially with automatic resets. You can basically have contingency whatever, and place multiple spells on one trap and so long as you can cast it, it’s gucci so just...yeah no this is dumb.</text:p>
        </text:list-item>
      </text:list>
      <text:p text:style-name="Standard"/>
      <text:p text:style-name="Standard"/>
      <text:p text:style-name="Standard"><text:soft-page-break/></text:p>
      <text:p text:style-name="P76"><text:bookmark text:name="_mx1q28dzoaa2"/></text:p>
      <text:p text:style-name="P75"><text:bookmark text:name="_540kuojefc8i"/><text:span text:style-name="T76">Equipment</text:span></text:p>
      <text:p text:style-name="Standard">SO reader I am going to level with you. <text:span text:style-name="T76">I HATE EQUIPMENT SHOPPING. </text:span>I hate it, I hate it, I hate it. Least favorite part of character creation. There is too much equipment in the game, and too many ways it can be used, and it’s EXHAUSTING. So I refused to tell you all of the best things. Luckily, someone else has done all the work for me. <text:span text:style-name="T76">So if you want to know what the best gear is, read </text:span><text:a xlink:type="simple" xlink:href="https://docs.google.com/document/d/1_bxIAbXMqYp1wom9fLTD46wDRwMssCEqRqwW6F4brFQ/edit#heading=h.cle67yjnqe1e" text:style-name="ListLabel_20_246" text:visited-style-name="ListLabel_20_246"><text:span text:style-name="T14">The Armamentarium</text:span></text:a><text:span text:style-name="T76">, a guide written by Allerseelen. </text:span></text:p>
      <text:p text:style-name="P1"/>
      <text:p text:style-name="Standard"><text:span text:style-name="T76">Also check out </text:span><text:a xlink:type="simple" xlink:href="http://zenithgames.blogspot.com/2013/11/improving-your-class-with-items.html" text:style-name="ListLabel_20_246" text:visited-style-name="ListLabel_20_246"><text:span text:style-name="T14">Improving your class with items</text:span></text:a><text:span text:style-name="T76"> and </text:span><text:a xlink:type="simple" xlink:href="https://docs.google.com/document/d/1uQlSAhs_s0mnWkCiQPbyJaaZVVkWcBlnnYl__fnuAzg/edit" text:style-name="ListLabel_20_246" text:visited-style-name="ListLabel_20_246"><text:span text:style-name="T14">Item Master List</text:span></text:a><text:span text:style-name="T76"> for an even wider selection. These people have done the work, check them out.</text:span></text:p>
      <text:p text:style-name="P1"/>
      <text:list xml:id="list589223347" text:style-name="WWNum21">
        <text:list-item>
          <text:p text:style-name="P36"><text:span text:style-name="T36">THE BIG SEVEN:</text:span> Basically, the six items the game is expecting you to get and something to hold everything else. Can be replaced by the <text:a xlink:type="simple" xlink:href="https://www.d20pfsrd.com/gamemastering/other-rules/unchained-rules/automatic-bonus-progression/" text:style-name="ListLabel_20_262" text:visited-style-name="ListLabel_20_262"><text:span text:style-name="T13">Automatic Bonus Progression System</text:span></text:a>, but if not, here they are:</text:p>
          <text:list>
            <text:list-item>
              <text:p text:style-name="P63"><text:a xlink:type="simple" xlink:href="https://www.d20pfsrd.com/magic-items/magic-weapons/" text:style-name="ListLabel_20_266" text:visited-style-name="ListLabel_20_266"><text:span text:style-name="T17">Magic Weapon</text:span></text:a></text:p>
            </text:list-item>
            <text:list-item>
              <text:p text:style-name="P63"><text:a xlink:type="simple" xlink:href="https://www.d20pfsrd.com/magic-items/magic-armor/" text:style-name="ListLabel_20_266" text:visited-style-name="ListLabel_20_266"><text:span text:style-name="T17">Magic Armor</text:span></text:a><text:span text:style-name="T90"> </text:span></text:p>
            </text:list-item>
            <text:list-item>
              <text:p text:style-name="P63"><text:a xlink:type="simple" xlink:href="https://www.d20pfsrd.com/magic-items/wondrous-items/c-d/cloak-of-resistance/" text:style-name="ListLabel_20_266" text:visited-style-name="ListLabel_20_266"><text:span text:style-name="T17">Cloak of Resistance</text:span></text:a></text:p>
            </text:list-item>
            <text:list-item>
              <text:p text:style-name="P63"><text:a xlink:type="simple" xlink:href="https://www.d20pfsrd.com/magic-items/wondrous-items/h-l/headband-of-alluring-charisma/" text:style-name="ListLabel_20_266" text:visited-style-name="ListLabel_20_266"><text:span text:style-name="T17">Stat-boosting item</text:span></text:a><text:span text:style-name="T90"> (headbands for mental stats, belts for physical)</text:span></text:p>
            </text:list-item>
            <text:list-item>
              <text:p text:style-name="P63"><text:a xlink:type="simple" xlink:href="https://www.d20pfsrd.com/magic-items/rings/ring-of-protection/" text:style-name="ListLabel_20_266" text:visited-style-name="ListLabel_20_266"><text:span text:style-name="T17">Ring of Protection</text:span></text:a></text:p>
            </text:list-item>
            <text:list-item>
              <text:p text:style-name="P63"><text:a xlink:type="simple" xlink:href="https://www.d20pfsrd.com/magic-items/wondrous-items/a-b/amulet-of-natural-armor/" text:style-name="ListLabel_20_266" text:visited-style-name="ListLabel_20_266"><text:span text:style-name="T17">Amulet of Natural Armor</text:span></text:a></text:p>
            </text:list-item>
            <text:list-item>
              <text:p text:style-name="P63"><text:a xlink:type="simple" xlink:href="https://aonprd.com/MagicWondrousDisplay.aspx?FinalName=Bag%20of%20HoldingType%20I" text:style-name="ListLabel_20_262" text:visited-style-name="ListLabel_20_262"><text:span text:style-name="T13">Bag of Holding</text:span></text:a> / <text:a xlink:type="simple" xlink:href="https://aonprd.com/MagicWondrousDisplay.aspx?FinalName=Handy%20Haversack" text:style-name="ListLabel_20_262" text:visited-style-name="ListLabel_20_262"><text:span text:style-name="T13">Handy Haversack</text:span></text:a> / <text:a xlink:type="simple" xlink:href="https://www.d20pfsrd.com/magic-items/wondrous-items/m-p/portable-hole/" text:style-name="ListLabel_20_262" text:visited-style-name="ListLabel_20_262"><text:span text:style-name="T13">Portable Hole</text:span></text:a></text:p>
            </text:list-item>
          </text:list>
        </text:list-item>
        <text:list-item>
          <text:p text:style-name="P64"><text:a xlink:type="simple" xlink:href="https://www.d20pfsrd.com/magic-items/wondrous-items/r-z/vestment-mnemonic/" text:style-name="ListLabel_20_250" text:visited-style-name="ListLabel_20_250"><text:span text:style-name="T36">Mnemonic </text:span></text:a><text:a xlink:type="simple" xlink:href="https://www.d20pfsrd.com/magic-items/wondrous-items/r-z/vestment-mnemonic/" text:style-name="ListLabel_20_254" text:visited-style-name="ListLabel_20_254"><text:span text:style-name="T27">Vestment:</text:span></text:a><text:span text:style-name="T76"> </text:span>Look I don’t usually rate items but this is DIRT CHEAP And one of the most POWERFUL ITEMS IN YOUR KIT. Being able to keep a wall of scrolls of all of your favorite situational spells, or options is a godsend and a game changer. Every spontaneous caster should make this their second purchase after something to boost their charisma. Immediately.</text:p>
        </text:list-item>
        <text:list-item>
          <text:p text:style-name="P64"><text:a xlink:type="simple" xlink:href="https://aonprd.com/MagicWondrousDisplay.aspx?FinalName=Cookbook%20of%20Arcane%20Augmentation" text:style-name="ListLabel_20_250" text:visited-style-name="ListLabel_20_250"><text:span text:style-name="T36">Cookbook of Arcane Augmentation</text:span></text:a><text:span text:style-name="T28">:</text:span> AYE free persistent spell that doesn’t boost the spell slot! Time to ruin someone's day!!!!!</text:p>
        </text:list-item>
        <text:list-item>
          <text:p text:style-name="P64"><text:a xlink:type="simple" xlink:href="https://www.d20pfsrd.com/magic-items/magic-weapons/specific-magic-weapons/mage-s-crossbow/" text:style-name="ListLabel_20_251" text:visited-style-name="ListLabel_20_251"><text:span text:style-name="T51">Mage’s Crossbow</text:span></text:a>: Bow that can help you with spell resistance on ranged touch attacks!!! Which is huge!!!</text:p>
        </text:list-item>
        <text:list-item>
          <text:p text:style-name="P64"><text:a xlink:type="simple" xlink:href="https://aonprd.com/MagicWondrousDisplay.aspx?FinalName=Goblet%20of%20Liquefied%20Cognition" text:style-name="ListLabel_20_246" text:visited-style-name="ListLabel_20_246"><text:span text:style-name="T14">Goblet of Liquified Cognition</text:span></text:a><text:span text:style-name="T76">:</text:span> Drink scrolls to prepare them as if they were in your spell book! Not the hugest thing but its nice to have.</text:p>
        </text:list-item>
        <text:list-item>
          <text:p text:style-name="P64"><text:a xlink:type="simple" xlink:href="https://www.d20pfsrd.com/magic-items/wondrous-items/h-l/hat-magician-s/" text:style-name="ListLabel_20_251" text:visited-style-name="ListLabel_20_251"><text:span text:style-name="T51">Magical Hat</text:span></text:a><text:span text:style-name="T46">:</text:span> METAMAGIC SWAP!!!! METAMAGIC SWAAAP!!!! </text:p>
        </text:list-item>
        <text:list-item>
          <text:p text:style-name="P64"><text:a xlink:type="simple" xlink:href="https://aonprd.com/MagicWondrousDisplay.aspx?FinalName=Mask%20of%20Conflicting%20Energies" text:style-name="ListLabel_20_246" text:visited-style-name="ListLabel_20_246"><text:span text:style-name="T14">Mask of Conflicting Elements</text:span></text:a><text:span text:style-name="T76">:</text:span> Element flip! </text:p>
        </text:list-item>
        <text:list-item>
          <text:p text:style-name="P64"><text:soft-page-break/><text:a xlink:type="simple" xlink:href="https://aonprd.com/MagicWondrousDisplay.aspx?FinalName=Robes%20of%20Xin-Bakrakhan" text:style-name="ListLabel_20_246" text:visited-style-name="ListLabel_20_246"><text:span text:style-name="T14">Robes of Xin-Bakrakhan</text:span></text:a><text:span text:style-name="T76">:</text:span> Give shield bonus, spell resistance, +1 caster level, and some deep ass pockets. Its super expensive, but hey, late game gear is late game.</text:p>
        </text:list-item>
        <text:list-item>
          <text:p text:style-name="P34"><text:a xlink:type="simple" xlink:href="https://aonprd.com/MagicWondrousDisplay.aspx?FinalName=Amulet%20of%20Reverse%20Incantation#:~:text=Three%20times%20per%20day%2C%20when,spell's%20effect%2C%20as%20described%20below." text:style-name="ListLabel_20_250" text:visited-style-name="ListLabel_20_250"><text:span text:style-name="T36">Amulet of Reverse Incantation</text:span></text:a><text:span text:style-name="T76">:</text:span> Can warp spells to make them more versatile! Inflict spells cure! Evil spells now affect evil people. Spells become their own reverse! Even if its only three time per day, for a spontaneous caster, this is three times per day where you can get some SERIOUS variety. Pairs well with emergency attunement.</text:p>
        </text:list-item>
        <text:list-item>
          <text:p text:style-name="P34"><text:a xlink:type="simple" xlink:href="https://www.d20pfsrd.com/magic-items/rods/metamagic-rods/" text:style-name="ListLabel_20_246" text:visited-style-name="ListLabel_20_246"><text:span text:style-name="T14">Metamagic Rods</text:span></text:a><text:span text:style-name="T76">:</text:span> Basically let you use some metamagic for free a couple times a day. These are great for either situational metamagics that you don’t wanna burn a feat on or metamagic that is super expensive, and you don’t want to burn a slot on. Below I’ll include some fan favorites, but feel free to read through and choose your own.</text:p>
          <text:list>
            <text:list-item>
              <text:p text:style-name="P48"><text:a xlink:type="simple" xlink:href="https://www.d20pfsrd.com/magic-items/rods/metamagic-rods/metamagic-extend/" text:style-name="ListLabel_20_262" text:visited-style-name="ListLabel_20_262"><text:span text:style-name="T13">Extend</text:span></text:a></text:p>
            </text:list-item>
            <text:list-item>
              <text:p text:style-name="P52"><text:a xlink:type="simple" xlink:href="https://www.d20pfsrd.com/magic-items/rods/metamagic-rods/metamagic-dazing/" text:style-name="ListLabel_20_262" text:visited-style-name="ListLabel_20_262"><text:span text:style-name="T13">Dazing</text:span></text:a></text:p>
            </text:list-item>
            <text:list-item>
              <text:p text:style-name="P63"><text:a xlink:type="simple" xlink:href="https://www.d20pfsrd.com/magic-items/rods/metamagic-rods/metamagic-quicken/" text:style-name="ListLabel_20_262" text:visited-style-name="ListLabel_20_262"><text:span text:style-name="T13">Quicken</text:span></text:a> </text:p>
            </text:list-item>
            <text:list-item>
              <text:p text:style-name="P63"><text:a xlink:type="simple" xlink:href="https://www.d20pfsrd.com/magic-items/rods/metamagic-rods/metamagic-empower/" text:style-name="ListLabel_20_262" text:visited-style-name="ListLabel_20_262"><text:span text:style-name="T13">Empower</text:span></text:a></text:p>
            </text:list-item>
            <text:list-item>
              <text:p text:style-name="P63"><text:a xlink:type="simple" xlink:href="https://www.d20pfsrd.com/magic-items/rods/metamagic-rods/metamagic-persistent/" text:style-name="ListLabel_20_262" text:visited-style-name="ListLabel_20_262"><text:span text:style-name="T13">Persistent</text:span></text:a></text:p>
            </text:list-item>
            <text:list-item>
              <text:p text:style-name="P63"><text:a xlink:type="simple" xlink:href="https://www.d20pfsrd.com/magic-items/rods/metamagic-rods/metamagic-reach/" text:style-name="ListLabel_20_262" text:visited-style-name="ListLabel_20_262"><text:span text:style-name="T13">Reach</text:span></text:a></text:p>
            </text:list-item>
            <text:list-item>
              <text:p text:style-name="P63"><text:a xlink:type="simple" xlink:href="https://www.d20pfsrd.com/magic-items/rods/metamagic-rods/metamagic-rod-piercing/" text:style-name="ListLabel_20_262" text:visited-style-name="ListLabel_20_262"><text:span text:style-name="T13">Piercing</text:span></text:a></text:p>
            </text:list-item>
          </text:list>
        </text:list-item>
        <text:list-item>
          <text:p text:style-name="P34"><text:a xlink:type="simple" xlink:href="https://www.d20pfsrd.com/magic-items/wondrous-items/r-z/runestone-of-power/" text:style-name="ListLabel_20_250" text:visited-style-name="ListLabel_20_250"><text:span text:style-name="T36">Runestones of Power</text:span></text:a><text:span text:style-name="T31">:</text:span> More spells prepared is more spells spells is more spells</text:p>
        </text:list-item>
        <text:list-item>
          <text:p text:style-name="P34"><text:a xlink:type="simple" xlink:href="https://www.d20pfsrd.com/magic-items/wondrous-items/c-d/cloak-of-displacement/" text:style-name="ListLabel_20_246" text:visited-style-name="ListLabel_20_246"><text:span text:style-name="T14">Cloak of Displacement, Minor</text:span></text:a><text:a xlink:type="simple" xlink:href="https://www.d20pfsrd.com/magic-items/wondrous-items/c-d/cloak-of-displacement/" text:style-name="ListLabel_20_262" text:visited-style-name="ListLabel_20_262"><text:span text:style-name="T13">:</text:span></text:a> One of the few times I would suggest a minor version over the major version. Save yourself the second level slot, and just have the defense on permanantly, and if things get dicey, cast displacement to become a wall of fuck off.</text:p>
        </text:list-item>
        <text:list-item>
          <text:p text:style-name="P34"><text:a xlink:type="simple" xlink:href="https://www.d20pfsrd.com/magic-items/rings/ring-of-wizardry/" text:style-name="ListLabel_20_251" text:visited-style-name="ListLabel_20_251"><text:span text:style-name="T51">Ring of Wizardry:</text:span></text:a><text:span text:style-name="T19"> </text:span>Type III and IV are the best ones, getting you DOUBLE the spells per day at each level...of which you already have a bazillion. Enjoy casting Paragon surge, fly or any number of amazing spells basically as many items as you can fathom. <text:span text:style-name="T76">HELL YES</text:span></text:p>
        </text:list-item>
        <text:list-item>
          <text:p text:style-name="P34"><text:a xlink:type="simple" xlink:href="https://www.d20pfsrd.com/magic-items/wondrous-items/h-l/kimono-other/" text:style-name="ListLabel_20_246" text:visited-style-name="ListLabel_20_246"><text:span text:style-name="T14">Otherworldly Kimono:</text:span></text:a><text:span text:style-name="T76"> </text:span>Boost to caster level checks (dispel and spell resistance) and saving throws...also once per day vorp someone into your robes as the spell Maze...which is often a save or lose so...yeah great item.</text:p>
        </text:list-item>
        <text:list-item>
          <text:p text:style-name="P34"><text:a xlink:type="simple" xlink:href="https://www.d20pfsrd.com/magic-items/rings/ring-of-elemental-command/" text:style-name="ListLabel_20_246" text:visited-style-name="ListLabel_20_246"><text:span text:style-name="T14">Ring of Elemental Command</text:span></text:a><text:span text:style-name="T76">: </text:span>SUPPPPER expensive and late game but a really really cool power items. Elementals from a specific plane can’t touch you, and if you fufill it’s requirements, you can gain a bunch of great spell like abilities (which means more versatility remember? We love that.) For DM’s, this would be a great gift your players manage to impress an Elemental Lord of some kind.</text:p>
        </text:list-item>
        <text:list-item>
          <text:p text:style-name="P34"><text:a xlink:type="simple" xlink:href="https://www.d20pfsrd.com/magic-items/wondrous-items/a-b/book-dream-journal-of-the-pallid-seer/" text:style-name="ListLabel_20_246" text:visited-style-name="ListLabel_20_246"><text:span text:style-name="T14">Dream Journal of the Pallid Seer:</text:span></text:a> Dirt cheap but super weird uh…but it’ll probably save you at least once.</text:p>
        </text:list-item>
        <text:list-item>
          <text:p text:style-name="P34"><text:a xlink:type="simple" xlink:href="https://www.d20pfsrd.com/magic-items/wondrous-items/m-p/numerology-cylinder/" text:style-name="ListLabel_20_246" text:visited-style-name="ListLabel_20_246"><text:span text:style-name="T14">Numerology Cylinder</text:span></text:a><text:span text:style-name="T76">:</text:span> +2 against spell resistance…for like 5K. We love that here.</text:p>
        </text:list-item>
        <text:list-item>
          <text:p text:style-name="P34"><text:a xlink:type="simple" xlink:href="https://www.d20pfsrd.com/magic-items/wondrous-items/e-g/glove-of-storing/" text:style-name="ListLabel_20_267" text:visited-style-name="ListLabel_20_267"><text:span text:style-name="T18">Gloves of Storing:</text:span></text:a><text:span text:style-name="T91"> Hey if you plan on taking lets say, versatile spontaneity and the Mnemonic Vestments, you might end up making yourself a little spellbook that you can use to choose spells from. In that case, it’d be mighty nice to have an easy place to store it and pop it out whenever you need it without thinking...hint hint.</text:span></text:p>
        </text:list-item>
        <text:list-item>
          <text:p text:style-name="P34"><text:a xlink:type="simple" xlink:href="https://www.aonprd.com/Spellbooks.aspx" text:style-name="ListLabel_20_268" text:visited-style-name="ListLabel_20_268"><text:span text:style-name="T42">Spell and Meditation Books</text:span></text:a><text:span text:style-name="T43">:</text:span><text:span text:style-name="T92"> </text:span><text:span text:style-name="T91">Okay so if you are doing prepared casting shenanigans, eventually you might look into spell books, most notably, preconstructed spellbooks. If you don’t, well here it goes. Technically spell books are for prepared casters proper, and most of these spell books come with neat things called “preparation rituals” that give you a 1/day boon that you can use if you prepare 3 spells from said book. These things are way cheaper than they should be and are an easy way for you to get <text:s/>a massive spell library without having to work too hard.</text:span></text:p>
          <text:list>
            <text:list-item>
              <text:p text:style-name="P48"><text:a xlink:type="simple" xlink:href="https://archivesofnethys.com/SpellbookDisplay.aspx?ItemName=Wisdom%20of%20Jatembe%20(Three%20Warriors%20Edition)" text:style-name="ListLabel_20_267" text:visited-style-name="ListLabel_20_267"><text:span text:style-name="T18">Wisdom of Jatembe (Three Warriors Edition)</text:span></text:a></text:p>
            </text:list-item>
            <text:list-item>
              <text:p text:style-name="P48"><text:a xlink:type="simple" xlink:href="https://aonprd.com/SpellbookDisplay.aspx?ItemName=Book%20of%20Harms" text:style-name="ListLabel_20_267" text:visited-style-name="ListLabel_20_267"><text:span text:style-name="T18">Boom of Harms</text:span></text:a></text:p>
            </text:list-item>
            <text:list-item>
              <text:p text:style-name="P48"><text:soft-page-break/><text:a xlink:type="simple" xlink:href="https://aonprd.com/SpellbookDisplay.aspx?ItemName=Erages%20Journeyman's%20Manual" text:style-name="ListLabel_20_267" text:visited-style-name="ListLabel_20_267"><text:span text:style-name="T18">Erages Journeyman’s Manual</text:span></text:a></text:p>
            </text:list-item>
            <text:list-item>
              <text:p text:style-name="P48"><text:a xlink:type="simple" xlink:href="https://aonprd.com/SpellbookDisplay.aspx?ItemName=Grimoire%20of%20Glittering%20Eyes" text:style-name="ListLabel_20_267" text:visited-style-name="ListLabel_20_267"><text:span text:style-name="T18">Grimoire of Glittering Eyes</text:span></text:a></text:p>
            </text:list-item>
            <text:list-item>
              <text:p text:style-name="P48"><text:a xlink:type="simple" xlink:href="https://aonprd.com/SpellbookDisplay.aspx?ItemName=Tome%20of%20the%20Transmuter" text:style-name="ListLabel_20_267" text:visited-style-name="ListLabel_20_267"><text:span text:style-name="T18">Tome of the Transmuter</text:span></text:a></text:p>
            </text:list-item>
            <text:list-item>
              <text:p text:style-name="P48"><text:a xlink:type="simple" xlink:href="https://aonprd.com/SpellbookDisplay.aspx?ItemName=Arctic%20Call" text:style-name="ListLabel_20_267" text:visited-style-name="ListLabel_20_267"><text:span text:style-name="T18">Arctic Call</text:span></text:a></text:p>
            </text:list-item>
            <text:list-item>
              <text:p text:style-name="P48"><text:a xlink:type="simple" xlink:href="https://aonprd.com/SpellbookDisplay.aspx?ItemName=Cyrusian%20Codex" text:style-name="ListLabel_20_267" text:visited-style-name="ListLabel_20_267"><text:span text:style-name="T18">Cyrusian Codex</text:span></text:a></text:p>
            </text:list-item>
            <text:list-item>
              <text:p text:style-name="P48"><text:a xlink:type="simple" xlink:href="https://aonprd.com/SpellbookDisplay.aspx?ItemName=Wisdom%20of%20Jatembe%20(Six%20Warriors%20Edition)" text:style-name="ListLabel_20_267" text:visited-style-name="ListLabel_20_267"><text:span text:style-name="T18">Wisdom of Jatembe (Six Warriors Edition)</text:span></text:a></text:p>
            </text:list-item>
            <text:list-item>
              <text:p text:style-name="P48"><text:a xlink:type="simple" xlink:href="https://aonprd.com/SpellbookDisplay.aspx?ItemName=Guardian%20Grimoire" text:style-name="ListLabel_20_267" text:visited-style-name="ListLabel_20_267"><text:span text:style-name="T18">Guardian Grimoire</text:span></text:a></text:p>
            </text:list-item>
            <text:list-item>
              <text:p text:style-name="P48"><text:a xlink:type="simple" xlink:href="https://aonprd.com/SpellbookDisplay.aspx?ItemName=Master%20Books%20of%20Rul%20Thaven" text:style-name="ListLabel_20_267" text:visited-style-name="ListLabel_20_267"><text:span text:style-name="T18">Master Book of Rul Thaven</text:span></text:a></text:p>
            </text:list-item>
            <text:list-item>
              <text:p text:style-name="P48"><text:a xlink:type="simple" xlink:href="https://www.aonprd.com/SpellbookDisplay.aspx?ItemName=Wisdom%20of%20Jatembe%20(Nine%20Warriors%20Edition)" text:style-name="ListLabel_20_267" text:visited-style-name="ListLabel_20_267"><text:span text:style-name="T18">Wisdom of Jatembe (Nine Warriords Edition)</text:span></text:a></text:p>
            </text:list-item>
            <text:list-item>
              <text:p text:style-name="P48"><text:a xlink:type="simple" xlink:href="https://www.aonprd.com/SpellbookDisplay.aspx?ItemName=Runes%20of%20Wealth" text:style-name="ListLabel_20_267" text:visited-style-name="ListLabel_20_267"><text:span text:style-name="T18">Runes of Wealth</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Creepster" svg:font-family="Creepster" style:font-family-generic="roman" style:font-pitch="variable"/>
    <style:font-face style:name="Times New Roman" svg:font-family="'Times New Roman'" style:font-family-generic="roman" style:font-pitch="variable"/>
    <style:font-face style:name="Yeseva One" svg:font-family="'Yeseva On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Creepster1" svg:font-family="Creepste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Yeseva One1" svg:font-family="'Yeseva On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fo:font-size="9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0000"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000000"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fo:font-weight="bold"/>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fo:font-weight="bold"/>
    </style:style>
    <style:style style:name="ListLabel_20_138" style:display-name="ListLabel 138" style:family="text">
      <style:text-properties style:text-underline-style="none" fo:font-weight="bold"/>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000000"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5pt" style:text-underline-style="none" fo:font-weight="bold"/>
    </style:style>
    <style:style style:name="ListLabel_20_182" style:display-name="ListLabel 182" style:family="text">
      <style:text-properties fo:font-size="10.5pt" style:text-underline-style="none" fo:font-weight="bold"/>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Courier New" fo:font-family="'Courier New'" style:font-family-generic="roman" style:font-pitch="variable"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000000"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000000"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45" style:display-name="ListLabel 245" style:family="text">
      <style:text-properties fo:color="#38761d" style:text-underline-style="solid" style:text-underline-width="auto" style:text-underline-color="font-color"/>
    </style:style>
    <style:style style:name="Index_20_Link" style:display-name="Index Link" style:family="text"/>
    <style:style style:name="ListLabel_20_246" style:display-name="ListLabel 246" style:family="text">
      <style:text-properties fo:color="#1155cc" style:text-underline-style="solid" style:text-underline-width="auto" style:text-underline-color="font-color" fo:font-weight="bold" style:font-weight-asian="bold"/>
    </style:style>
    <style:style style:name="ListLabel_20_247" style:display-name="ListLabel 247" style:family="text">
      <style:text-properties fo:color="#1155cc" fo:font-style="italic" style:text-underline-style="solid" style:text-underline-width="auto" style:text-underline-color="font-color" style:font-style-asian="italic"/>
    </style:style>
    <style:style style:name="ListLabel_20_248" style:display-name="ListLabel 248" style:family="text">
      <style:text-properties fo:color="#ff00ff" fo:font-style="italic" style:text-underline-style="solid" style:text-underline-width="auto" style:text-underline-color="font-color" fo:font-weight="bold" style:font-style-asian="italic" style:font-weight-asian="bold"/>
    </style:style>
    <style:style style:name="ListLabel_20_249" style:display-name="ListLabel 249" style:family="text">
      <style:text-properties fo:color="#6aa84f" style:text-underline-style="solid" style:text-underline-width="auto" style:text-underline-color="font-color" fo:font-weight="bold" style:font-weight-asian="bold"/>
    </style:style>
    <style:style style:name="ListLabel_20_250" style:display-name="ListLabel 250" style:family="text">
      <style:text-properties fo:color="#9900ff" style:text-underline-style="solid" style:text-underline-width="auto" style:text-underline-color="font-color" fo:font-weight="bold" style:font-weight-asian="bold"/>
    </style:style>
    <style:style style:name="ListLabel_20_251" style:display-name="ListLabel 251" style:family="text">
      <style:text-properties fo:color="#0000ff" style:text-underline-style="solid" style:text-underline-width="auto" style:text-underline-color="font-color" fo:font-weight="bold" style:font-weight-asian="bold"/>
    </style:style>
    <style:style style:name="ListLabel_20_252" style:display-name="ListLabel 252" style:family="text">
      <style:text-properties fo:color="#f1c232" style:text-underline-style="solid" style:text-underline-width="auto" style:text-underline-color="font-color" fo:font-weight="bold" style:font-weight-asian="bold"/>
    </style:style>
    <style:style style:name="ListLabel_20_253" style:display-name="ListLabel 253" style:family="text">
      <style:text-properties fo:color="#ff0000" style:text-underline-style="solid" style:text-underline-width="auto" style:text-underline-color="font-color" fo:font-weight="bold" style:font-weight-asian="bold"/>
    </style:style>
    <style:style style:name="ListLabel_20_254" style:display-name="ListLabel 254" style:family="text">
      <style:text-properties fo:color="#ff00ff" style:text-underline-style="solid" style:text-underline-width="auto" style:text-underline-color="font-color" fo:font-weight="bold" style:font-weight-asian="bold"/>
    </style:style>
    <style:style style:name="ListLabel_20_255" style:display-name="ListLabel 255" style:family="text">
      <style:text-properties style:text-underline-style="solid" style:text-underline-width="auto" style:text-underline-color="font-color" fo:font-weight="bold" style:font-weight-asian="bold"/>
    </style:style>
    <style:style style:name="ListLabel_20_256" style:display-name="ListLabel 256" style:family="text">
      <style:text-properties fo:color="#9900ff" fo:font-style="italic" style:text-underline-style="solid" style:text-underline-width="auto" style:text-underline-color="font-color" style:font-style-asian="italic"/>
    </style:style>
    <style:style style:name="ListLabel_20_257" style:display-name="ListLabel 257" style:family="text">
      <style:text-properties fo:color="#6aa84f" style:text-underline-style="solid" style:text-underline-width="auto" style:text-underline-color="font-color"/>
    </style:style>
    <style:style style:name="ListLabel_20_258" style:display-name="ListLabel 258" style:family="text">
      <style:text-properties fo:color="#0000ee" style:text-underline-style="solid" style:text-underline-width="auto" style:text-underline-color="font-color"/>
    </style:style>
    <style:style style:name="ListLabel_20_259" style:display-name="ListLabel 259" style:family="text">
      <style:text-properties fo:color="#0000ff" fo:font-size="13pt" style:text-underline-style="solid" style:text-underline-width="auto" style:text-underline-color="font-color" fo:font-weight="bold" style:font-size-asian="13pt" style:font-weight-asian="bold" style:font-size-complex="13pt"/>
    </style:style>
    <style:style style:name="ListLabel_20_260" style:display-name="ListLabel 260" style:family="text">
      <style:text-properties fo:color="#ff0000" fo:font-size="13pt" style:text-underline-style="solid" style:text-underline-width="auto" style:text-underline-color="font-color" fo:font-weight="bold" style:font-size-asian="13pt" style:font-weight-asian="bold" style:font-size-complex="13pt"/>
    </style:style>
    <style:style style:name="ListLabel_20_261" style:display-name="ListLabel 261" style:family="text">
      <style:text-properties fo:color="#9900ff" fo:font-size="13pt" style:text-underline-style="solid" style:text-underline-width="auto" style:text-underline-color="font-color" fo:font-weight="bold" style:font-size-asian="13pt" style:font-weight-asian="bold" style:font-size-complex="13pt"/>
    </style:style>
    <style:style style:name="ListLabel_20_262" style:display-name="ListLabel 262" style:family="text">
      <style:text-properties fo:color="#1155cc" style:text-underline-style="solid" style:text-underline-width="auto" style:text-underline-color="font-color"/>
    </style:style>
    <style:style style:name="ListLabel_20_263" style:display-name="ListLabel 263" style:family="text">
      <style:text-properties fo:color="#9900ff" fo:font-style="normal" style:text-underline-style="solid" style:text-underline-width="auto" style:text-underline-color="font-color" fo:font-weight="bold" style:font-style-asian="normal" style:font-weight-asian="bold"/>
    </style:style>
    <style:style style:name="ListLabel_20_264" style:display-name="ListLabel 264" style:family="text">
      <style:text-properties fo:color="#9900ff" style:text-underline-style="solid" style:text-underline-width="auto" style:text-underline-color="font-color"/>
    </style:style>
    <style:style style:name="ListLabel_20_265" style:display-name="ListLabel 265" style:family="text">
      <style:text-properties fo:color="#1155cc" fo:font-size="9pt" style:text-underline-style="solid" style:text-underline-width="auto" style:text-underline-color="font-color" style:font-size-asian="9pt" style:font-size-complex="9pt"/>
    </style:style>
    <style:style style:name="ListLabel_20_266" style:display-name="ListLabel 266" style:family="text">
      <style:text-properties fo:color="#1155cc" fo:font-size="10.5pt" style:text-underline-style="solid" style:text-underline-width="auto" style:text-underline-color="font-color" style:font-size-asian="10.5pt" style:font-size-complex="10.5pt"/>
    </style:style>
    <style:style style:name="ListLabel_20_267" style:display-name="ListLabel 267" style:family="text">
      <style:text-properties fo:color="#1155cc" fo:font-size="10.5pt" style:text-underline-style="solid" style:text-underline-width="auto" style:text-underline-color="font-color" fo:font-weight="bold" style:font-size-asian="10.5pt" style:font-weight-asian="bold" style:font-size-complex="10.5pt" fo:background-color="#ffffff"/>
    </style:style>
    <style:style style:name="ListLabel_20_268" style:display-name="ListLabel 268" style:family="text">
      <style:text-properties fo:color="#9900ff" fo:font-size="10.5pt" style:text-underline-style="solid" style:text-underline-width="auto" style:text-underline-color="font-color" fo:font-weight="bold" style:font-size-asian="10.5pt" style:font-weight-asian="bold"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1" meta:object-count="0" meta:page-count="26" meta:paragraph-count="480" meta:word-count="13596" meta:character-count="75521" meta:non-whitespace-character-count="62675"/>
    <meta:generator>LibreOfficeDev/6.0.5.2$Linux_X86_64 LibreOffice_project/</meta:generator>
  </office:meta>
</office:document-meta>
</file>